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2400000106F944E227C6825920.jpg" manifest:media-type="image/jpeg"/>
  <manifest:file-entry manifest:full-path="Pictures/10000000000004BA00000098A6543EF5BEF1EDD8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ula4" style:family="table">
      <style:table-properties style:width="18.403cm" fo:margin-left="0.182cm" table:align="left"/>
    </style:style>
    <style:style style:name="Taula4.A" style:family="table-column">
      <style:table-column-properties style:column-width="12.002cm"/>
    </style:style>
    <style:style style:name="Taula4.B" style:family="table-column">
      <style:table-column-properties style:column-width="6.401cm"/>
    </style:style>
    <style:style style:name="Taula4.1" style:family="table-row">
      <style:table-row-properties style:min-row-height="0.891cm" style:use-optimal-row-height="false"/>
    </style:style>
    <style:style style:name="Taula4.A1" style:family="table-cell">
      <style:table-cell-properties fo:background-color="#000000" fo:padding="0cm" fo:border="1pt solid #000000">
        <style:background-image/>
      </style:table-cell-properties>
    </style:style>
    <style:style style:name="Taula4.2" style:family="table-row">
      <style:table-row-properties style:row-height="0.875cm" style:use-optimal-row-height="false"/>
    </style:style>
    <style:style style:name="Taula4.A2" style:family="table-cell">
      <style:table-cell-properties fo:background-color="#656565" fo:padding="0cm" fo:border="1pt solid #000000">
        <style:background-image/>
      </style:table-cell-properties>
    </style:style>
    <style:style style:name="Taula4.3" style:family="table-row">
      <style:table-row-properties style:row-height="0.956cm" style:use-optimal-row-height="false"/>
    </style:style>
    <style:style style:name="Taula4.A3" style:family="table-cell">
      <style:table-cell-properties fo:background-color="#b6b6b6" fo:padding="0cm" fo:border="1pt solid #000000">
        <style:background-image/>
      </style:table-cell-properties>
    </style:style>
    <style:style style:name="Taula1" style:family="table">
      <style:table-properties style:width="18.2cm" fo:margin-left="0.339cm" table:align="left" fo:background-color="transparent">
        <style:background-image/>
      </style:table-properties>
    </style:style>
    <style:style style:name="Taula1.A" style:family="table-column">
      <style:table-column-properties style:column-width="3.508cm"/>
    </style:style>
    <style:style style:name="Taula1.B" style:family="table-column">
      <style:table-column-properties style:column-width="14.691cm"/>
    </style:style>
    <style:style style:name="Taula1.1" style:family="table-row">
      <style:table-row-properties style:row-height="0.642cm" style:use-optimal-row-height="false"/>
    </style:style>
    <style:style style:name="Taula1.A1" style:family="table-cell">
      <style:table-cell-properties fo:background-color="#ffe4b4" fo:padding="0cm" fo:border="0.25pt solid #000000">
        <style:background-image/>
      </style:table-cell-properties>
    </style:style>
    <style:style style:name="Taula1.2" style:family="table-row">
      <style:table-row-properties style:row-height="2.762cm" fo:background-color="transparent" style:use-optimal-row-height="false">
        <style:background-image/>
      </style:table-row-properties>
    </style:style>
    <style:style style:name="Taula1.A2" style:family="table-cell">
      <style:table-cell-properties fo:padding="0cm" fo:border="0.25pt solid #000000"/>
    </style:style>
    <style:style style:name="Taula1.B2" style:family="table-cell">
      <style:table-cell-properties style:vertical-align="middle" fo:padding="0cm" fo:border="0.25pt solid #000000"/>
    </style:style>
    <style:style style:name="Taula1.3" style:family="table-row">
      <style:table-row-properties style:row-height="2.099cm" style:use-optimal-row-height="false"/>
    </style:style>
    <style:style style:name="Taula1.A3" style:family="table-cell">
      <style:table-cell-properties fo:padding="0cm" fo:border="0.25pt solid #000000"/>
    </style:style>
    <style:style style:name="Taula1.B3" style:family="table-cell">
      <style:table-cell-properties fo:padding="0cm" fo:border="0.25pt solid #000000"/>
    </style:style>
    <style:style style:name="Taula1.4" style:family="table-row">
      <style:table-row-properties style:row-height="9.017cm" style:use-optimal-row-height="false"/>
    </style:style>
    <style:style style:name="Taula1.A4" style:family="table-cell">
      <style:table-cell-properties fo:padding="0cm" fo:border="0.25pt solid #000000"/>
    </style:style>
    <style:style style:name="Taula1.B4" style:family="table-cell">
      <style:table-cell-properties fo:padding="0cm" fo:border="0.25pt solid #000000"/>
    </style:style>
    <style:style style:name="Taula1.5" style:family="table-row">
      <style:table-row-properties style:row-height="10.086cm" style:use-optimal-row-height="false"/>
    </style:style>
    <style:style style:name="Taula1.A5" style:family="table-cell">
      <style:table-cell-properties fo:padding="0cm" fo:border-left="0.25pt solid #000000" fo:border-right="0.25pt solid #000000" fo:border-top="none" fo:border-bottom="0.25pt solid #000000"/>
    </style:style>
    <style:style style:name="Taula1.B5" style:family="table-cell">
      <style:table-cell-properties fo:padding="0cm" fo:border-left="0.25pt solid #000000" fo:border-right="0.25pt solid #000000" fo:border-top="none" fo:border-bottom="0.25pt solid #000000"/>
    </style:style>
    <style:style style:name="Taula1.6" style:family="table-row">
      <style:table-row-properties style:row-height="5.292cm" style:use-optimal-row-height="false"/>
    </style:style>
    <style:style style:name="Taula1.A6" style:family="table-cell">
      <style:table-cell-properties fo:padding="0cm" fo:border-left="0.25pt solid #000000" fo:border-right="0.25pt solid #000000" fo:border-top="none" fo:border-bottom="0.25pt solid #000000"/>
    </style:style>
    <style:style style:name="Taula1.B6" style:family="table-cell">
      <style:table-cell-properties fo:padding="0cm" fo:border-left="0.25pt solid #000000" fo:border-right="0.25pt solid #000000" fo:border-top="none" fo:border-bottom="0.25pt solid #000000"/>
    </style:style>
    <style:style style:name="Taula3" style:family="table" style:master-page-name="">
      <style:table-properties style:width="18.198cm" fo:margin-left="0.33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3.51cm"/>
    </style:style>
    <style:style style:name="Taula3.B" style:family="table-column">
      <style:table-column-properties style:column-width="14.688cm"/>
    </style:style>
    <style:style style:name="Taula3.1" style:family="table-row">
      <style:table-row-properties style:row-height="0.642cm" style:use-optimal-row-height="false"/>
    </style:style>
    <style:style style:name="Taula3.A1" style:family="table-cell">
      <style:table-cell-properties fo:background-color="#ffe4b4" fo:padding="0cm" fo:border="0.25pt solid #000000">
        <style:background-image/>
      </style:table-cell-properties>
    </style:style>
    <style:style style:name="Taula3.2" style:family="table-row">
      <style:table-row-properties style:row-height="1.85cm" style:use-optimal-row-height="false"/>
    </style:style>
    <style:style style:name="Taula3.A2" style:family="table-cell">
      <style:table-cell-properties fo:padding="0cm" fo:border="0.25pt solid #000000"/>
    </style:style>
    <style:style style:name="Taula3.B2" style:family="table-cell">
      <style:table-cell-properties fo:padding="0cm" fo:border="0.25pt solid #000000"/>
    </style:style>
    <style:style style:name="Taula3.3" style:family="table-row">
      <style:table-row-properties style:row-height="1.808cm" style:use-optimal-row-height="false"/>
    </style:style>
    <style:style style:name="Taula3.A3" style:family="table-cell">
      <style:table-cell-properties fo:padding="0cm" fo:border="0.25pt solid #000000"/>
    </style:style>
    <style:style style:name="Taula3.B3" style:family="table-cell">
      <style:table-cell-properties fo:padding="0cm" fo:border="0.25pt solid #000000"/>
    </style:style>
    <style:style style:name="Taula3.4" style:family="table-row">
      <style:table-row-properties style:row-height="1.907cm" style:use-optimal-row-height="false"/>
    </style:style>
    <style:style style:name="Taula3.A4" style:family="table-cell">
      <style:table-cell-properties fo:padding="0cm" fo:border="0.25pt solid #000000"/>
    </style:style>
    <style:style style:name="Taula3.B4" style:family="table-cell">
      <style:table-cell-properties fo:padding="0cm" fo:border="0.25pt solid #000000"/>
    </style:style>
    <style:style style:name="Taula3.5" style:family="table-row">
      <style:table-row-properties style:row-height="1.886cm" style:use-optimal-row-height="false"/>
    </style:style>
    <style:style style:name="Taula3.A5" style:family="table-cell">
      <style:table-cell-properties fo:padding="0cm" fo:border="0.25pt solid #000000"/>
    </style:style>
    <style:style style:name="Taula3.B5" style:family="table-cell">
      <style:table-cell-properties fo:padding="0cm" fo:border="0.25pt solid #000000"/>
    </style:style>
    <style:style style:name="Taula3.6" style:family="table-row">
      <style:table-row-properties style:row-height="2.402cm" fo:background-color="transparent" fo:keep-together="auto" style:use-optimal-row-height="false">
        <style:background-image/>
      </style:table-row-properties>
    </style:style>
    <style:style style:name="Taula3.A6" style:family="table-cell">
      <style:table-cell-properties style:vertical-align="" fo:background-color="transparent" fo:padding="0cm" fo:border="0.25pt solid #000000" style:writing-mode="lr-tb">
        <style:background-image/>
      </style:table-cell-properties>
    </style:style>
    <style:style style:name="Taula3.7" style:family="table-row">
      <style:table-row-properties style:row-height="1.979cm" style:use-optimal-row-height="false"/>
    </style:style>
    <style:style style:name="Taula3.A7" style:family="table-cell">
      <style:table-cell-properties fo:padding="0cm" fo:border="0.25pt solid #000000"/>
    </style:style>
    <style:style style:name="Taula3.B7" style:family="table-cell">
      <style:table-cell-properties fo:padding="0cm" fo:border="0.25pt solid #000000"/>
    </style:style>
    <style:style style:name="Taula3.8" style:family="table-row">
      <style:table-row-properties style:row-height="1.921cm" style:use-optimal-row-height="false"/>
    </style:style>
    <style:style style:name="Taula3.A8" style:family="table-cell">
      <style:table-cell-properties fo:padding="0cm" fo:border="0.25pt solid #000000"/>
    </style:style>
    <style:style style:name="Taula3.B8" style:family="table-cell">
      <style:table-cell-properties fo:padding="0cm" fo:border="0.25pt solid #000000"/>
    </style:style>
    <style:style style:name="Taula3.9" style:family="table-row">
      <style:table-row-properties style:row-height="1.921cm" style:use-optimal-row-height="false"/>
    </style:style>
    <style:style style:name="Taula3.A9" style:family="table-cell">
      <style:table-cell-properties fo:padding="0cm" fo:border-left="0.25pt solid #000000" fo:border-right="0.25pt solid #000000" fo:border-top="none" fo:border-bottom="0.25pt solid #000000"/>
    </style:style>
    <style:style style:name="Taula3.B9" style:family="table-cell">
      <style:table-cell-properties fo:padding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Calibri" fo:font-size="13pt" fo:language="ca" fo:country="ES" style:font-name-asian="Arial" style:font-size-asian="13pt" style:font-name-complex="Arial" style:font-size-complex="13pt"/>
    </style:style>
    <style:style style:name="P3" style:family="paragraph" style:parent-style-name="Standard" style:master-page-name="">
      <style:paragraph-properties fo:margin-top="0.012cm" fo:margin-bottom="0cm" style:contextual-spacing="false" style:page-number="auto" fo:break-before="auto" fo:break-after="auto"/>
      <style:text-properties style:font-name="Calibri" fo:font-size="13pt" fo:language="ca" fo:country="ES" style:font-name-asian="Times New Roman" style:font-size-asian="13pt" style:font-name-complex="Times New Roman" style:font-size-complex="13pt"/>
    </style:style>
    <style:style style:name="P4" style:family="paragraph" style:parent-style-name="Table_20_Paragraph">
      <style:paragraph-properties fo:margin-left="0.099cm" fo:margin-right="0cm" fo:margin-top="0.093cm" fo:margin-bottom="0cm" style:contextual-spacing="false" fo:text-indent="0cm" style:auto-text-indent="false">
        <style:tab-stops/>
      </style:paragraph-properties>
    </style:style>
    <style:style style:name="P5" style:family="paragraph" style:parent-style-name="Table_20_Paragraph">
      <style:paragraph-properties fo:margin-left="0.099cm" fo:margin-right="0cm" fo:margin-top="0.092cm" fo:margin-bottom="0cm" style:contextual-spacing="false" fo:text-indent="0cm" style:auto-text-indent="false">
        <style:tab-stops/>
      </style:paragraph-properties>
    </style:style>
    <style:style style:name="P6" style:family="paragraph" style:parent-style-name="Table_20_Paragraph">
      <style:paragraph-properties fo:margin-left="0.101cm" fo:margin-right="0cm" fo:margin-top="0.093cm" fo:margin-bottom="0cm" style:contextual-spacing="false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0.162cm" fo:margin-right="0cm" fo:margin-top="0.194cm" fo:margin-bottom="0cm" style:contextual-spacing="false" fo:text-indent="0cm" style:auto-text-indent="false">
        <style:tab-stops/>
      </style:paragraph-properties>
      <style:text-properties officeooo:paragraph-rsid="000ed329"/>
    </style:style>
    <style:style style:name="P8" style:family="paragraph" style:parent-style-name="Table_20_Paragraph">
      <style:paragraph-properties fo:margin-left="0.162cm" fo:margin-right="0cm" fo:margin-top="0.176cm" fo:margin-bottom="0cm" style:contextual-spacing="false" fo:text-indent="0cm" style:auto-text-indent="false">
        <style:tab-stops/>
      </style:paragraph-properties>
      <style:text-properties officeooo:paragraph-rsid="000ed329"/>
    </style:style>
    <style:style style:name="P9" style:family="paragraph" style:parent-style-name="Table_20_Paragraph">
      <style:paragraph-properties fo:margin-left="3.108cm" fo:margin-right="0cm" fo:margin-top="0.194cm" fo:margin-bottom="0cm" style:contextual-spacing="false" fo:text-indent="0cm" style:auto-text-indent="false">
        <style:tab-stops/>
      </style:paragraph-properties>
      <style:text-properties officeooo:paragraph-rsid="000ed329"/>
    </style:style>
    <style:style style:name="P10" style:family="paragraph" style:parent-style-name="Table_20_Paragraph">
      <style:paragraph-properties fo:margin-left="0.346cm" fo:margin-right="0cm" fo:margin-top="0.176cm" fo:margin-bottom="0cm" style:contextual-spacing="false" fo:text-indent="0cm" style:auto-text-indent="false">
        <style:tab-stops/>
      </style:paragraph-properties>
      <style:text-properties officeooo:paragraph-rsid="000ed329"/>
    </style:style>
    <style:style style:name="P11" style:family="paragraph" style:parent-style-name="Textkörper">
      <style:paragraph-properties fo:margin-left="0.346cm" fo:margin-right="0.21cm" fo:margin-top="0.127cm" fo:margin-bottom="0cm" style:contextual-spacing="false" fo:line-height="149%" fo:text-align="justify" style:justify-single-word="false" fo:text-indent="0cm" style:auto-text-indent="false">
        <style:tab-stops/>
      </style:paragraph-properties>
    </style:style>
    <style:style style:name="P12" style:family="paragraph" style:parent-style-name="Table_20_Paragraph">
      <loext:graphic-properties draw:fill="none"/>
      <style:paragraph-properties fo:margin-left="0.4cm" fo:margin-right="0.6cm" fo:margin-top="0.092cm" fo:margin-bottom="0cm" style:contextual-spacing="false" fo:line-height="149%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13" style:family="paragraph" style:parent-style-name="Table_20_Paragraph">
      <style:paragraph-properties fo:margin-left="0.011cm" fo:margin-right="0cm" fo:margin-top="0.178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0ed329"/>
    </style:style>
    <style:style style:name="P14" style:family="paragraph" style:parent-style-name="Standard">
      <style:paragraph-properties fo:margin-left="0.342cm" fo:margin-right="0cm" style:line-height-at-least="0.353cm" fo:text-indent="0cm" style:auto-text-indent="false">
        <style:tab-stops/>
      </style:paragraph-properties>
      <style:text-properties fo:language="ca" fo:country="ES" officeooo:paragraph-rsid="000ed329"/>
    </style:style>
    <style:style style:name="P15" style:family="paragraph" style:parent-style-name="Standard">
      <style:paragraph-properties fo:margin-top="0.004cm" fo:margin-bottom="0cm" style:contextual-spacing="false"/>
      <style:text-properties style:font-name="Times New Roman" fo:font-size="6pt" fo:language="ca" fo:country="ES" officeooo:paragraph-rsid="000ed329" style:font-name-asian="Times New Roman" style:font-size-asian="6pt" style:font-name-complex="Times New Roman" style:font-size-complex="6pt"/>
    </style:style>
    <style:style style:name="P16" style:family="paragraph" style:parent-style-name="Table_20_Paragraph">
      <style:paragraph-properties fo:margin-left="0.101cm" fo:margin-right="0cm" fo:margin-top="0.092cm" fo:margin-bottom="0cm" style:contextual-spacing="false" fo:text-indent="0cm" style:auto-text-indent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Paragraph">
      <style:paragraph-properties fo:margin-left="0.101cm" fo:margin-right="0cm" fo:margin-top="0.093cm" fo:margin-bottom="0cm" style:contextual-spacing="false" fo:text-indent="0cm" style:auto-text-indent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Paragraph">
      <style:paragraph-properties fo:margin-left="0.099cm" fo:margin-right="0cm" fo:margin-top="0.093cm" fo:margin-bottom="0cm" style:contextual-spacing="false" fo:text-indent="0cm" style:auto-text-indent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Listenabsatz">
      <loext:graphic-properties draw:fill="none"/>
      <style:paragraph-properties fo:margin-left="0.199cm" fo:margin-right="0.6cm" fo:margin-top="0.09cm" fo:margin-bottom="0cm" style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9068a" fo:hyphenate="false" loext:hyphenation-no-caps="false"/>
    </style:style>
    <style:style style:name="P20" style:family="paragraph" style:parent-style-name="Standard">
      <loext:graphic-properties draw:fill="none"/>
      <style:paragraph-properties fo:margin-left="0.4cm" fo:margin-right="0.6cm" fo:margin-top="0.092cm" fo:margin-bottom="0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21" style:family="paragraph" style:parent-style-name="Table_20_Paragraph">
      <loext:graphic-properties draw:fill="none"/>
      <style:paragraph-properties fo:margin-left="0.199cm" fo:margin-right="0.6cm" fo:margin-top="0.092cm" fo:margin-bottom="0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22" style:family="paragraph" style:parent-style-name="Table_20_Paragraph">
      <loext:graphic-properties draw:fill="none"/>
      <style:paragraph-properties fo:margin-left="0.199cm" fo:margin-right="0.499cm" fo:margin-top="0.092cm" fo:margin-bottom="0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23" style:family="paragraph" style:parent-style-name="Table_20_Paragraph">
      <loext:graphic-properties draw:fill="none"/>
      <style:paragraph-properties fo:margin-left="0.199cm" fo:margin-right="0.6cm" fo:margin-top="0.092cm" fo:margin-bottom="0cm" style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13.998cm"/>
        </style:tab-stops>
      </style:paragraph-properties>
      <style:text-properties fo:hyphenate="false" loext:hyphenation-no-caps="false"/>
    </style:style>
    <style:style style:name="P24" style:family="paragraph" style:parent-style-name="Table_20_Paragraph">
      <loext:graphic-properties draw:fill="none"/>
      <style:paragraph-properties fo:margin-left="0.4cm" fo:margin-right="0.6cm" fo:margin-top="0.092cm" fo:margin-bottom="0cm" style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.305cm"/>
        </style:tab-stops>
      </style:paragraph-properties>
      <style:text-properties fo:hyphenate="false" loext:hyphenation-no-caps="false"/>
    </style:style>
    <style:style style:name="P25" style:family="paragraph" style:parent-style-name="Table_20_Paragraph">
      <style:paragraph-properties fo:margin-left="0.101cm" fo:margin-right="0cm" fo:margin-top="0.092cm" fo:margin-bottom="0cm" style:contextual-spacing="false" fo:text-indent="0cm" style:auto-text-indent="false">
        <style:tab-stops/>
      </style:paragraph-properties>
      <style:text-properties fo:font-weight="bold" officeooo:rsid="00121ef7" officeooo:paragraph-rsid="00121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Paragraph">
      <style:paragraph-properties fo:margin-left="0.099cm" fo:margin-right="0cm" fo:margin-top="0.092cm" fo:margin-bottom="0cm" style:contextual-spacing="false" fo:text-indent="0cm" style:auto-text-indent="false">
        <style:tab-stops/>
      </style:paragraph-properties>
      <style:text-properties fo:font-weight="bold" officeooo:rsid="00121ef7" officeooo:paragraph-rsid="0014a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Paragraph">
      <style:paragraph-properties fo:margin-left="0.099cm" fo:margin-right="0cm" fo:margin-top="0.092cm" fo:margin-bottom="0cm" style:contextual-spacing="false" fo:text-indent="0cm" style:auto-text-indent="false">
        <style:tab-stops/>
      </style:paragraph-properties>
      <style:text-properties fo:font-weight="bold" officeooo:rsid="00121ef7" officeooo:paragraph-rsid="001660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Paragraph">
      <style:paragraph-properties fo:margin-left="0.099cm" fo:margin-right="0cm" fo:margin-top="0.092cm" fo:margin-bottom="0cm" style:contextual-spacing="false" fo:text-indent="0cm" style:auto-text-indent="false">
        <style:tab-stops/>
      </style:paragraph-properties>
      <style:text-properties fo:font-size="13pt" fo:font-weight="bold" officeooo:rsid="001ca8a2" officeooo:paragraph-rsid="001ca8a2" style:font-size-asian="11.3500003814697pt" style:font-weight-asian="bold" style:font-size-complex="13pt" style:font-weight-complex="bold"/>
    </style:style>
    <style:style style:name="P29" style:family="paragraph" style:parent-style-name="Table_20_Paragraph">
      <style:paragraph-properties fo:margin-left="0.101cm" fo:margin-right="0cm" fo:margin-top="0.092cm" fo:margin-bottom="0cm" style:contextual-spacing="false" fo:text-indent="0cm" style:auto-text-indent="false">
        <style:tab-stops/>
      </style:paragraph-properties>
      <style:text-properties style:font-name="Calibri" fo:font-size="13pt" fo:language="ca" fo:country="ES" officeooo:rsid="0022a721" officeooo:paragraph-rsid="0022a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Paragraph">
      <loext:graphic-properties draw:fill="none" draw:fill-gradient-name="gradient" draw:fill-hatch-name="hatch"/>
      <style:paragraph-properties fo:margin-left="0.199cm" fo:margin-right="0.6cm" fo:margin-top="0.09cm" fo:margin-bottom="0cm" style:contextual-spacing="false" fo:line-height="100%" fo:text-align="justify" style:justify-single-word="false" fo:hyphenation-ladder-count="no-limit" fo:text-indent="0cm" style:auto-text-indent="false" fo:background-color="transparent" style:writing-mode="lr-tb">
        <style:tab-stops/>
      </style:paragraph-properties>
      <style:text-properties fo:hyphenate="false" loext:hyphenation-no-caps="false"/>
    </style:style>
    <style:style style:name="P31" style:family="paragraph" style:parent-style-name="Table_20_Paragraph">
      <loext:graphic-properties draw:fill="none"/>
      <style:paragraph-properties fo:margin-left="0.199cm" fo:margin-right="0.6cm" fo:margin-top="0.092cm" fo:margin-bottom="0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32" style:family="paragraph" style:parent-style-name="Listenabsatz" style:list-style-name="L1">
      <loext:graphic-properties draw:fill="none"/>
      <style:paragraph-properties fo:margin-left="1.3cm" fo:margin-right="0.6cm" fo:margin-top="0.09cm" fo:margin-bottom="0cm" style:contextual-spacing="false" fo:text-align="justify" style:justify-single-word="false" fo:hyphenation-ladder-count="no-limit" fo:text-indent="-0.6cm" style:auto-text-indent="false" fo:background-color="transparent">
        <style:tab-stops>
          <style:tab-stop style:position="-0.014cm"/>
        </style:tab-stops>
      </style:paragraph-properties>
      <style:text-properties officeooo:paragraph-rsid="000f816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loext:hyphenation-no-caps="false"/>
    </style:style>
    <style:style style:name="P33" style:family="paragraph" style:parent-style-name="Listenabsatz" style:list-style-name="L1">
      <loext:graphic-properties draw:fill="none"/>
      <style:paragraph-properties fo:margin-left="1.3cm" fo:margin-right="0.6cm" fo:margin-top="0.09cm" fo:margin-bottom="0cm" style:contextual-spacing="false" fo:text-align="justify" style:justify-single-word="false" fo:hyphenation-ladder-count="no-limit" fo:text-indent="-0.6cm" style:auto-text-indent="false" fo:background-color="transparent">
        <style:tab-stops>
          <style:tab-stop style:position="-0.014cm"/>
        </style:tab-stops>
      </style:paragraph-properties>
      <style:text-properties officeooo:paragraph-rsid="0010dd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loext:hyphenation-no-caps="false"/>
    </style:style>
    <style:style style:name="P34" style:family="paragraph" style:parent-style-name="Listenabsatz" style:list-style-name="L1">
      <loext:graphic-properties draw:fill="none"/>
      <style:paragraph-properties fo:margin-left="1.3cm" fo:margin-right="0.6cm" fo:margin-top="0.09cm" fo:margin-bottom="0cm" style:contextual-spacing="false" fo:text-align="justify" style:justify-single-word="false" fo:hyphenation-ladder-count="no-limit" fo:text-indent="-0.6cm" style:auto-text-indent="false" fo:background-color="transparent">
        <style:tab-stops>
          <style:tab-stop style:position="-0.014cm"/>
        </style:tab-stops>
      </style:paragraph-properties>
      <style:text-properties officeooo:paragraph-rsid="00121ef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loext:hyphenation-no-caps="false"/>
    </style:style>
    <style:style style:name="P35" style:family="paragraph" style:parent-style-name="Listenabsatz" style:list-style-name="L1">
      <loext:graphic-properties draw:fill="none"/>
      <style:paragraph-properties fo:margin-left="1.3cm" fo:margin-right="0.6cm" fo:margin-top="0.09cm" fo:margin-bottom="0cm" style:contextual-spacing="false" fo:text-align="justify" style:justify-single-word="false" fo:hyphenation-ladder-count="no-limit" fo:text-indent="-0.6cm" style:auto-text-indent="false" fo:background-color="transparent">
        <style:tab-stops>
          <style:tab-stop style:position="-0.014cm"/>
        </style:tab-stops>
      </style:paragraph-properties>
      <style:text-properties officeooo:paragraph-rsid="0013d04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loext:hyphenation-no-caps="false"/>
    </style:style>
    <style:style style:name="P36" style:family="paragraph" style:parent-style-name="Listenabsatz" style:list-style-name="L1">
      <loext:graphic-properties draw:fill="none"/>
      <style:paragraph-properties fo:margin-left="1.3cm" fo:margin-right="0.6cm" fo:margin-top="0.09cm" fo:margin-bottom="0cm" style:contextual-spacing="false" fo:text-align="justify" style:justify-single-word="false" fo:hyphenation-ladder-count="no-limit" fo:text-indent="-0.6cm" style:auto-text-indent="false" fo:background-color="transparent">
        <style:tab-stops>
          <style:tab-stop style:position="-0.014cm"/>
        </style:tab-stops>
      </style:paragraph-properties>
      <style:text-properties officeooo:paragraph-rsid="0014aa33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loext:hyphenation-no-caps="false"/>
    </style:style>
    <style:style style:name="P37" style:family="paragraph" style:parent-style-name="Listenabsatz" style:list-style-name="L1">
      <loext:graphic-properties draw:fill="none"/>
      <style:paragraph-properties fo:margin-left="1.3cm" fo:margin-right="0.6cm" fo:margin-top="0.09cm" fo:margin-bottom="0cm" style:contextual-spacing="false" fo:text-align="justify" style:justify-single-word="false" fo:hyphenation-ladder-count="no-limit" fo:text-indent="-0.6cm" style:auto-text-indent="false" fo:background-color="transparent">
        <style:tab-stops>
          <style:tab-stop style:position="-0.014cm"/>
        </style:tab-stops>
      </style:paragraph-properties>
      <style:text-properties officeooo:paragraph-rsid="0016600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loext:hyphenation-no-caps="false"/>
    </style:style>
    <style:style style:name="P38" style:family="paragraph" style:parent-style-name="Listenabsatz" style:list-style-name="L1">
      <loext:graphic-properties draw:fill="none"/>
      <style:paragraph-properties fo:margin-left="1.3cm" fo:margin-right="0.6cm" fo:margin-top="0.109cm" fo:margin-bottom="0cm" style:contextual-spacing="false" style:line-height-at-least="0.67cm" fo:text-align="justify" style:justify-single-word="false" fo:hyphenation-ladder-count="no-limit" fo:text-indent="-0.6cm" style:auto-text-indent="false" fo:background-color="transparent">
        <style:tab-stops>
          <style:tab-stop style:position="-0.014cm"/>
        </style:tab-stops>
      </style:paragraph-properties>
      <style:text-properties officeooo:paragraph-rsid="000f816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loext:hyphenation-no-caps="false"/>
    </style:style>
    <style:style style:name="P39" style:family="paragraph" style:parent-style-name="Standard" style:master-page-name="MP0">
      <style:paragraph-properties fo:margin-top="0.012cm" fo:margin-bottom="0cm" style:contextual-spacing="false" style:page-number="auto"/>
      <style:text-properties style:font-name="Times New Roman" fo:font-size="4.5pt" fo:language="ca" fo:country="ES" style:font-name-asian="Times New Roman" style:font-size-asian="4.5pt" style:font-name-complex="Times New Roman" style:font-size-complex="4.5pt"/>
    </style:style>
    <style:style style:name="P40" style:family="paragraph" style:parent-style-name="Standard">
      <loext:graphic-properties draw:fill="none"/>
      <style:paragraph-properties fo:margin-left="0.199cm" fo:margin-right="0.6cm" fo:margin-top="0.092cm" fo:margin-bottom="0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Calibri" fo:font-size="13pt" style:font-size-asian="13pt" style:font-size-complex="13pt" fo:hyphenate="false" loext:hyphenation-no-caps="false"/>
    </style:style>
    <style:style style:name="P41" style:family="paragraph" style:parent-style-name="Textkörper">
      <style:paragraph-properties fo:margin-left="0.346cm" fo:margin-right="0.235cm" fo:margin-top="0.256cm" fo:margin-bottom="0cm" style:contextual-spacing="false" fo:line-height="149%" fo:text-align="justify" style:justify-single-word="false" fo:text-indent="0cm" style:auto-text-indent="false">
        <style:tab-stops/>
      </style:paragraph-properties>
    </style:style>
    <style:style style:name="P42" style:family="paragraph" style:parent-style-name="Textkörper">
      <style:paragraph-properties fo:margin-left="0.346cm" fo:margin-right="0.235cm" fo:margin-top="0.256cm" fo:margin-bottom="0cm" style:contextual-spacing="false" fo:line-height="149%" fo:text-align="justify" style:justify-single-word="false" fo:text-indent="0cm" style:auto-text-indent="false">
        <style:tab-stops/>
      </style:paragraph-properties>
      <style:text-properties officeooo:paragraph-rsid="00246f34"/>
    </style:style>
    <style:style style:name="P43" style:family="paragraph" style:parent-style-name="Textkörper" style:list-style-name="L2">
      <style:paragraph-properties fo:margin-top="0.256cm" fo:margin-bottom="0cm" style:contextual-spacing="false" fo:line-height="149%" fo:text-align="justify" style:justify-single-word="false">
        <style:tab-stops/>
      </style:paragraph-properties>
      <style:text-properties officeooo:paragraph-rsid="00246f34"/>
    </style:style>
    <style:style style:name="P44" style:family="paragraph" style:parent-style-name="Textkörper">
      <style:paragraph-properties fo:margin-left="0.344cm" fo:margin-right="0.256cm" fo:margin-top="0.127cm" fo:margin-bottom="0cm" style:contextual-spacing="false" fo:line-height="149%" fo:text-align="justify" style:justify-single-word="false" fo:text-indent="0cm" style:auto-text-indent="false">
        <style:tab-stops/>
      </style:paragraph-properties>
      <style:text-properties officeooo:paragraph-rsid="000f8161"/>
    </style:style>
    <style:style style:name="T1" style:family="text">
      <style:text-properties fo:color="#ffffff" loext:opacity="100%" style:font-name="Liberation Serif" fo:font-size="12pt" fo:letter-spacing="-0.002cm" fo:language="ca" fo:country="ES" style:font-size-asian="12pt"/>
    </style:style>
    <style:style style:name="T2" style:family="text">
      <style:text-properties fo:color="#ffffff" loext:opacity="100%" style:font-name="Liberation Serif" fo:font-size="12pt" fo:letter-spacing="-0.002cm" fo:language="ca" fo:country="ES" officeooo:rsid="001fb807" style:font-size-asian="12pt"/>
    </style:style>
    <style:style style:name="T3" style:family="text">
      <style:text-properties fo:color="#ffffff" loext:opacity="100%" style:font-name="Liberation Serif" fo:font-size="12pt" fo:letter-spacing="-0.002cm" fo:language="ca" fo:country="ES" officeooo:rsid="00246f34" style:font-size-asian="12pt"/>
    </style:style>
    <style:style style:name="T4" style:family="text">
      <style:text-properties fo:color="#ffffff" loext:opacity="100%" style:font-name="Liberation Serif" fo:font-size="12pt" fo:letter-spacing="-0.002cm" fo:language="ca" fo:country="ES" style:font-name-asian="Liberation Serif" style:font-size-asian="12pt" style:font-name-complex="Liberation Serif" style:font-size-complex="12pt"/>
    </style:style>
    <style:style style:name="T5" style:family="text">
      <style:text-properties fo:color="#ffffff" loext:opacity="100%" style:font-name="Liberation Serif" fo:font-size="12pt" fo:letter-spacing="0.004cm" fo:language="ca" fo:country="ES" style:font-size-asian="12pt"/>
    </style:style>
    <style:style style:name="T6" style:family="text">
      <style:text-properties fo:color="#ffffff" loext:opacity="100%" style:font-name="Liberation Serif" fo:font-size="12pt" fo:letter-spacing="-0.004cm" fo:language="ca" fo:country="ES" style:font-size-asian="12pt"/>
    </style:style>
    <style:style style:name="T7" style:family="text">
      <style:text-properties fo:color="#ffffff" loext:opacity="100%" style:font-name="Liberation Serif" fo:font-size="12pt" fo:letter-spacing="-0.004cm" fo:language="ca" fo:country="ES" style:font-name-asian="Liberation Serif" style:font-size-asian="12pt" style:font-name-complex="Liberation Serif" style:font-size-complex="12pt"/>
    </style:style>
    <style:style style:name="T8" style:family="text">
      <style:text-properties fo:color="#ffffff" loext:opacity="100%" style:font-name="Liberation Serif" fo:font-size="12pt" fo:letter-spacing="-0.009cm" fo:language="ca" fo:country="ES" style:font-size-asian="12pt"/>
    </style:style>
    <style:style style:name="T9" style:family="text">
      <style:text-properties fo:color="#ffffff" loext:opacity="100%" style:font-name="Liberation Serif" fo:font-size="12pt" fo:letter-spacing="-0.007cm" fo:language="ca" fo:country="ES" style:font-size-asian="12pt"/>
    </style:style>
    <style:style style:name="T10" style:family="text">
      <style:text-properties fo:color="#ffffff" loext:opacity="100%" style:font-name="Liberation Serif" fo:font-size="12pt" fo:letter-spacing="-0.007cm" fo:language="ca" fo:country="ES" style:font-name-asian="Liberation Serif" style:font-size-asian="12pt" style:font-name-complex="Liberation Serif" style:font-size-complex="12pt"/>
    </style:style>
    <style:style style:name="T11" style:family="text">
      <style:text-properties fo:color="#ffffff" loext:opacity="100%" style:font-name="Liberation Serif" fo:font-size="12pt" fo:letter-spacing="-0.005cm" fo:language="ca" fo:country="ES" style:font-name-asian="Liberation Serif" style:font-size-asian="12pt" style:font-name-complex="Liberation Serif" style:font-size-complex="12pt"/>
    </style:style>
    <style:style style:name="T12" style:family="text">
      <style:text-properties fo:color="#ffffff" loext:opacity="100%" style:font-name="Liberation Serif" fo:font-size="12pt" fo:language="ca" fo:country="ES" style:font-size-asian="12pt"/>
    </style:style>
    <style:style style:name="T13" style:family="text">
      <style:text-properties fo:color="#ffffff" loext:opacity="100%" style:font-name="Liberation Serif" fo:font-size="12pt" fo:language="ca" fo:country="ES" style:font-name-asian="Liberation Serif" style:font-size-asian="12pt" style:font-name-complex="Liberation Serif" style:font-size-complex="12pt"/>
    </style:style>
    <style:style style:name="T14" style:family="text">
      <style:text-properties style:font-name="Liberation Serif" fo:font-size="14pt" fo:letter-spacing="-0.002cm" fo:language="ca" fo:country="ES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5" style:family="text">
      <style:text-properties style:font-name="Liberation Serif" fo:font-size="14pt" fo:letter-spacing="-0.009cm" fo:language="ca" fo:country="ES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6" style:family="text">
      <style:text-properties style:font-name="Liberation Serif" fo:font-size="14pt" fo:letter-spacing="-0.009cm" fo:language="ca" fo:country="ES" fo:font-weight="bold" officeooo:rsid="000ed329" style:font-name-asian="Liberation Serif" style:font-size-asian="14pt" style:font-weight-asian="bold" style:font-name-complex="Liberation Serif" style:font-size-complex="14pt" style:font-weight-complex="bold"/>
    </style:style>
    <style:style style:name="T17" style:family="text">
      <style:text-properties style:font-name="Liberation Serif" fo:font-size="14pt" fo:letter-spacing="-0.005cm" fo:language="ca" fo:country="ES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8" style:family="text">
      <style:text-properties style:font-name="Liberation Serif" fo:font-size="14pt" fo:language="ca" fo:country="ES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9" style:family="text">
      <style:text-properties style:font-name="Calibri" fo:font-size="13pt" fo:letter-spacing="-0.004cm" fo:language="ca" fo:country="ES" style:font-size-asian="13pt" style:font-size-complex="13pt"/>
    </style:style>
    <style:style style:name="T20" style:family="text">
      <style:text-properties style:font-name="Calibri" fo:font-size="13pt" fo:letter-spacing="-0.004cm" fo:language="ca" fo:country="ES" style:font-name-asian="Arial" style:font-size-asian="13pt" style:font-name-complex="Arial" style:font-size-complex="13pt"/>
    </style:style>
    <style:style style:name="T21" style:family="text">
      <style:text-properties style:font-name="Calibri" fo:font-size="13pt" fo:letter-spacing="-0.004cm" fo:language="ca" fo:country="ES" officeooo:rsid="00246f34" style:font-name-asian="Arial" style:font-size-asian="13pt" style:font-size-complex="13pt"/>
    </style:style>
    <style:style style:name="T22" style:family="text">
      <style:text-properties style:font-name="Calibri" fo:font-size="13pt" fo:letter-spacing="-0.004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23" style:family="text">
      <style:text-properties style:font-name="Calibri" fo:font-size="13pt" fo:letter-spacing="-0.004cm" fo:language="ca" fo:country="ES" fo:font-weight="bold" style:font-size-asian="13pt" style:font-weight-asian="bold" style:font-size-complex="13pt"/>
    </style:style>
    <style:style style:name="T24" style:family="text">
      <style:text-properties style:font-name="Calibri" fo:font-size="13pt" fo:letter-spacing="-0.004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5" style:family="text">
      <style:text-properties style:font-name="Calibri" fo:font-size="13pt" fo:letter-spacing="0.009cm" fo:language="ca" fo:country="ES" style:font-size-asian="13pt" style:font-size-complex="13pt"/>
    </style:style>
    <style:style style:name="T26" style:family="text">
      <style:text-properties style:font-name="Calibri" fo:font-size="13pt" fo:letter-spacing="0.009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27" style:family="text">
      <style:text-properties style:font-name="Calibri" fo:font-size="13pt" fo:letter-spacing="0.009cm" fo:language="ca" fo:country="ES" style:font-name-asian="Arial" style:font-size-asian="13pt" style:font-name-complex="Arial" style:font-size-complex="13pt"/>
    </style:style>
    <style:style style:name="T28" style:family="text">
      <style:text-properties style:font-name="Calibri" fo:font-size="13pt" fo:letter-spacing="0.009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9" style:family="text">
      <style:text-properties style:font-name="Calibri" fo:font-size="13pt" fo:letter-spacing="-0.002cm" fo:language="ca" fo:country="ES" style:font-size-asian="13pt" style:font-size-complex="13pt"/>
    </style:style>
    <style:style style:name="T30" style:family="text">
      <style:text-properties style:font-name="Calibri" fo:font-size="13pt" fo:letter-spacing="-0.002cm" fo:language="ca" fo:country="ES" officeooo:rsid="000f8161" style:font-size-asian="13pt" style:font-size-complex="13pt"/>
    </style:style>
    <style:style style:name="T31" style:family="text">
      <style:text-properties style:font-name="Calibri" fo:font-size="13pt" fo:letter-spacing="-0.002cm" fo:language="ca" fo:country="ES" officeooo:rsid="001fb807" style:font-size-asian="13pt" style:font-size-complex="13pt"/>
    </style:style>
    <style:style style:name="T32" style:family="text">
      <style:text-properties style:font-name="Calibri" fo:font-size="13pt" fo:letter-spacing="-0.002cm" fo:language="ca" fo:country="ES" officeooo:rsid="00246f34" style:font-size-asian="13pt" style:font-size-complex="13pt"/>
    </style:style>
    <style:style style:name="T33" style:family="text">
      <style:text-properties style:font-name="Calibri" fo:font-size="13pt" fo:letter-spacing="-0.002cm" fo:language="ca" fo:country="ES" fo:font-weight="bold" style:font-size-asian="13pt" style:font-weight-asian="bold" style:font-size-complex="13pt"/>
    </style:style>
    <style:style style:name="T34" style:family="text">
      <style:text-properties style:font-name="Calibri" fo:font-size="13pt" fo:letter-spacing="-0.002cm" fo:language="ca" fo:country="ES" fo:font-weight="bold" officeooo:rsid="00246f34" style:font-size-asian="13pt" style:font-weight-asian="bold" style:font-size-complex="13pt" style:font-weight-complex="bold"/>
    </style:style>
    <style:style style:name="T35" style:family="text">
      <style:text-properties style:font-name="Calibri" fo:font-size="13pt" fo:letter-spacing="-0.002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36" style:family="text">
      <style:text-properties style:font-name="Calibri" fo:font-size="13pt" fo:letter-spacing="-0.002cm" fo:language="ca" fo:country="ES" fo:font-weight="bold" style:font-name-asian="Arial" style:font-size-asian="13pt" style:font-weight-asian="bold" style:font-name-complex="Arial" style:font-size-complex="13pt" style:font-weight-complex="bold" style:text-scale="95%"/>
    </style:style>
    <style:style style:name="T37" style:family="text">
      <style:text-properties style:font-name="Calibri" fo:font-size="13pt" fo:letter-spacing="-0.002cm" fo:language="ca" fo:country="ES" style:font-name-asian="Arial" style:font-size-asian="13pt" style:font-name-complex="Arial" style:font-size-complex="13pt"/>
    </style:style>
    <style:style style:name="T38" style:family="text">
      <style:text-properties style:font-name="Calibri" fo:font-size="13pt" fo:letter-spacing="-0.002cm" fo:language="ca" fo:country="ES" style:font-name-asian="Arial" style:font-size-asian="13pt" style:font-name-complex="Arial" style:font-size-complex="13pt" style:text-scale="95%"/>
    </style:style>
    <style:style style:name="T39" style:family="text">
      <style:text-properties style:font-name="Calibri" fo:font-size="13pt" fo:letter-spacing="-0.002cm" fo:language="ca" fo:country="ES" officeooo:rsid="000f8161" style:font-name-asian="Arial" style:font-size-asian="13pt" style:font-name-complex="Arial" style:font-size-complex="13pt"/>
    </style:style>
    <style:style style:name="T40" style:family="text">
      <style:text-properties style:font-name="Calibri" fo:font-size="13pt" fo:letter-spacing="-0.002cm" fo:language="ca" fo:country="ES" officeooo:rsid="0019068a" style:font-name-asian="Arial" style:font-size-asian="13pt" style:font-name-complex="Arial" style:font-size-complex="13pt"/>
    </style:style>
    <style:style style:name="T41" style:family="text">
      <style:text-properties style:font-name="Calibri" fo:font-size="13pt" fo:letter-spacing="-0.002cm" fo:language="ca" fo:country="ES" officeooo:rsid="001b0235" style:font-name-asian="Arial" style:font-size-asian="13pt" style:font-name-complex="Arial" style:font-size-complex="13pt"/>
    </style:style>
    <style:style style:name="T42" style:family="text">
      <style:text-properties style:font-name="Calibri" fo:font-size="13pt" fo:letter-spacing="-0.002cm" fo:language="ca" fo:country="ES" officeooo:rsid="001fb807" style:font-name-asian="Arial" style:font-size-asian="13pt" style:font-name-complex="Arial" style:font-size-complex="13pt"/>
    </style:style>
    <style:style style:name="T43" style:family="text">
      <style:text-properties style:font-name="Calibri" fo:font-size="13pt" fo:letter-spacing="-0.002cm" fo:language="ca" fo:country="ES" fo:font-style="italic" fo:font-weight="bold" style:font-name-asian="Arial" style:font-size-asian="13pt" style:font-style-asian="italic" style:font-weight-asian="bold" style:font-name-complex="Arial" style:font-size-complex="13pt" style:font-weight-complex="bold"/>
    </style:style>
    <style:style style:name="T44" style:family="text">
      <style:text-properties style:font-name="Calibri" fo:font-size="13pt" fo:letter-spacing="-0.002cm" fo:language="ca" fo:country="ES" fo:font-style="italic" fo:font-weight="bold" style:font-size-asian="13pt" style:font-style-asian="italic" style:font-weight-asian="bold" style:font-size-complex="13pt"/>
    </style:style>
    <style:style style:name="T45" style:family="text">
      <style:text-properties style:font-name="Calibri" fo:font-size="13pt" fo:letter-spacing="-0.002cm" fo:language="ca" fo:country="ES" fo:font-style="italic" style:font-name-asian="Arial" style:font-size-asian="13pt" style:font-style-asian="italic" style:font-name-complex="Arial" style:font-size-complex="13pt"/>
    </style:style>
    <style:style style:name="T46" style:family="text">
      <style:text-properties style:font-name="Calibri" fo:font-size="13pt" fo:letter-spacing="-0.002cm" fo:language="ca" fo:country="ES" officeooo:rsid="00121ef7" style:font-name-asian="Times New Roman" style:font-size-asian="13pt" style:font-name-complex="Times New Roman" style:font-size-complex="13pt"/>
    </style:style>
    <style:style style:name="T47" style:family="text">
      <style:text-properties style:font-name="Calibri" fo:font-size="13pt" fo:letter-spacing="-0.002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48" style:family="text">
      <style:text-properties style:font-name="Calibri" fo:font-size="13pt" fo:letter-spacing="-0.002cm" fo:language="ca" fo:country="ES" fo:font-style="normal" fo:font-weight="normal" officeooo:rsid="0019068a" style:font-name-asian="Arial" style:font-size-asian="13pt" style:font-style-asian="normal" style:font-weight-asian="normal" style:font-name-complex="Arial" style:font-size-complex="13pt" style:font-style-complex="normal" style:font-weight-complex="normal" style:text-overline-style="none" style:text-overline-color="font-color"/>
    </style:style>
    <style:style style:name="T49" style:family="text">
      <style:text-properties style:font-name="Calibri" fo:font-size="13pt" fo:letter-spacing="-0.002cm" fo:language="ca" fo:country="ES" fo:font-style="normal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50" style:family="text">
      <style:text-properties style:font-name="Calibri" fo:font-size="13pt" fo:letter-spacing="0.005cm" fo:language="ca" fo:country="ES" style:font-size-asian="13pt" style:font-size-complex="13pt"/>
    </style:style>
    <style:style style:name="T51" style:family="text">
      <style:text-properties style:font-name="Calibri" fo:font-size="13pt" fo:letter-spacing="0.005cm" fo:language="ca" fo:country="ES" fo:font-style="italic" fo:font-weight="bold" style:font-name-asian="Arial" style:font-size-asian="13pt" style:font-style-asian="italic" style:font-weight-asian="bold" style:font-name-complex="Arial" style:font-size-complex="13pt" style:font-weight-complex="bold"/>
    </style:style>
    <style:style style:name="T52" style:family="text">
      <style:text-properties style:font-name="Calibri" fo:font-size="13pt" fo:letter-spacing="0.005cm" fo:language="ca" fo:country="ES" style:font-name-asian="Arial" style:font-size-asian="13pt" style:font-name-complex="Arial" style:font-size-complex="13pt"/>
    </style:style>
    <style:style style:name="T53" style:family="text">
      <style:text-properties style:font-name="Calibri" fo:font-size="13pt" fo:letter-spacing="0.005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4" style:family="text">
      <style:text-properties style:font-name="Calibri" fo:font-size="13pt" fo:letter-spacing="0.007cm" fo:language="ca" fo:country="ES" style:font-size-asian="13pt" style:font-size-complex="13pt"/>
    </style:style>
    <style:style style:name="T55" style:family="text">
      <style:text-properties style:font-name="Calibri" fo:font-size="13pt" fo:letter-spacing="0.007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56" style:family="text">
      <style:text-properties style:font-name="Calibri" fo:font-size="13pt" fo:letter-spacing="0.007cm" fo:language="ca" fo:country="ES" style:font-name-asian="Arial" style:font-size-asian="13pt" style:font-name-complex="Arial" style:font-size-complex="13pt"/>
    </style:style>
    <style:style style:name="T57" style:family="text">
      <style:text-properties style:font-name="Calibri" fo:font-size="13pt" fo:letter-spacing="-0.007cm" fo:language="ca" fo:country="ES" style:font-size-asian="13pt" style:font-size-complex="13pt"/>
    </style:style>
    <style:style style:name="T58" style:family="text">
      <style:text-properties style:font-name="Calibri" fo:font-size="13pt" fo:letter-spacing="-0.007cm" fo:language="ca" fo:country="ES" style:font-name-asian="Arial" style:font-size-asian="13pt" style:font-name-complex="Arial" style:font-size-complex="13pt"/>
    </style:style>
    <style:style style:name="T59" style:family="text">
      <style:text-properties style:font-name="Calibri" fo:font-size="13pt" fo:letter-spacing="0.136cm" fo:language="ca" fo:country="ES" style:font-name-asian="Times New Roman" style:font-size-asian="13pt" style:font-name-complex="Times New Roman" style:font-size-complex="13pt"/>
    </style:style>
    <style:style style:name="T60" style:family="text">
      <style:text-properties style:font-name="Calibri" fo:font-size="13pt" fo:letter-spacing="0.011cm" fo:language="ca" fo:country="ES" style:font-size-asian="13pt" style:font-size-complex="13pt"/>
    </style:style>
    <style:style style:name="T61" style:family="text">
      <style:text-properties style:font-name="Calibri" fo:font-size="13pt" fo:letter-spacing="0.011cm" fo:language="ca" fo:country="ES" fo:font-style="italic" style:font-name-asian="Arial" style:font-size-asian="13pt" style:font-style-asian="italic" style:font-name-complex="Arial" style:font-size-complex="13pt"/>
    </style:style>
    <style:style style:name="T62" style:family="text">
      <style:text-properties style:font-name="Calibri" fo:font-size="13pt" fo:letter-spacing="0.011cm" fo:language="ca" fo:country="ES" style:font-name-asian="Arial" style:font-size-asian="13pt" style:font-name-complex="Arial" style:font-size-complex="13pt"/>
    </style:style>
    <style:style style:name="T63" style:family="text">
      <style:text-properties style:font-name="Calibri" fo:font-size="13pt" fo:letter-spacing="0.011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4" style:family="text">
      <style:text-properties style:font-name="Calibri" fo:font-size="13pt" fo:letter-spacing="0.004cm" fo:language="ca" fo:country="ES" style:font-size-asian="13pt" style:font-size-complex="13pt"/>
    </style:style>
    <style:style style:name="T65" style:family="text">
      <style:text-properties style:font-name="Calibri" fo:font-size="13pt" fo:letter-spacing="0.004cm" fo:language="ca" fo:country="ES" style:font-name-asian="Arial" style:font-size-asian="13pt" style:font-name-complex="Arial" style:font-size-complex="13pt"/>
    </style:style>
    <style:style style:name="T66" style:family="text">
      <style:text-properties style:font-name="Calibri" fo:font-size="13pt" fo:letter-spacing="0.002cm" fo:language="ca" fo:country="ES" style:font-name-asian="Arial" style:font-size-asian="13pt" style:font-name-complex="Arial" style:font-size-complex="13pt"/>
    </style:style>
    <style:style style:name="T67" style:family="text">
      <style:text-properties style:font-name="Calibri" fo:font-size="13pt" fo:letter-spacing="0.002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68" style:family="text">
      <style:text-properties style:font-name="Calibri" fo:font-size="13pt" fo:letter-spacing="0.002cm" fo:language="ca" fo:country="ES" style:font-size-asian="13pt" style:font-size-complex="13pt"/>
    </style:style>
    <style:style style:name="T69" style:family="text">
      <style:text-properties style:font-name="Calibri" fo:font-size="13pt" fo:letter-spacing="0.002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70" style:family="text">
      <style:text-properties style:font-name="Calibri" fo:font-size="13pt" fo:letter-spacing="0.028cm" fo:language="ca" fo:country="ES" style:font-name-asian="Arial" style:font-size-asian="13pt" style:font-name-complex="Arial" style:font-size-complex="13pt"/>
    </style:style>
    <style:style style:name="T71" style:family="text">
      <style:text-properties style:font-name="Calibri" fo:font-size="13pt" fo:letter-spacing="0.028cm" fo:language="ca" fo:country="ES" style:font-size-asian="13pt" style:font-size-complex="13pt"/>
    </style:style>
    <style:style style:name="T72" style:family="text">
      <style:text-properties style:font-name="Calibri" fo:font-size="13pt" fo:letter-spacing="0.03cm" fo:language="ca" fo:country="ES" style:font-name-asian="Arial" style:font-size-asian="13pt" style:font-name-complex="Arial" style:font-size-complex="13pt"/>
    </style:style>
    <style:style style:name="T73" style:family="text">
      <style:text-properties style:font-name="Calibri" fo:font-size="13pt" fo:letter-spacing="0.03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74" style:family="text">
      <style:text-properties style:font-name="Calibri" fo:font-size="13pt" fo:letter-spacing="0.03cm" fo:language="ca" fo:country="ES" style:font-size-asian="13pt" style:font-size-complex="13pt"/>
    </style:style>
    <style:style style:name="T75" style:family="text">
      <style:text-properties style:font-name="Calibri" fo:font-size="13pt" fo:letter-spacing="0.032cm" fo:language="ca" fo:country="ES" style:font-name-asian="Arial" style:font-size-asian="13pt" style:font-name-complex="Arial" style:font-size-complex="13pt"/>
    </style:style>
    <style:style style:name="T76" style:family="text">
      <style:text-properties style:font-name="Calibri" fo:font-size="13pt" fo:letter-spacing="0.032cm" fo:language="ca" fo:country="ES" style:font-size-asian="13pt" style:font-size-complex="13pt"/>
    </style:style>
    <style:style style:name="T77" style:family="text">
      <style:text-properties style:font-name="Calibri" fo:font-size="13pt" fo:letter-spacing="0.026cm" fo:language="ca" fo:country="ES" style:font-name-asian="Arial" style:font-size-asian="13pt" style:font-name-complex="Arial" style:font-size-complex="13pt"/>
    </style:style>
    <style:style style:name="T78" style:family="text">
      <style:text-properties style:font-name="Calibri" fo:font-size="13pt" fo:letter-spacing="0.026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79" style:family="text">
      <style:text-properties style:font-name="Calibri" fo:font-size="13pt" fo:letter-spacing="0.026cm" fo:language="ca" fo:country="ES" fo:font-style="italic" fo:font-weight="bold" style:font-name-asian="Arial" style:font-size-asian="13pt" style:font-style-asian="italic" style:font-weight-asian="bold" style:font-name-complex="Arial" style:font-size-complex="13pt" style:font-weight-complex="bold"/>
    </style:style>
    <style:style style:name="T80" style:family="text">
      <style:text-properties style:font-name="Calibri" fo:font-size="13pt" fo:letter-spacing="0.026cm" fo:language="ca" fo:country="ES" style:font-size-asian="13pt" style:font-size-complex="13pt"/>
    </style:style>
    <style:style style:name="T81" style:family="text">
      <style:text-properties style:font-name="Calibri" fo:font-size="13pt" fo:letter-spacing="0.083cm" fo:language="ca" fo:country="ES" style:font-name-asian="Times New Roman" style:font-size-asian="13pt" style:font-name-complex="Times New Roman" style:font-size-complex="13pt"/>
    </style:style>
    <style:style style:name="T82" style:family="text">
      <style:text-properties style:font-name="Calibri" fo:font-size="13pt" fo:letter-spacing="0.083cm" fo:language="ca" fo:country="ES" style:font-name-asian="Times New Roman" style:font-size-asian="13pt" style:font-name-complex="Times New Roman" style:font-size-complex="13pt" style:text-scale="99%"/>
    </style:style>
    <style:style style:name="T83" style:family="text">
      <style:text-properties style:font-name="Calibri" fo:font-size="13pt" fo:letter-spacing="0.083cm" fo:language="ca" fo:country="ES" style:font-name-asian="Arial" style:font-size-asian="13pt" style:font-name-complex="Arial" style:font-size-complex="13pt"/>
    </style:style>
    <style:style style:name="T84" style:family="text">
      <style:text-properties style:font-name="Calibri" fo:font-size="13pt" fo:letter-spacing="0.083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85" style:family="text">
      <style:text-properties style:font-name="Calibri" fo:font-size="13pt" fo:letter-spacing="0.083cm" fo:language="ca" fo:country="ES" fo:font-style="normal" fo:font-weight="normal" style:font-name-asian="Times New Roman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6" style:family="text">
      <style:text-properties style:font-name="Calibri" fo:font-size="13pt" fo:letter-spacing="0.071cm" fo:language="ca" fo:country="ES" style:font-size-asian="13pt" style:font-size-complex="13pt"/>
    </style:style>
    <style:style style:name="T87" style:family="text">
      <style:text-properties style:font-name="Calibri" fo:font-size="13pt" fo:letter-spacing="0.071cm" fo:language="ca" fo:country="ES" style:font-name-asian="Arial" style:font-size-asian="13pt" style:font-name-complex="Arial" style:font-size-complex="13pt"/>
    </style:style>
    <style:style style:name="T88" style:family="text">
      <style:text-properties style:font-name="Calibri" fo:font-size="13pt" fo:letter-spacing="0.072cm" fo:language="ca" fo:country="ES" style:font-size-asian="13pt" style:font-size-complex="13pt"/>
    </style:style>
    <style:style style:name="T89" style:family="text">
      <style:text-properties style:font-name="Calibri" fo:font-size="13pt" fo:letter-spacing="0.072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90" style:family="text">
      <style:text-properties style:font-name="Calibri" fo:font-size="13pt" fo:letter-spacing="0.072cm" fo:language="ca" fo:country="ES" style:font-name-asian="Arial" style:font-size-asian="13pt" style:font-name-complex="Arial" style:font-size-complex="13pt"/>
    </style:style>
    <style:style style:name="T91" style:family="text">
      <style:text-properties style:font-name="Calibri" fo:font-size="13pt" fo:letter-spacing="0.074cm" fo:language="ca" fo:country="ES" fo:font-weight="bold" style:font-size-asian="13pt" style:font-weight-asian="bold" style:font-size-complex="13pt"/>
    </style:style>
    <style:style style:name="T92" style:family="text">
      <style:text-properties style:font-name="Calibri" fo:font-size="13pt" fo:letter-spacing="0.074cm" fo:language="ca" fo:country="ES" style:font-name-asian="Arial" style:font-size-asian="13pt" style:font-name-complex="Arial" style:font-size-complex="13pt"/>
    </style:style>
    <style:style style:name="T93" style:family="text">
      <style:text-properties style:font-name="Calibri" fo:font-size="13pt" fo:letter-spacing="0.069cm" fo:language="ca" fo:country="ES" fo:font-weight="bold" style:font-size-asian="13pt" style:font-weight-asian="bold" style:font-size-complex="13pt"/>
    </style:style>
    <style:style style:name="T94" style:family="text">
      <style:text-properties style:font-name="Calibri" fo:font-size="13pt" fo:letter-spacing="0.069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95" style:family="text">
      <style:text-properties style:font-name="Calibri" fo:font-size="13pt" fo:letter-spacing="0.069cm" fo:language="ca" fo:country="ES" style:font-name-asian="Arial" style:font-size-asian="13pt" style:font-name-complex="Arial" style:font-size-complex="13pt"/>
    </style:style>
    <style:style style:name="T96" style:family="text">
      <style:text-properties style:font-name="Calibri" fo:font-size="13pt" fo:letter-spacing="0.012cm" fo:language="ca" fo:country="ES" style:font-name-asian="Arial" style:font-size-asian="13pt" style:font-name-complex="Arial" style:font-size-complex="13pt"/>
    </style:style>
    <style:style style:name="T97" style:family="text">
      <style:text-properties style:font-name="Calibri" fo:font-size="13pt" fo:letter-spacing="0.012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98" style:family="text">
      <style:text-properties style:font-name="Calibri" fo:font-size="13pt" fo:letter-spacing="0.016cm" fo:language="ca" fo:country="ES" style:font-name-asian="Arial" style:font-size-asian="13pt" style:font-name-complex="Arial" style:font-size-complex="13pt"/>
    </style:style>
    <style:style style:name="T99" style:family="text">
      <style:text-properties style:font-name="Calibri" fo:font-size="13pt" fo:letter-spacing="0.016cm" fo:language="ca" fo:country="ES" style:font-size-asian="13pt" style:font-size-complex="13pt"/>
    </style:style>
    <style:style style:name="T100" style:family="text">
      <style:text-properties style:font-name="Calibri" fo:font-size="13pt" fo:letter-spacing="0.014cm" fo:language="ca" fo:country="ES" style:font-name-asian="Arial" style:font-size-asian="13pt" style:font-name-complex="Arial" style:font-size-complex="13pt"/>
    </style:style>
    <style:style style:name="T101" style:family="text">
      <style:text-properties style:font-name="Calibri" fo:font-size="13pt" fo:letter-spacing="0.014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2" style:family="text">
      <style:text-properties style:font-name="Calibri" fo:font-size="13pt" fo:letter-spacing="0.09cm" fo:language="ca" fo:country="ES" style:font-name-asian="Times New Roman" style:font-size-asian="13pt" style:font-name-complex="Times New Roman" style:font-size-complex="13pt"/>
    </style:style>
    <style:style style:name="T103" style:family="text">
      <style:text-properties style:font-name="Calibri" fo:font-size="13pt" fo:letter-spacing="0.09cm" fo:language="ca" fo:country="ES" style:font-name-asian="Arial" style:font-size-asian="13pt" style:font-name-complex="Arial" style:font-size-complex="13pt"/>
    </style:style>
    <style:style style:name="T104" style:family="text">
      <style:text-properties style:font-name="Calibri" fo:font-size="13pt" fo:letter-spacing="0.09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105" style:family="text">
      <style:text-properties style:font-name="Calibri" fo:font-size="13pt" fo:letter-spacing="0.09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6" style:family="text">
      <style:text-properties style:font-name="Calibri" fo:font-size="13pt" fo:letter-spacing="-0.005cm" fo:language="ca" fo:country="ES" style:font-name-asian="Arial" style:font-size-asian="13pt" style:font-name-complex="Arial" style:font-size-complex="13pt"/>
    </style:style>
    <style:style style:name="T107" style:family="text">
      <style:text-properties style:font-name="Calibri" fo:font-size="13pt" fo:letter-spacing="-0.005cm" fo:language="ca" fo:country="ES" style:font-name-asian="Arial" style:font-size-asian="13pt" style:font-name-complex="Arial" style:font-size-complex="13pt" style:text-scale="95%"/>
    </style:style>
    <style:style style:name="T108" style:family="text">
      <style:text-properties style:font-name="Calibri" fo:font-size="13pt" fo:letter-spacing="-0.005cm" fo:language="ca" fo:country="ES" fo:font-style="italic" fo:font-weight="bold" style:font-size-asian="13pt" style:font-style-asian="italic" style:font-weight-asian="bold" style:font-size-complex="13pt"/>
    </style:style>
    <style:style style:name="T109" style:family="text">
      <style:text-properties style:font-name="Calibri" fo:font-size="13pt" fo:letter-spacing="-0.005cm" fo:language="ca" fo:country="ES" style:font-size-asian="13pt" style:font-size-complex="13pt"/>
    </style:style>
    <style:style style:name="T110" style:family="text">
      <style:text-properties style:font-name="Calibri" fo:font-size="13pt" fo:letter-spacing="-0.005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111" style:family="text">
      <style:text-properties style:font-name="Calibri" fo:font-size="13pt" fo:letter-spacing="-0.005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12" style:family="text">
      <style:text-properties style:font-name="Calibri" fo:font-size="13pt" fo:letter-spacing="0.025cm" fo:language="ca" fo:country="ES" style:font-name-asian="Arial" style:font-size-asian="13pt" style:font-name-complex="Arial" style:font-size-complex="13pt"/>
    </style:style>
    <style:style style:name="T113" style:family="text">
      <style:text-properties style:font-name="Calibri" fo:font-size="13pt" fo:letter-spacing="0.025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114" style:family="text">
      <style:text-properties style:font-name="Calibri" fo:font-size="13pt" fo:letter-spacing="0.023cm" fo:language="ca" fo:country="ES" style:font-name-asian="Arial" style:font-size-asian="13pt" style:font-name-complex="Arial" style:font-size-complex="13pt"/>
    </style:style>
    <style:style style:name="T115" style:family="text">
      <style:text-properties style:font-name="Calibri" fo:font-size="13pt" fo:letter-spacing="0.065cm" fo:language="ca" fo:country="ES" style:font-name-asian="Times New Roman" style:font-size-asian="13pt" style:font-name-complex="Times New Roman" style:font-size-complex="13pt"/>
    </style:style>
    <style:style style:name="T116" style:family="text">
      <style:text-properties style:font-name="Calibri" fo:font-size="13pt" fo:letter-spacing="0.099cm" fo:language="ca" fo:country="ES" style:font-name-asian="Arial" style:font-size-asian="13pt" style:font-name-complex="Arial" style:font-size-complex="13pt"/>
    </style:style>
    <style:style style:name="T117" style:family="text">
      <style:text-properties style:font-name="Calibri" fo:font-size="13pt" fo:letter-spacing="0.097cm" fo:language="ca" fo:country="ES" style:font-name-asian="Arial" style:font-size-asian="13pt" style:font-name-complex="Arial" style:font-size-complex="13pt"/>
    </style:style>
    <style:style style:name="T118" style:family="text">
      <style:text-properties style:font-name="Calibri" fo:font-size="13pt" fo:letter-spacing="0.097cm" fo:language="ca" fo:country="ES" style:font-name-asian="Times New Roman" style:font-size-asian="13pt" style:font-name-complex="Times New Roman" style:font-size-complex="13pt"/>
    </style:style>
    <style:style style:name="T119" style:family="text">
      <style:text-properties style:font-name="Calibri" fo:font-size="13pt" fo:letter-spacing="0.097cm" fo:language="ca" fo:country="ES" style:font-name-asian="Times New Roman" style:font-size-asian="13pt" style:font-name-complex="Times New Roman" style:font-size-complex="13pt" style:text-scale="99%"/>
    </style:style>
    <style:style style:name="T120" style:family="text">
      <style:text-properties style:font-name="Calibri" fo:font-size="13pt" fo:letter-spacing="0.097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21" style:family="text">
      <style:text-properties style:font-name="Calibri" fo:font-size="13pt" fo:letter-spacing="0.101cm" fo:language="ca" fo:country="ES" style:font-name-asian="Arial" style:font-size-asian="13pt" style:font-name-complex="Arial" style:font-size-complex="13pt"/>
    </style:style>
    <style:style style:name="T122" style:family="text">
      <style:text-properties style:font-name="Calibri" fo:font-size="13pt" fo:letter-spacing="0.101cm" fo:language="ca" fo:country="ES" style:font-name-asian="Times New Roman" style:font-size-asian="13pt" style:font-name-complex="Times New Roman" style:font-size-complex="13pt"/>
    </style:style>
    <style:style style:name="T123" style:family="text">
      <style:text-properties style:font-name="Calibri" fo:font-size="13pt" fo:letter-spacing="0.101cm" fo:language="ca" fo:country="ES" fo:font-style="normal" fo:font-weight="normal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99%"/>
    </style:style>
    <style:style style:name="T124" style:family="text">
      <style:text-properties style:font-name="Calibri" fo:font-size="13pt" fo:letter-spacing="0.095cm" fo:language="ca" fo:country="ES" style:font-name-asian="Arial" style:font-size-asian="13pt" style:font-name-complex="Arial" style:font-size-complex="13pt"/>
    </style:style>
    <style:style style:name="T125" style:family="text">
      <style:text-properties style:font-name="Calibri" fo:font-size="13pt" fo:letter-spacing="0.102cm" fo:language="ca" fo:country="ES" style:font-name-asian="Arial" style:font-size-asian="13pt" style:font-name-complex="Arial" style:font-size-complex="13pt"/>
    </style:style>
    <style:style style:name="T126" style:family="text">
      <style:text-properties style:font-name="Calibri" fo:font-size="13pt" fo:letter-spacing="0.102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127" style:family="text">
      <style:text-properties style:font-name="Calibri" fo:font-size="13pt" fo:letter-spacing="0.086cm" fo:language="ca" fo:country="ES" style:font-name-asian="Times New Roman" style:font-size-asian="13pt" style:font-name-complex="Times New Roman" style:font-size-complex="13pt"/>
    </style:style>
    <style:style style:name="T128" style:family="text">
      <style:text-properties style:font-name="Calibri" fo:font-size="13pt" fo:letter-spacing="0.086cm" fo:language="ca" fo:country="ES" style:font-name-asian="Arial" style:font-size-asian="13pt" style:font-name-complex="Arial" style:font-size-complex="13pt"/>
    </style:style>
    <style:style style:name="T129" style:family="text">
      <style:text-properties style:font-name="Calibri" fo:font-size="13pt" fo:letter-spacing="0.041cm" fo:language="ca" fo:country="ES" style:font-name-asian="Arial" style:font-size-asian="13pt" style:font-name-complex="Arial" style:font-size-complex="13pt"/>
    </style:style>
    <style:style style:name="T130" style:family="text">
      <style:text-properties style:font-name="Calibri" fo:font-size="13pt" fo:letter-spacing="0.037cm" fo:language="ca" fo:country="ES" style:font-name-asian="Arial" style:font-size-asian="13pt" style:font-name-complex="Arial" style:font-size-complex="13pt"/>
    </style:style>
    <style:style style:name="T131" style:family="text">
      <style:text-properties style:font-name="Calibri" fo:font-size="13pt" fo:letter-spacing="0.037cm" fo:language="ca" fo:country="ES" style:font-size-asian="13pt" style:font-size-complex="13pt"/>
    </style:style>
    <style:style style:name="T132" style:family="text">
      <style:text-properties style:font-name="Calibri" fo:font-size="13pt" fo:letter-spacing="0.039cm" fo:language="ca" fo:country="ES" style:font-name-asian="Arial" style:font-size-asian="13pt" style:font-name-complex="Arial" style:font-size-complex="13pt"/>
    </style:style>
    <style:style style:name="T133" style:family="text">
      <style:text-properties style:font-name="Calibri" fo:font-size="13pt" fo:letter-spacing="0.021cm" fo:language="ca" fo:country="ES" style:font-name-asian="Arial" style:font-size-asian="13pt" style:font-name-complex="Arial" style:font-size-complex="13pt"/>
    </style:style>
    <style:style style:name="T134" style:family="text">
      <style:text-properties style:font-name="Calibri" fo:font-size="13pt" fo:letter-spacing="0.021cm" fo:language="ca" fo:country="ES" style:font-size-asian="13pt" style:font-size-complex="13pt"/>
    </style:style>
    <style:style style:name="T135" style:family="text">
      <style:text-properties style:font-name="Calibri" fo:font-size="13pt" fo:letter-spacing="0.035cm" fo:language="ca" fo:country="ES" style:font-name-asian="Arial" style:font-size-asian="13pt" style:font-name-complex="Arial" style:font-size-complex="13pt"/>
    </style:style>
    <style:style style:name="T136" style:family="text">
      <style:text-properties style:font-name="Calibri" fo:font-size="13pt" fo:letter-spacing="0.076cm" fo:language="ca" fo:country="ES" style:font-name-asian="Times New Roman" style:font-size-asian="13pt" style:font-name-complex="Times New Roman" style:font-size-complex="13pt"/>
    </style:style>
    <style:style style:name="T137" style:family="text">
      <style:text-properties style:font-name="Calibri" fo:font-size="13pt" fo:letter-spacing="0.076cm" fo:language="ca" fo:country="ES" style:font-name-asian="Arial" style:font-size-asian="13pt" style:font-name-complex="Arial" style:font-size-complex="13pt"/>
    </style:style>
    <style:style style:name="T138" style:family="text">
      <style:text-properties style:font-name="Calibri" fo:font-size="13pt" fo:letter-spacing="0.058cm" fo:language="ca" fo:country="ES" style:font-name-asian="Arial" style:font-size-asian="13pt" style:font-name-complex="Arial" style:font-size-complex="13pt"/>
    </style:style>
    <style:style style:name="T139" style:family="text">
      <style:text-properties style:font-name="Calibri" fo:font-size="13pt" fo:letter-spacing="0.06cm" fo:language="ca" fo:country="ES" style:font-name-asian="Arial" style:font-size-asian="13pt" style:font-name-complex="Arial" style:font-size-complex="13pt"/>
    </style:style>
    <style:style style:name="T140" style:family="text">
      <style:text-properties style:font-name="Calibri" fo:font-size="13pt" fo:letter-spacing="0.055cm" fo:language="ca" fo:country="ES" style:font-name-asian="Arial" style:font-size-asian="13pt" style:font-name-complex="Arial" style:font-size-complex="13pt"/>
    </style:style>
    <style:style style:name="T141" style:family="text">
      <style:text-properties style:font-name="Calibri" fo:font-size="13pt" fo:letter-spacing="0.055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142" style:family="text">
      <style:text-properties style:font-name="Calibri" fo:font-size="13pt" fo:letter-spacing="0.062cm" fo:language="ca" fo:country="ES" style:font-name-asian="Arial" style:font-size-asian="13pt" style:font-name-complex="Arial" style:font-size-complex="13pt"/>
    </style:style>
    <style:style style:name="T143" style:family="text">
      <style:text-properties style:font-name="Calibri" fo:font-size="13pt" fo:letter-spacing="0.079cm" fo:language="ca" fo:country="ES" style:font-name-asian="Arial" style:font-size-asian="13pt" style:font-name-complex="Arial" style:font-size-complex="13pt"/>
    </style:style>
    <style:style style:name="T144" style:family="text">
      <style:text-properties style:font-name="Calibri" fo:font-size="13pt" fo:letter-spacing="0.078cm" fo:language="ca" fo:country="ES" style:font-name-asian="Arial" style:font-size-asian="13pt" style:font-name-complex="Arial" style:font-size-complex="13pt"/>
    </style:style>
    <style:style style:name="T145" style:family="text">
      <style:text-properties style:font-name="Calibri" fo:font-size="13pt" fo:letter-spacing="-0.012cm" fo:language="ca" fo:country="ES" style:font-name-asian="Arial" style:font-size-asian="13pt" style:font-name-complex="Arial" style:font-size-complex="13pt"/>
    </style:style>
    <style:style style:name="T146" style:family="text">
      <style:text-properties style:font-name="Calibri" fo:font-size="13pt" fo:letter-spacing="-0.012cm" fo:language="ca" fo:country="ES" style:font-size-asian="13pt" style:font-size-complex="13pt"/>
    </style:style>
    <style:style style:name="T147" style:family="text">
      <style:text-properties style:font-name="Calibri" fo:font-size="13pt" fo:letter-spacing="-0.012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48" style:family="text">
      <style:text-properties style:font-name="Calibri" fo:font-size="13pt" fo:letter-spacing="0.104cm" fo:language="ca" fo:country="ES" style:font-name-asian="Arial" style:font-size-asian="13pt" style:font-name-complex="Arial" style:font-size-complex="13pt"/>
    </style:style>
    <style:style style:name="T149" style:family="text">
      <style:text-properties style:font-name="Calibri" fo:font-size="13pt" fo:letter-spacing="0.104cm" fo:language="ca" fo:country="ES" style:font-name-asian="Times New Roman" style:font-size-asian="13pt" style:font-name-complex="Times New Roman" style:font-size-complex="13pt"/>
    </style:style>
    <style:style style:name="T150" style:family="text">
      <style:text-properties style:font-name="Calibri" fo:font-size="13pt" fo:letter-spacing="0.104cm" fo:language="ca" fo:country="ES" style:font-name-asian="Times New Roman" style:font-size-asian="13pt" style:font-name-complex="Times New Roman" style:font-size-complex="13pt" style:text-scale="99%"/>
    </style:style>
    <style:style style:name="T151" style:family="text">
      <style:text-properties style:font-name="Calibri" fo:font-size="13pt" fo:letter-spacing="0.111cm" fo:language="ca" fo:country="ES" fo:font-style="italic" fo:font-weight="bold" style:font-name-asian="Times New Roman" style:font-size-asian="13pt" style:font-style-asian="italic" style:font-weight-asian="bold" style:font-name-complex="Times New Roman" style:font-size-complex="13pt" style:font-weight-complex="bold"/>
    </style:style>
    <style:style style:name="T152" style:family="text">
      <style:text-properties style:font-name="Calibri" fo:font-size="13pt" fo:letter-spacing="0.106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153" style:family="text">
      <style:text-properties style:font-name="Calibri" fo:font-size="13pt" fo:letter-spacing="0.106cm" fo:language="ca" fo:country="ES" style:font-name-asian="Arial" style:font-size-asian="13pt" style:font-name-complex="Arial" style:font-size-complex="13pt"/>
    </style:style>
    <style:style style:name="T154" style:family="text">
      <style:text-properties style:font-name="Calibri" fo:font-size="13pt" fo:letter-spacing="0.019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155" style:family="text">
      <style:text-properties style:font-name="Calibri" fo:font-size="13pt" fo:letter-spacing="0.019cm" fo:language="ca" fo:country="ES" style:font-name-asian="Arial" style:font-size-asian="13pt" style:font-name-complex="Arial" style:font-size-complex="13pt"/>
    </style:style>
    <style:style style:name="T156" style:family="text">
      <style:text-properties style:font-name="Calibri" fo:font-size="13pt" fo:letter-spacing="0.019cm" fo:language="ca" fo:country="ES" style:font-size-asian="13pt" style:font-size-complex="13pt"/>
    </style:style>
    <style:style style:name="T157" style:family="text">
      <style:text-properties style:font-name="Calibri" fo:font-size="13pt" fo:letter-spacing="0.018cm" fo:language="ca" fo:country="ES" style:font-name-asian="Arial" style:font-size-asian="13pt" style:font-name-complex="Arial" style:font-size-complex="13pt"/>
    </style:style>
    <style:style style:name="T158" style:family="text">
      <style:text-properties style:font-name="Calibri" fo:font-size="13pt" fo:letter-spacing="0.018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159" style:family="text">
      <style:text-properties style:font-name="Calibri" fo:font-size="13pt" fo:letter-spacing="0.018cm" fo:language="ca" fo:country="ES" style:font-size-asian="13pt" style:font-size-complex="13pt"/>
    </style:style>
    <style:style style:name="T160" style:family="text">
      <style:text-properties style:font-name="Calibri" fo:font-size="13pt" fo:letter-spacing="0.093cm" fo:language="ca" fo:country="ES" style:font-name-asian="Times New Roman" style:font-size-asian="13pt" style:font-name-complex="Times New Roman" style:font-size-complex="13pt"/>
    </style:style>
    <style:style style:name="T161" style:family="text">
      <style:text-properties style:font-name="Calibri" fo:font-size="13pt" fo:letter-spacing="0.093cm" fo:language="ca" fo:country="ES" style:font-name-asian="Times New Roman" style:font-size-asian="13pt" style:font-name-complex="Times New Roman" style:font-size-complex="13pt" style:text-scale="99%"/>
    </style:style>
    <style:style style:name="T162" style:family="text">
      <style:text-properties style:font-name="Calibri" fo:font-size="13pt" fo:letter-spacing="0.093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63" style:family="text">
      <style:text-properties style:font-name="Calibri" fo:font-size="13pt" fo:letter-spacing="0.093cm" fo:language="ca" fo:country="ES" fo:font-style="normal" fo:font-weight="normal" style:font-name-asian="Times New Roman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64" style:family="text">
      <style:text-properties style:font-name="Calibri" fo:font-size="13pt" fo:letter-spacing="0.053cm" fo:language="ca" fo:country="ES" style:font-name-asian="Arial" style:font-size-asian="13pt" style:font-name-complex="Arial" style:font-size-complex="13pt"/>
    </style:style>
    <style:style style:name="T165" style:family="text">
      <style:text-properties style:font-name="Calibri" fo:font-size="13pt" fo:letter-spacing="0.049cm" fo:language="ca" fo:country="ES" style:font-name-asian="Arial" style:font-size-asian="13pt" style:font-name-complex="Arial" style:font-size-complex="13pt"/>
    </style:style>
    <style:style style:name="T166" style:family="text">
      <style:text-properties style:font-name="Calibri" fo:font-size="13pt" fo:letter-spacing="0.049cm" fo:language="ca" fo:country="ES" style:font-size-asian="13pt" style:font-size-complex="13pt"/>
    </style:style>
    <style:style style:name="T167" style:family="text">
      <style:text-properties style:font-name="Calibri" fo:font-size="13pt" fo:letter-spacing="0.051cm" fo:language="ca" fo:country="ES" style:font-name-asian="Arial" style:font-size-asian="13pt" style:font-name-complex="Arial" style:font-size-complex="13pt"/>
    </style:style>
    <style:style style:name="T168" style:family="text">
      <style:text-properties style:font-name="Calibri" fo:font-size="13pt" fo:letter-spacing="0.129cm" fo:language="ca" fo:country="ES" style:font-name-asian="Times New Roman" style:font-size-asian="13pt" style:font-name-complex="Times New Roman" style:font-size-complex="13pt"/>
    </style:style>
    <style:style style:name="T169" style:family="text">
      <style:text-properties style:font-name="Calibri" fo:font-size="13pt" fo:letter-spacing="0.129cm" fo:language="ca" fo:country="ES" style:font-name-asian="Times New Roman" style:font-size-asian="13pt" style:font-name-complex="Times New Roman" style:font-size-complex="13pt" style:text-scale="99%"/>
    </style:style>
    <style:style style:name="T170" style:family="text">
      <style:text-properties style:font-name="Calibri" fo:font-size="13pt" fo:letter-spacing="0.056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171" style:family="text">
      <style:text-properties style:font-name="Calibri" fo:font-size="13pt" fo:letter-spacing="0.056cm" fo:language="ca" fo:country="ES" style:font-name-asian="Arial" style:font-size-asian="13pt" style:font-name-complex="Arial" style:font-size-complex="13pt"/>
    </style:style>
    <style:style style:name="T172" style:family="text">
      <style:text-properties style:font-name="Calibri" fo:font-size="13pt" fo:letter-spacing="-0.016cm" fo:language="ca" fo:country="ES" style:font-name-asian="Arial" style:font-size-asian="13pt" style:font-name-complex="Arial" style:font-size-complex="13pt"/>
    </style:style>
    <style:style style:name="T173" style:family="text">
      <style:text-properties style:font-name="Calibri" fo:font-size="13pt" fo:letter-spacing="0.085cm" fo:language="ca" fo:country="ES" style:font-name-asian="Arial" style:font-size-asian="13pt" style:font-name-complex="Arial" style:font-size-complex="13pt"/>
    </style:style>
    <style:style style:name="T174" style:family="text">
      <style:text-properties style:font-name="Calibri" fo:font-size="13pt" fo:letter-spacing="0.085cm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175" style:family="text">
      <style:text-properties style:font-name="Calibri" fo:font-size="13pt" fo:letter-spacing="0.081cm" fo:language="ca" fo:country="ES" style:font-name-asian="Arial" style:font-size-asian="13pt" style:font-name-complex="Arial" style:font-size-complex="13pt"/>
    </style:style>
    <style:style style:name="T176" style:family="text">
      <style:text-properties style:font-name="Calibri" fo:font-size="13pt" fo:letter-spacing="0.067cm" fo:language="ca" fo:country="ES" style:font-name-asian="Arial" style:font-size-asian="13pt" style:font-name-complex="Arial" style:font-size-complex="13pt"/>
    </style:style>
    <style:style style:name="T177" style:family="text">
      <style:text-properties style:font-name="Calibri" fo:font-size="13pt" fo:letter-spacing="0.046cm" fo:language="ca" fo:country="ES" style:font-name-asian="Arial" style:font-size-asian="13pt" style:font-name-complex="Arial" style:font-size-complex="13pt"/>
    </style:style>
    <style:style style:name="T178" style:family="text">
      <style:text-properties style:font-name="Calibri" fo:font-size="13pt" fo:letter-spacing="0.046cm" fo:language="ca" fo:country="ES" style:font-size-asian="13pt" style:font-size-complex="13pt"/>
    </style:style>
    <style:style style:name="T179" style:family="text">
      <style:text-properties style:font-name="Calibri" fo:font-size="13pt" fo:letter-spacing="0.048cm" fo:language="ca" fo:country="ES" style:font-name-asian="Arial" style:font-size-asian="13pt" style:font-name-complex="Arial" style:font-size-complex="13pt"/>
    </style:style>
    <style:style style:name="T180" style:family="text">
      <style:text-properties style:font-name="Calibri" fo:font-size="13pt" fo:letter-spacing="0.048cm" fo:language="ca" fo:country="ES" style:font-size-asian="13pt" style:font-size-complex="13pt"/>
    </style:style>
    <style:style style:name="T181" style:family="text">
      <style:text-properties style:font-name="Calibri" fo:font-size="13pt" fo:letter-spacing="0.092cm" fo:language="ca" fo:country="ES" style:font-name-asian="Arial" style:font-size-asian="13pt" style:font-name-complex="Arial" style:font-size-complex="13pt"/>
    </style:style>
    <style:style style:name="T182" style:family="text">
      <style:text-properties style:font-name="Calibri" fo:font-size="13pt" fo:letter-spacing="0.092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83" style:family="text">
      <style:text-properties style:font-name="Calibri" fo:font-size="13pt" fo:letter-spacing="0.088cm" fo:language="ca" fo:country="ES" style:font-name-asian="Arial" style:font-size-asian="13pt" style:font-name-complex="Arial" style:font-size-complex="13pt"/>
    </style:style>
    <style:style style:name="T184" style:family="text">
      <style:text-properties style:font-name="Calibri" fo:font-size="13pt" fo:letter-spacing="0.088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85" style:family="text">
      <style:text-properties style:font-name="Calibri" fo:font-size="13pt" fo:letter-spacing="-0.011cm" fo:language="ca" fo:country="ES" style:font-size-asian="13pt" style:font-size-complex="13pt"/>
    </style:style>
    <style:style style:name="T186" style:family="text">
      <style:text-properties style:font-name="Calibri" fo:font-size="13pt" fo:letter-spacing="-0.011cm" fo:language="ca" fo:country="ES" fo:font-style="normal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87" style:family="text">
      <style:text-properties style:font-name="Calibri" fo:font-size="13pt" fo:letter-spacing="0.034cm" fo:language="ca" fo:country="ES" style:font-name-asian="Arial" style:font-size-asian="13pt" style:font-name-complex="Arial" style:font-size-complex="13pt"/>
    </style:style>
    <style:style style:name="T188" style:family="text">
      <style:text-properties style:font-name="Calibri" fo:font-size="13pt" fo:letter-spacing="0.115cm" fo:language="ca" fo:country="ES" style:font-name-asian="Times New Roman" style:font-size-asian="13pt" style:font-name-complex="Times New Roman" style:font-size-complex="13pt" style:text-scale="99%"/>
    </style:style>
    <style:style style:name="T189" style:family="text">
      <style:text-properties style:font-name="Calibri" fo:font-size="13pt" fo:letter-spacing="0.042cm" fo:language="ca" fo:country="ES" style:font-name-asian="Arial" style:font-size-asian="13pt" style:font-name-complex="Arial" style:font-size-complex="13pt"/>
    </style:style>
    <style:style style:name="T190" style:family="text">
      <style:text-properties style:font-name="Calibri" fo:font-size="13pt" fo:letter-spacing="0.042cm" fo:language="ca" fo:country="ES" style:font-size-asian="13pt" style:font-size-complex="13pt"/>
    </style:style>
    <style:style style:name="T191" style:family="text">
      <style:text-properties style:font-name="Calibri" fo:font-size="13pt" fo:letter-spacing="0.044cm" fo:language="ca" fo:country="ES" style:font-name-asian="Arial" style:font-size-asian="13pt" style:font-name-complex="Arial" style:font-size-complex="13pt"/>
    </style:style>
    <style:style style:name="T192" style:family="text">
      <style:text-properties style:font-name="Calibri" fo:font-size="13pt" fo:letter-spacing="0.044cm" fo:language="ca" fo:country="ES" style:font-size-asian="13pt" style:font-size-complex="13pt"/>
    </style:style>
    <style:style style:name="T193" style:family="text">
      <style:text-properties style:font-name="Calibri" fo:font-size="13pt" fo:letter-spacing="0.108cm" fo:language="ca" fo:country="ES" style:font-name-asian="Times New Roman" style:font-size-asian="13pt" style:font-name-complex="Times New Roman" style:font-size-complex="13pt"/>
    </style:style>
    <style:style style:name="T194" style:family="text">
      <style:text-properties style:font-name="Calibri" fo:font-size="13pt" fo:letter-spacing="-0.009cm" fo:language="ca" fo:country="ES" style:font-name-asian="Arial" style:font-size-asian="13pt" style:font-name-complex="Arial" style:font-size-complex="13pt"/>
    </style:style>
    <style:style style:name="T195" style:family="text">
      <style:text-properties style:font-name="Calibri" fo:font-size="13pt" fo:letter-spacing="0.122cm" fo:language="ca" fo:country="ES" style:font-name-asian="Times New Roman" style:font-size-asian="13pt" style:font-name-complex="Times New Roman" style:font-size-complex="13pt"/>
    </style:style>
    <style:style style:name="T196" style:family="text">
      <style:text-properties style:font-name="Calibri" fo:font-size="13pt" fo:language="ca" fo:country="ES" style:font-size-asian="13pt" style:font-size-complex="13pt"/>
    </style:style>
    <style:style style:name="T197" style:family="text">
      <style:text-properties style:font-name="Calibri" fo:font-size="13pt" fo:language="ca" fo:country="ES" officeooo:rsid="00246f34" style:font-size-asian="13pt" style:font-size-complex="13pt"/>
    </style:style>
    <style:style style:name="T198" style:family="text">
      <style:text-properties style:font-name="Calibri" fo:font-size="13pt" fo:language="ca" fo:country="ES" style:font-name-asian="Arial" style:font-size-asian="13pt" style:font-name-complex="Arial" style:font-size-complex="13pt"/>
    </style:style>
    <style:style style:name="T199" style:family="text">
      <style:text-properties style:font-name="Calibri" fo:font-size="13pt" fo:language="ca" fo:country="ES" fo:font-style="italic" fo:font-weight="bold" style:font-name-asian="Arial" style:font-size-asian="13pt" style:font-style-asian="italic" style:font-weight-asian="bold" style:font-name-complex="Arial" style:font-size-complex="13pt" style:font-weight-complex="bold"/>
    </style:style>
    <style:style style:name="T200" style:family="text">
      <style:text-properties style:font-name="Calibri" fo:font-size="13pt" fo:language="ca" fo:country="ES" fo:font-weight="bold" style:font-name-asian="Arial" style:font-size-asian="13pt" style:font-weight-asian="bold" style:font-name-complex="Arial" style:font-size-complex="13pt" style:font-weight-complex="bold"/>
    </style:style>
    <style:style style:name="T201" style:family="text">
      <style:text-properties style:font-name="Calibri" fo:letter-spacing="-0.002cm" style:font-name-asian="Arial" style:font-name-complex="Arial"/>
    </style:style>
    <style:style style:name="T202" style:family="text">
      <style:text-properties style:font-name="Calibri" fo:letter-spacing="0.03cm" style:font-name-asian="Arial" style:font-name-complex="Arial"/>
    </style:style>
    <style:style style:name="T203" style:family="text">
      <style:text-properties style:font-name="Calibri" fo:letter-spacing="0.035cm" style:font-name-asian="Arial" style:font-name-complex="Arial"/>
    </style:style>
    <style:style style:name="T204" style:family="text">
      <style:text-properties style:font-name="Calibri" fo:letter-spacing="0.032cm" style:font-name-asian="Arial" style:font-name-complex="Arial"/>
    </style:style>
    <style:style style:name="T205" style:family="text">
      <style:text-properties style:font-name="Calibri" fo:letter-spacing="0.034cm" style:font-name-asian="Arial" style:font-name-complex="Arial"/>
    </style:style>
    <style:style style:name="T206" style:family="text">
      <style:text-properties style:font-name="Calibri" style:font-name-asian="Arial" style:font-name-complex="Arial"/>
    </style:style>
    <style:style style:name="T207" style:family="text">
      <style:text-properties style:font-name="Calibri" fo:letter-spacing="0.093cm" style:font-name-asian="Times New Roman" style:font-name-complex="Times New Roman"/>
    </style:style>
    <style:style style:name="T208" style:family="text">
      <style:text-properties style:font-name="Calibri" fo:letter-spacing="0.101cm" style:font-name-asian="Times New Roman" style:font-name-complex="Times New Roman"/>
    </style:style>
    <style:style style:name="T209" style:family="text">
      <style:text-properties style:font-name="Calibri" fo:letter-spacing="0.042cm" style:font-name-asian="Arial" style:font-name-complex="Arial"/>
    </style:style>
    <style:style style:name="T210" style:family="text">
      <style:text-properties style:font-name="Calibri" fo:letter-spacing="0.044cm" style:font-name-asian="Arial" style:font-name-complex="Arial"/>
    </style:style>
    <style:style style:name="T211" style:family="text">
      <style:text-properties style:font-name="Calibri" fo:letter-spacing="0.046cm" style:font-name-asian="Arial" style:font-name-complex="Arial"/>
    </style:style>
    <style:style style:name="T212" style:family="text">
      <style:text-properties style:font-name="Calibri" fo:letter-spacing="0.083cm" style:font-name-asian="Times New Roman" style:font-name-complex="Times New Roman" style:text-scale="99%"/>
    </style:style>
    <style:style style:name="T213" style:family="text">
      <style:text-properties style:font-name="Calibri" fo:letter-spacing="-0.007cm" style:font-name-asian="Arial" style:font-name-complex="Arial"/>
    </style:style>
    <style:style style:name="T214" style:family="text">
      <style:text-properties style:font-name="Calibri" fo:letter-spacing="-0.004cm" style:font-name-asian="Arial" style:font-name-complex="Arial"/>
    </style:style>
    <style:style style:name="T215" style:family="text">
      <style:text-properties fo:letter-spacing="0.053cm"/>
    </style:style>
    <style:style style:name="T216" style:family="text">
      <style:text-properties fo:letter-spacing="-0.004cm"/>
    </style:style>
    <style:style style:name="T217" style:family="text">
      <style:text-properties fo:letter-spacing="-0.004cm" fo:font-style="normal" fo:font-weight="normal" style:font-style-asian="normal" style:font-weight-asian="normal"/>
    </style:style>
    <style:style style:name="T218" style:family="text">
      <style:text-properties fo:letter-spacing="0.062cm"/>
    </style:style>
    <style:style style:name="T219" style:family="text">
      <style:text-properties fo:letter-spacing="0.056cm"/>
    </style:style>
    <style:style style:name="T220" style:family="text">
      <style:text-properties fo:letter-spacing="0.058cm"/>
    </style:style>
    <style:style style:name="T221" style:family="text">
      <style:text-properties fo:letter-spacing="0.164cm"/>
    </style:style>
    <style:style style:name="T222" style:family="text">
      <style:text-properties fo:letter-spacing="0.025cm"/>
    </style:style>
    <style:style style:name="T223" style:family="text">
      <style:text-properties fo:letter-spacing="0.028cm"/>
    </style:style>
    <style:style style:name="T224" style:family="text">
      <style:text-properties fo:letter-spacing="0.032cm"/>
    </style:style>
    <style:style style:name="T225" style:family="text">
      <style:text-properties fo:letter-spacing="0.032cm" style:font-name-asian="Arial" style:font-name-complex="Arial"/>
    </style:style>
    <style:style style:name="T226" style:family="text">
      <style:text-properties fo:letter-spacing="0.021cm"/>
    </style:style>
    <style:style style:name="T227" style:family="text">
      <style:text-properties fo:letter-spacing="-0.002cm" fo:font-weight="bold" style:font-size-asian="13pt" style:font-weight-asian="bold" style:font-size-complex="13pt"/>
    </style:style>
    <style:style style:name="T228" style:family="text">
      <style:text-properties fo:letter-spacing="-0.002cm" style:font-name-asian="Arial" style:font-name-complex="Arial"/>
    </style:style>
    <style:style style:name="T229" style:family="text">
      <style:text-properties fo:color="#355269" loext:opacity="100%" style:font-name="Calibri" fo:font-size="13pt" fo:letter-spacing="-0.002cm" fo:language="ca" fo:country="ES" officeooo:rsid="00246f34" style:font-size-asian="13pt" style:font-size-complex="13pt"/>
    </style:style>
    <style:style style:name="T230" style:family="text">
      <style:text-properties fo:color="#355269" loext:opacity="100%" style:font-name="Calibri" fo:font-size="13pt" fo:letter-spacing="-0.002cm" fo:language="ca" fo:country="ES" fo:font-weight="bold" officeooo:rsid="00246f34" style:font-size-asian="13pt" style:font-weight-asian="bold" style:font-size-complex="13pt" style:font-weight-complex="bold"/>
    </style:style>
    <style:style style:name="T231" style:family="text">
      <style:text-properties fo:color="#ff0000" loext:opacity="100%" style:font-name="Calibri" fo:font-size="13pt" fo:letter-spacing="-0.002cm" fo:language="ca" fo:country="ES" officeooo:rsid="00246f34" style:font-size-asian="13pt" style:font-size-complex="13pt"/>
    </style:style>
    <style:style style:name="T232" style:family="text">
      <style:text-properties fo:color="#ff0000" loext:opacity="100%" style:font-name="Calibri" fo:font-size="13pt" fo:letter-spacing="-0.002cm" fo:language="ca" fo:country="ES" fo:font-weight="bold" officeooo:rsid="00246f34" style:font-size-asian="13pt" style:font-weight-asian="bold" style:font-size-complex="13pt" style:font-weight-complex="bold"/>
    </style:style>
    <style:style style:name="T233" style:family="text">
      <style:text-properties fo:color="#28471f" loext:opacity="100%" style:font-name="Calibri" fo:font-size="13pt" fo:letter-spacing="-0.002cm" fo:language="ca" fo:country="ES" officeooo:rsid="00246f34" style:font-size-asian="13pt" style:font-size-complex="13pt"/>
    </style:style>
    <style:style style:name="T234" style:family="text">
      <style:text-properties fo:color="#28471f" loext:opacity="100%" style:font-name="Calibri" fo:font-size="13pt" fo:letter-spacing="-0.002cm" fo:language="ca" fo:country="ES" fo:font-weight="bold" officeooo:rsid="00246f34" style:font-size-asian="13pt" style:font-weight-asian="bold" style:font-size-complex="13pt" style:font-weight-complex="bold"/>
    </style:style>
    <style:style style:name="T235" style:family="text">
      <style:text-properties fo:letter-spacing="0.03cm" style:font-name-asian="Arial" style:font-name-complex="Arial"/>
    </style:style>
    <style:style style:name="T236" style:family="text">
      <style:text-properties fo:letter-spacing="0.035cm" style:font-name-asian="Arial" style:font-name-complex="Arial"/>
    </style:style>
    <style:style style:name="T237" style:family="text">
      <style:text-properties fo:letter-spacing="0.034cm" style:font-name-asian="Arial" style:font-name-complex="Arial"/>
    </style:style>
    <style:style style:name="T238" style:family="text">
      <style:text-properties style:font-name-asian="Arial" style:font-name-complex="Arial"/>
    </style:style>
    <style:style style:name="T239" style:family="text">
      <style:text-properties fo:letter-spacing="0.093cm" style:font-name-asian="Times New Roman" style:font-name-complex="Times New Roman"/>
    </style:style>
    <style:style style:name="T240" style:family="text">
      <style:text-properties fo:letter-spacing="0.101cm" style:font-name-asian="Times New Roman" style:font-name-complex="Times New Roman"/>
    </style:style>
    <style:style style:name="T241" style:family="text">
      <style:text-properties fo:letter-spacing="0.042cm" style:font-name-asian="Arial" style:font-name-complex="Arial"/>
    </style:style>
    <style:style style:name="T242" style:family="text">
      <style:text-properties fo:letter-spacing="0.044cm" style:font-name-asian="Arial" style:font-name-complex="Arial"/>
    </style:style>
    <style:style style:name="T243" style:family="text">
      <style:text-properties fo:letter-spacing="0.046cm" style:font-name-asian="Arial" style:font-name-complex="Ari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4"/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office:value-type="string">
            <text:p text:style-name="P7"><text:span text:style-name="Absatz-Standardschriftart"><text:span text:style-name="T1">Grup</text:span></text:span><text:span text:style-name="Absatz-Standardschriftart"><text:span text:style-name="T5"> </text:span></text:span><text:span text:style-name="Absatz-Standardschriftart"><text:span text:style-name="T12">1 </text:span></text:span><text:span text:style-name="Absatz-Standardschriftart"><text:span text:style-name="T1">DAM-</text:span></text:span><text:span text:style-name="Absatz-Standardschriftart"><text:span text:style-name="T2">B</text:span></text:span><text:span text:style-name="Absatz-Standardschriftart"><text:span text:style-name="T3">M</text:span></text:span></text:p>
          </table:table-cell>
          <table:table-cell table:style-name="Taula4.A1" office:value-type="string">
            <text:p text:style-name="P9"><text:span text:style-name="Absatz-Standardschriftart"><text:span text:style-name="T1"><text:s text:c="6"/>Curs</text:span></text:span><text:span text:style-name="Absatz-Standardschriftart"><text:span text:style-name="T6"> </text:span></text:span><text:span text:style-name="Absatz-Standardschriftart"><text:span text:style-name="T12">2021-22</text:span></text:span></text:p>
          </table:table-cell>
        </table:table-row>
        <table:table-row table:style-name="Taula4.2">
          <table:table-cell table:style-name="Taula4.A2" office:value-type="string">
            <text:p text:style-name="P8"><text:span text:style-name="Absatz-Standardschriftart"><text:span text:style-name="T12">MP04</text:span></text:span><text:span text:style-name="Absatz-Standardschriftart"><text:span text:style-name="T8"> </text:span></text:span><text:span text:style-name="Absatz-Standardschriftart"><text:span text:style-name="T1">Llenguatge</text:span></text:span><text:span text:style-name="Absatz-Standardschriftart"><text:span text:style-name="T8"> </text:span></text:span><text:span text:style-name="Absatz-Standardschriftart"><text:span text:style-name="T12">de</text:span></text:span><text:span text:style-name="Absatz-Standardschriftart"><text:span text:style-name="T8"> </text:span></text:span><text:span text:style-name="Absatz-Standardschriftart"><text:span text:style-name="T1">Marques</text:span></text:span><text:span text:style-name="Absatz-Standardschriftart"><text:span text:style-name="T9"> </text:span></text:span><text:span text:style-name="Absatz-Standardschriftart"><text:span text:style-name="T12">I</text:span></text:span><text:span text:style-name="Absatz-Standardschriftart"><text:span text:style-name="T9"> </text:span></text:span><text:span text:style-name="Absatz-Standardschriftart"><text:span text:style-name="T1">Sistemes</text:span></text:span><text:span text:style-name="Absatz-Standardschriftart"><text:span text:style-name="T9"> </text:span></text:span><text:span text:style-name="Absatz-Standardschriftart"><text:span text:style-name="T12">de</text:span></text:span><text:span text:style-name="Absatz-Standardschriftart"><text:span text:style-name="T8"> </text:span></text:span><text:span text:style-name="Absatz-Standardschriftart"><text:span text:style-name="T1">Gestió</text:span></text:span><text:span text:style-name="Absatz-Standardschriftart"><text:span text:style-name="T9"> </text:span></text:span><text:span text:style-name="Absatz-Standardschriftart"><text:span text:style-name="T12">de</text:span></text:span><text:span text:style-name="Absatz-Standardschriftart"><text:span text:style-name="T8"> </text:span></text:span><text:span text:style-name="Absatz-Standardschriftart"><text:span text:style-name="T12">la</text:span></text:span><text:span text:style-name="Absatz-Standardschriftart"><text:span text:style-name="T8"> </text:span></text:span><text:span text:style-name="Absatz-Standardschriftart"><text:span text:style-name="T1">Informació</text:span></text:span></text:p>
          </table:table-cell>
          <table:table-cell table:style-name="Taula4.A2" office:value-type="string">
            <text:p text:style-name="P10"><text:span text:style-name="Absatz-Standardschriftart"><text:span text:style-name="T13">UF1</text:span></text:span><text:span text:style-name="Absatz-Standardschriftart"><text:span text:style-name="T10"> </text:span></text:span><text:span text:style-name="Absatz-Standardschriftart"><text:span text:style-name="T13">–</text:span></text:span><text:span text:style-name="Absatz-Standardschriftart"><text:span text:style-name="T11"> </text:span></text:span><text:span text:style-name="Absatz-Standardschriftart"><text:span text:style-name="T4">Progemació</text:span></text:span><text:span text:style-name="Absatz-Standardschriftart"><text:span text:style-name="T7"> </text:span></text:span><text:span text:style-name="Absatz-Standardschriftart"><text:span text:style-name="T4">amb</text:span></text:span><text:span text:style-name="Absatz-Standardschriftart"><text:span text:style-name="T10"> </text:span></text:span><text:span text:style-name="Absatz-Standardschriftart"><text:span text:style-name="T13">XML</text:span></text:span></text:p>
          </table:table-cell>
        </table:table-row>
        <table:table-row table:style-name="Taula4.3">
          <table:table-cell table:style-name="Taula4.A3" table:number-columns-spanned="2" office:value-type="string">
            <text:p text:style-name="P13"><text:span text:style-name="Absatz-Standardschriftart"><text:span text:style-name="T14">Pràctica</text:span></text:span><text:span text:style-name="Absatz-Standardschriftart"><text:span text:style-name="T15"> </text:span></text:span><text:span text:style-name="Absatz-Standardschriftart"><text:span text:style-name="T16">2</text:span></text:span><text:span text:style-name="Absatz-Standardschriftart"><text:span text:style-name="T17"> </text:span></text:span><text:span text:style-name="Absatz-Standardschriftart"><text:span text:style-name="T18">–</text:span></text:span><text:span text:style-name="Absatz-Standardschriftart"><text:span text:style-name="T15"> </text:span></text:span><text:span text:style-name="Absatz-Standardschriftart"><text:span text:style-name="T14">Pràctica</text:span></text:span><text:span text:style-name="Absatz-Standardschriftart"><text:span text:style-name="T15"> </text:span></text:span><text:span text:style-name="Absatz-Standardschriftart"><text:span text:style-name="T16">XSD</text:span></text:span></text:p>
          </table:table-cell>
          <table:covered-table-cell/>
        </table:table-row>
      </table:table>
      <text:p text:style-name="P15"/>
      <text:p text:style-name="P44"><text:span text:style-name="Absatz-Standardschriftart"><text:span text:style-name="T19">L’objectiu</text:span></text:span><text:span text:style-name="Absatz-Standardschriftart"><text:span text:style-name="T25"> </text:span></text:span><text:span text:style-name="Absatz-Standardschriftart"><text:span text:style-name="T29">d’aquesta</text:span></text:span><text:span text:style-name="Absatz-Standardschriftart"><text:span text:style-name="T50"> </text:span></text:span><text:span text:style-name="Absatz-Standardschriftart"><text:span text:style-name="T29">pràctica</text:span></text:span><text:span text:style-name="Absatz-Standardschriftart"><text:span text:style-name="T50"> </text:span></text:span><text:span text:style-name="Absatz-Standardschriftart"><text:span text:style-name="T29">és</text:span></text:span><text:span text:style-name="Absatz-Standardschriftart"><text:span text:style-name="T54"> </text:span></text:span><text:span text:style-name="Absatz-Standardschriftart"><text:span text:style-name="T29">que</text:span></text:span><text:span text:style-name="Absatz-Standardschriftart"><text:span text:style-name="T25"> </text:span></text:span><text:span text:style-name="T196">a</text:span><text:span text:style-name="Absatz-Standardschriftart"><text:span text:style-name="T50"> </text:span></text:span><text:span text:style-name="Absatz-Standardschriftart"><text:span text:style-name="T29">partir</text:span></text:span><text:span text:style-name="Absatz-Standardschriftart"><text:span text:style-name="T25"> </text:span></text:span><text:span text:style-name="Absatz-Standardschriftart"><text:span text:style-name="T29">del</text:span></text:span><text:span text:style-name="Absatz-Standardschriftart"><text:span text:style-name="T54"> </text:span></text:span><text:span text:style-name="Absatz-Standardschriftart"><text:span text:style-name="T29">document</text:span></text:span><text:span text:style-name="Absatz-Standardschriftart"><text:span text:style-name="T54"> </text:span></text:span><text:span text:style-name="Absatz-Standardschriftart"><text:span text:style-name="T29">XML</text:span></text:span><text:span text:style-name="Absatz-Standardschriftart"><text:span text:style-name="T57"> </text:span></text:span><text:span text:style-name="Absatz-Standardschriftart"><text:span text:style-name="T29">de</text:span></text:span><text:span text:style-name="Absatz-Standardschriftart"><text:span text:style-name="T25"> </text:span></text:span><text:span text:style-name="Absatz-Standardschriftart"><text:span text:style-name="T29">la</text:span></text:span><text:span text:style-name="Absatz-Standardschriftart"><text:span text:style-name="T50"> </text:span></text:span><text:span text:style-name="Absatz-Standardschriftart"><text:span text:style-name="T29">solució</text:span></text:span><text:span text:style-name="Absatz-Standardschriftart"><text:span text:style-name="T25"> </text:span></text:span><text:span text:style-name="Absatz-Standardschriftart"><text:span text:style-name="T29">de</text:span></text:span><text:span text:style-name="Absatz-Standardschriftart"><text:span text:style-name="T54"> </text:span></text:span><text:span text:style-name="Absatz-Standardschriftart"><text:span text:style-name="T29">la</text:span></text:span><text:span text:style-name="Absatz-Standardschriftart"><text:span text:style-name="T25"> </text:span></text:span><text:span text:style-name="Absatz-Standardschriftart"><text:span text:style-name="T29">pràctica</text:span></text:span><text:span text:style-name="Absatz-Standardschriftart"><text:span text:style-name="T25"> </text:span></text:span><text:span text:style-name="Absatz-Standardschriftart"><text:span text:style-name="T29">d’XML</text:span></text:span><text:span text:style-name="Absatz-Standardschriftart"><text:span text:style-name="T19"> </text:span></text:span><text:span text:style-name="Absatz-Standardschriftart"><text:span text:style-name="T21">que s’adjunta aquí</text:span></text:span><text:span text:style-name="Absatz-Standardschriftart"><text:span text:style-name="T29">,</text:span></text:span><text:span text:style-name="Absatz-Standardschriftart"><text:span text:style-name="T54"> </text:span></text:span><text:span text:style-name="Absatz-Standardschriftart"><text:span text:style-name="T29">cre</text:span></text:span><text:span text:style-name="Absatz-Standardschriftart"><text:span text:style-name="T30">e</text:span></text:span><text:span text:style-name="Absatz-Standardschriftart"><text:span text:style-name="T29">u</text:span></text:span><text:span text:style-name="Absatz-Standardschriftart"><text:span text:style-name="T60"> </text:span></text:span><text:span text:style-name="Absatz-Standardschriftart"><text:span text:style-name="T29">un</text:span></text:span><text:span text:style-name="Absatz-Standardschriftart"><text:span text:style-name="T50"> </text:span></text:span><text:span text:style-name="Absatz-Standardschriftart"><text:span text:style-name="T29">document</text:span></text:span><text:span text:style-name="Absatz-Standardschriftart"><text:span text:style-name="T25"> </text:span></text:span><text:span text:style-name="T196">XSD</text:span><text:span text:style-name="Absatz-Standardschriftart"><text:span text:style-name="T64"> </text:span></text:span><text:span text:style-name="Absatz-Standardschriftart"><text:span text:style-name="T29">que</text:span></text:span><text:span text:style-name="Absatz-Standardschriftart"><text:span text:style-name="T60"> </text:span></text:span><text:span text:style-name="Absatz-Standardschriftart"><text:span text:style-name="T29">el</text:span></text:span><text:span text:style-name="Absatz-Standardschriftart"><text:span text:style-name="T54"> </text:span></text:span><text:span text:style-name="Absatz-Standardschriftart"><text:span text:style-name="T29">validi</text:span></text:span><text:span text:style-name="Absatz-Standardschriftart"><text:span text:style-name="T50"> </text:span></text:span><text:span text:style-name="Absatz-Standardschriftart"><text:span text:style-name="T29">tenint</text:span></text:span><text:span text:style-name="Absatz-Standardschriftart"><text:span text:style-name="T54"> </text:span></text:span><text:span text:style-name="Absatz-Standardschriftart"><text:span text:style-name="T29">en</text:span></text:span><text:span text:style-name="Absatz-Standardschriftart"><text:span text:style-name="T60"> </text:span></text:span><text:span text:style-name="Absatz-Standardschriftart"><text:span text:style-name="T29">compte</text:span></text:span><text:span text:style-name="Absatz-Standardschriftart"><text:span text:style-name="T25"> </text:span></text:span><text:span text:style-name="Absatz-Standardschriftart"><text:span text:style-name="T29">el</text:span></text:span><text:span text:style-name="Absatz-Standardschriftart"><text:span text:style-name="T50"> </text:span></text:span><text:span text:style-name="Absatz-Standardschriftart"><text:span text:style-name="T29">que</text:span></text:span><text:span text:style-name="Absatz-Standardschriftart"><text:span text:style-name="T25"> </text:span></text:span><text:span text:style-name="Absatz-Standardschriftart"><text:span text:style-name="T29">s’especifica</text:span></text:span><text:span text:style-name="Absatz-Standardschriftart"><text:span text:style-name="T54"> </text:span></text:span><text:span text:style-name="Absatz-Standardschriftart"><text:span text:style-name="T29">en</text:span></text:span><text:span text:style-name="Absatz-Standardschriftart"><text:span text:style-name="T59"> </text:span></text:span><text:span text:style-name="Absatz-Standardschriftart"><text:span text:style-name="T29">la</text:span></text:span><text:span text:style-name="Absatz-Standardschriftart"><text:span text:style-name="T19"> </text:span></text:span><text:span text:style-name="Absatz-Standardschriftart"><text:span text:style-name="T29">següent</text:span></text:span><text:span text:style-name="Absatz-Standardschriftart"><text:span text:style-name="T19"> </text:span></text:span><text:span text:style-name="Absatz-Standardschriftart"><text:span text:style-name="T29">taula.</text:span></text:span></text:p>
      <text:p text:style-name="P42"><text:span text:style-name="Absatz-Standardschriftart"><text:span text:style-name="T34">Format d’entrega (2 fitxers):</text:span></text:span></text:p>
      <text:list xml:id="list48369415" text:style-name="L2">
        <text:list-item>
          <text:p text:style-name="P43"><text:span text:style-name="Absatz-Standardschriftart"><text:span text:style-name="T234">UF1-PrXSD-</text:span></text:span><text:span text:style-name="Absatz-Standardschriftart"><text:span text:style-name="T230">cognom-nom</text:span></text:span><text:span text:style-name="Absatz-Standardschriftart"><text:span text:style-name="T232">.xml</text:span></text:span></text:p>
        </text:list-item>
        <text:list-item>
          <text:p text:style-name="P43"><text:span text:style-name="Absatz-Standardschriftart"><text:span text:style-name="T234">UF1-PrXSD-</text:span></text:span><text:span text:style-name="Absatz-Standardschriftart"><text:span text:style-name="T230">cognom-nom</text:span></text:span><text:span text:style-name="Absatz-Standardschriftart"><text:span text:style-name="T231">.xsd</text:span></text:span></text:p>
        </text:list-item>
      </text:list>
      <text:p text:style-name="P2"/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18"><text:span text:style-name="Absatz-Standardschriftart"><text:span text:style-name="T33">Element</text:span></text:span></text:p>
          </table:table-cell>
          <table:table-cell table:style-name="Taula1.A1" office:value-type="string">
            <text:p text:style-name="P17"><text:span text:style-name="Absatz-Standardschriftart"><text:span text:style-name="T33">Especificacions</text:span></text:span></text:p>
          </table:table-cell>
        </table:table-row>
        <table:table-row table:style-name="Taula1.2">
          <table:table-cell table:style-name="Taula1.A2" office:value-type="string">
            <text:p text:style-name="P29"><text:span text:style-name="Absatz-Standardschriftart"><text:span text:style-name="T227"/></text:span></text:p>
          </table:table-cell>
          <table:table-cell table:style-name="Taula1.B2" office:value-type="string">
            <text:list xml:id="list3524121606" text:style-name="L1">
              <text:list-item>
                <text:p text:style-name="P32"><text:span text:style-name="Absatz-Standardschriftart"><text:span text:style-name="T20">L’atribut</text:span></text:span><text:span text:style-name="Absatz-Standardschriftart"><text:span text:style-name="T66"> </text:span></text:span><text:span text:style-name="Absatz-Standardschriftart"><text:span text:style-name="T35">nom</text:span></text:span><text:span text:style-name="Absatz-Standardschriftart"><text:span text:style-name="T22"> </text:span></text:span><text:span text:style-name="Absatz-Standardschriftart"><text:span text:style-name="T37">de l’element</text:span></text:span><text:span text:style-name="Absatz-Standardschriftart"><text:span text:style-name="T198"> </text:span></text:span><text:span text:style-name="Absatz-Standardschriftart"><text:span text:style-name="T37">arrel ha de ser</text:span></text:span><text:span text:style-name="Absatz-Standardschriftart"><text:span text:style-name="T198"> </text:span></text:span><text:span text:style-name="Absatz-Standardschriftart"><text:span text:style-name="T37">obligatori</text:span></text:span><text:span text:style-name="Absatz-Standardschriftart"><text:span text:style-name="T20"> </text:span></text:span><text:span text:style-name="Absatz-Standardschriftart"><text:span text:style-name="T198">i</text:span></text:span><text:span text:style-name="Absatz-Standardschriftart"><text:span text:style-name="T37"> el</text:span></text:span><text:span text:style-name="Absatz-Standardschriftart"><text:span text:style-name="T20"> </text:span></text:span><text:span text:style-name="Absatz-Standardschriftart"><text:span text:style-name="T37">seu valor</text:span></text:span><text:span text:style-name="Absatz-Standardschriftart"><text:span text:style-name="T198"> </text:span></text:span><text:span text:style-name="Absatz-Standardschriftart"><text:span text:style-name="T37">constant.</text:span></text:span></text:p>
              </text:list-item>
              <text:list-item>
                <text:p text:style-name="P38"><text:span text:style-name="Absatz-Standardschriftart"><text:span text:style-name="T37">El</text:span></text:span><text:span text:style-name="Absatz-Standardschriftart"><text:span text:style-name="T70"> </text:span></text:span><text:span text:style-name="Absatz-Standardschriftart"><text:span text:style-name="T37">contingut</text:span></text:span><text:span text:style-name="Absatz-Standardschriftart"><text:span text:style-name="T70"> </text:span></text:span><text:span text:style-name="Absatz-Standardschriftart"><text:span text:style-name="T37">dels</text:span></text:span><text:span text:style-name="Absatz-Standardschriftart"><text:span text:style-name="T72"> </text:span></text:span><text:span text:style-name="Absatz-Standardschriftart"><text:span text:style-name="T37">elements</text:span></text:span><text:span text:style-name="Absatz-Standardschriftart"><text:span text:style-name="T70"> </text:span></text:span><text:span text:style-name="Absatz-Standardschriftart"><text:span text:style-name="T37">que</text:span></text:span><text:span text:style-name="Absatz-Standardschriftart"><text:span text:style-name="T72"> </text:span></text:span><text:span text:style-name="Absatz-Standardschriftart"><text:span text:style-name="T37">emmagatzemen</text:span></text:span><text:span text:style-name="Absatz-Standardschriftart"><text:span text:style-name="T72"> </text:span></text:span><text:span text:style-name="Absatz-Standardschriftart"><text:span text:style-name="T37">l’adreça,</text:span></text:span><text:span text:style-name="Absatz-Standardschriftart"><text:span text:style-name="T75"> </text:span></text:span><text:span text:style-name="Absatz-Standardschriftart"><text:span text:style-name="T37">la</text:span></text:span><text:span text:style-name="Absatz-Standardschriftart"><text:span text:style-name="T70"> </text:span></text:span><text:span text:style-name="Absatz-Standardschriftart"><text:span text:style-name="T37">ciutat,</text:span></text:span><text:span text:style-name="Absatz-Standardschriftart"><text:span text:style-name="T70"> </text:span></text:span><text:span text:style-name="Absatz-Standardschriftart"><text:span text:style-name="T37">el</text:span></text:span><text:span text:style-name="Absatz-Standardschriftart"><text:span text:style-name="T70"> </text:span></text:span><text:span text:style-name="Absatz-Standardschriftart"><text:span text:style-name="T37">país</text:span></text:span><text:span text:style-name="Absatz-Standardschriftart"><text:span text:style-name="T72"> </text:span></text:span><text:span text:style-name="Absatz-Standardschriftart"><text:span text:style-name="T198">i</text:span></text:span><text:span text:style-name="Absatz-Standardschriftart"><text:span text:style-name="T77"> </text:span></text:span><text:span text:style-name="Absatz-Standardschriftart"><text:span text:style-name="T37">el lloc web del</text:span></text:span><text:span text:style-name="Absatz-Standardschriftart"><text:span text:style-name="T66"> </text:span></text:span><text:span text:style-name="Absatz-Standardschriftart"><text:span text:style-name="T37">parc,</text:span></text:span><text:span text:style-name="Absatz-Standardschriftart"><text:span text:style-name="T198"> </text:span></text:span><text:span text:style-name="Absatz-Standardschriftart"><text:span text:style-name="T37">ha de</text:span></text:span><text:span text:style-name="Absatz-Standardschriftart"><text:span text:style-name="T198"> </text:span></text:span><text:span text:style-name="Absatz-Standardschriftart"><text:span text:style-name="T37">ser</text:span></text:span><text:span text:style-name="Absatz-Standardschriftart"><text:span text:style-name="T198"> </text:span></text:span><text:span text:style-name="Absatz-Standardschriftart"><text:span text:style-name="T37">constant.</text:span></text:span></text:p>
              </text:list-item>
            </text:list>
          </table:table-cell>
        </table:table-row>
        <table:table-row table:style-name="Taula1.3">
          <table:table-cell table:style-name="Taula1.A3" office:value-type="string">
            <text:p text:style-name="P16"><text:span text:style-name="Absatz-Standardschriftart"><text:span text:style-name="T33">dates</text:span></text:span></text:p>
          </table:table-cell>
          <table:table-cell table:style-name="Taula1.B3" office:value-type="string">
            <text:list xml:id="list180328167548862" text:continue-numbering="true" text:style-name="L1">
              <text:list-item>
                <text:p text:style-name="P32"><text:span text:style-name="Absatz-Standardschriftart"><text:span text:style-name="T29">Els</text:span></text:span><text:span text:style-name="Absatz-Standardschriftart"><text:span text:style-name="T86"> </text:span></text:span><text:span text:style-name="Absatz-Standardschriftart"><text:span text:style-name="T29">el</text:span></text:span><text:span text:style-name="Absatz-Standardschriftart"><text:span text:style-name="T31">e</text:span></text:span><text:span text:style-name="Absatz-Standardschriftart"><text:span text:style-name="T29">ments</text:span></text:span><text:span text:style-name="Absatz-Standardschriftart"><text:span text:style-name="T88"> </text:span></text:span><text:span text:style-name="Absatz-Standardschriftart"><text:span text:style-name="T33">dataObertura</text:span></text:span><text:span text:style-name="Absatz-Standardschriftart"><text:span text:style-name="T91"> </text:span></text:span><text:span text:style-name="Absatz-Standardschriftart"><text:span text:style-name="T196">i</text:span></text:span><text:span text:style-name="Absatz-Standardschriftart"><text:span text:style-name="T86"> </text:span></text:span><text:span text:style-name="Absatz-Standardschriftart"><text:span text:style-name="T23">dataTancament</text:span></text:span><text:span text:style-name="Absatz-Standardschriftart"><text:span text:style-name="T93"> </text:span></text:span><text:span text:style-name="Absatz-Standardschriftart"><text:span text:style-name="T29">han</text:span></text:span><text:span text:style-name="Absatz-Standardschriftart"><text:span text:style-name="T88"> </text:span></text:span><text:span text:style-name="Absatz-Standardschriftart"><text:span text:style-name="T29">de</text:span></text:span><text:span text:style-name="Absatz-Standardschriftart"><text:span text:style-name="T86"> </text:span></text:span><text:span text:style-name="Absatz-Standardschriftart"><text:span text:style-name="T29">ser</text:span></text:span><text:span text:style-name="Absatz-Standardschriftart"><text:span text:style-name="T88"> </text:span></text:span><text:span text:style-name="Absatz-Standardschriftart"><text:span text:style-name="T29">de</text:span></text:span><text:span text:style-name="Absatz-Standardschriftart"><text:span text:style-name="T88"> </text:span></text:span><text:span text:style-name="Absatz-Standardschriftart"><text:span text:style-name="T29">tipus</text:span></text:span><text:span text:style-name="Absatz-Standardschriftart"><text:span text:style-name="T86"> </text:span></text:span><text:span text:style-name="Absatz-Standardschriftart"><text:span text:style-name="T29">predefinit </text:span></text:span><text:span text:style-name="Absatz-Standardschriftart"><text:span text:style-name="T43">date</text:span></text:span><text:span text:style-name="Absatz-Standardschriftart"><text:span text:style-name="T45">.</text:span></text:span><text:span text:style-name="Absatz-Standardschriftart"><text:span text:style-name="T61"> </text:span></text:span><text:span text:style-name="Absatz-Standardschriftart"><text:span text:style-name="T198">Heu</text:span></text:span><text:span text:style-name="Absatz-Standardschriftart"><text:span text:style-name="T96"> </text:span></text:span><text:span text:style-name="Absatz-Standardschriftart"><text:span text:style-name="T37">de</text:span></text:span><text:span text:style-name="Absatz-Standardschriftart"><text:span text:style-name="T96"> </text:span></text:span><text:span text:style-name="Absatz-Standardschriftart"><text:span text:style-name="T37">canviar</text:span></text:span><text:span text:style-name="Absatz-Standardschriftart"><text:span text:style-name="T98"> </text:span></text:span><text:span text:style-name="Absatz-Standardschriftart"><text:span text:style-name="T37">els</text:span></text:span><text:span text:style-name="Absatz-Standardschriftart"><text:span text:style-name="T96"> </text:span></text:span><text:span text:style-name="Absatz-Standardschriftart"><text:span text:style-name="T37">seus</text:span></text:span><text:span text:style-name="Absatz-Standardschriftart"><text:span text:style-name="T96"> </text:span></text:span><text:span text:style-name="Absatz-Standardschriftart"><text:span text:style-name="T37">continguts</text:span></text:span><text:span text:style-name="Absatz-Standardschriftart"><text:span text:style-name="T100"> </text:span></text:span><text:span text:style-name="Absatz-Standardschriftart"><text:span text:style-name="T37">del</text:span></text:span><text:span text:style-name="Absatz-Standardschriftart"><text:span text:style-name="T62"> </text:span></text:span><text:span text:style-name="Absatz-Standardschriftart"><text:span text:style-name="T37">document</text:span></text:span><text:span text:style-name="Absatz-Standardschriftart"><text:span text:style-name="T100"> </text:span></text:span><text:span text:style-name="Absatz-Standardschriftart"><text:span text:style-name="T37">XML</text:span></text:span><text:span text:style-name="Absatz-Standardschriftart"><text:span text:style-name="T20"> </text:span></text:span><text:span text:style-name="Absatz-Standardschriftart"><text:span text:style-name="T37">perquè</text:span></text:span><text:span text:style-name="Absatz-Standardschriftart"><text:span text:style-name="T96"> </text:span></text:span><text:span text:style-name="Absatz-Standardschriftart"><text:span text:style-name="T37">s’adaptin</text:span></text:span><text:span text:style-name="Absatz-Standardschriftart"><text:span text:style-name="T102"> </text:span></text:span><text:span text:style-name="Absatz-Standardschriftart"><text:span text:style-name="T37">al</text:span></text:span><text:span text:style-name="Absatz-Standardschriftart"><text:span text:style-name="T106"> </text:span></text:span><text:span text:style-name="Absatz-Standardschriftart"><text:span text:style-name="T37">format</text:span></text:span><text:span text:style-name="Absatz-Standardschriftart"><text:span text:style-name="T198"> </text:span></text:span><text:span text:style-name="Absatz-Standardschriftart"><text:span text:style-name="T37">del</text:span></text:span><text:span text:style-name="Absatz-Standardschriftart"><text:span text:style-name="T20"> </text:span></text:span><text:span text:style-name="Absatz-Standardschriftart"><text:span text:style-name="T37">tipus predefinit</text:span></text:span><text:span text:style-name="Absatz-Standardschriftart"><text:span text:style-name="T198"> </text:span></text:span><text:span text:style-name="Absatz-Standardschriftart"><text:span text:style-name="T43">date</text:span></text:span><text:span text:style-name="Absatz-Standardschriftart"><text:span text:style-name="T37">.</text:span></text:span></text:p>
              </text:list-item>
            </text:list>
          </table:table-cell>
        </table:table-row>
        <text:soft-page-break/>
        <table:table-row table:style-name="Taula1.4">
          <table:table-cell table:style-name="Taula1.A4" office:value-type="string">
            <text:p text:style-name="P16"><text:span text:style-name="Absatz-Standardschriftart"><text:span text:style-name="T33">horaris</text:span></text:span></text:p>
          </table:table-cell>
          <table:table-cell table:style-name="Taula1.B4" office:value-type="string">
            <text:list xml:id="list180328047894645" text:continue-numbering="true" text:style-name="L1">
              <text:list-item>
                <text:p text:style-name="P32"><text:span text:style-name="Absatz-Standardschriftart"><text:span text:style-name="T20">L’atribut</text:span></text:span><text:span text:style-name="Absatz-Standardschriftart"><text:span text:style-name="T66"> </text:span></text:span><text:span text:style-name="Absatz-Standardschriftart"><text:span text:style-name="T35">nom</text:span></text:span><text:span text:style-name="Absatz-Standardschriftart"><text:span text:style-name="T22"> </text:span></text:span><text:span text:style-name="Absatz-Standardschriftart"><text:span text:style-name="T37">de l’element</text:span></text:span><text:span text:style-name="Absatz-Standardschriftart"><text:span text:style-name="T66"> </text:span></text:span><text:span text:style-name="Absatz-Standardschriftart"><text:span text:style-name="T35">mes </text:span></text:span><text:span text:style-name="Absatz-Standardschriftart"><text:span text:style-name="T37">ha</text:span></text:span><text:span text:style-name="Absatz-Standardschriftart"><text:span text:style-name="T198"> </text:span></text:span><text:span text:style-name="Absatz-Standardschriftart"><text:span text:style-name="T37">de ser</text:span></text:span><text:span text:style-name="Absatz-Standardschriftart"><text:span text:style-name="T20"> </text:span></text:span><text:span text:style-name="Absatz-Standardschriftart"><text:span text:style-name="T37">obligatori</text:span></text:span><text:span text:style-name="Absatz-Standardschriftart"><text:span text:style-name="T20"> </text:span></text:span><text:span text:style-name="Absatz-Standardschriftart"><text:span text:style-name="T198">i</text:span></text:span><text:span text:style-name="Absatz-Standardschriftart"><text:span text:style-name="T37"> de tipus</text:span></text:span><text:span text:style-name="Absatz-Standardschriftart"><text:span text:style-name="T66"> </text:span></text:span><text:span text:style-name="Absatz-Standardschriftart"><text:span text:style-name="T43">mesos.</text:span></text:span></text:p>
              </text:list-item>
              <text:list-item>
                <text:p text:style-name="P32"><text:span text:style-name="Absatz-Standardschriftart"><text:span text:style-name="T20">L’atribut</text:span></text:span><text:span text:style-name="Absatz-Standardschriftart"><text:span text:style-name="T112"> </text:span></text:span><text:span text:style-name="Absatz-Standardschriftart"><text:span text:style-name="T35">hora</text:span></text:span><text:span text:style-name="Absatz-Standardschriftart"><text:span text:style-name="T78"> </text:span></text:span><text:span text:style-name="Absatz-Standardschriftart"><text:span text:style-name="T37">dels</text:span></text:span><text:span text:style-name="Absatz-Standardschriftart"><text:span text:style-name="T77"> </text:span></text:span><text:span text:style-name="Absatz-Standardschriftart"><text:span text:style-name="T37">elements</text:span></text:span><text:span text:style-name="Absatz-Standardschriftart"><text:span text:style-name="T77"> </text:span></text:span><text:span text:style-name="Absatz-Standardschriftart"><text:span text:style-name="T35">horaObertura</text:span></text:span><text:span text:style-name="Absatz-Standardschriftart"><text:span text:style-name="T113"> </text:span></text:span><text:span text:style-name="Absatz-Standardschriftart"><text:span text:style-name="T198">i</text:span></text:span><text:span text:style-name="Absatz-Standardschriftart"><text:span text:style-name="T112"> </text:span></text:span><text:span text:style-name="Absatz-Standardschriftart"><text:span text:style-name="T22">horaTancament</text:span></text:span><text:span text:style-name="Absatz-Standardschriftart"><text:span text:style-name="T78"> </text:span></text:span><text:span text:style-name="Absatz-Standardschriftart"><text:span text:style-name="T37">ha</text:span></text:span><text:span text:style-name="Absatz-Standardschriftart"><text:span text:style-name="T114"> </text:span></text:span><text:span text:style-name="Absatz-Standardschriftart"><text:span text:style-name="T37">de</text:span></text:span><text:span text:style-name="Absatz-Standardschriftart"><text:span text:style-name="T112"> </text:span></text:span><text:span text:style-name="Absatz-Standardschriftart"><text:span text:style-name="T37">ser</text:span></text:span><text:span text:style-name="Absatz-Standardschriftart"><text:span text:style-name="T115"> </text:span></text:span><text:span text:style-name="Absatz-Standardschriftart"><text:span text:style-name="T37">obligatori</text:span></text:span><text:span text:style-name="Absatz-Standardschriftart"><text:span text:style-name="T116"> </text:span></text:span><text:span text:style-name="Absatz-Standardschriftart"><text:span text:style-name="T198">i</text:span></text:span><text:span text:style-name="Absatz-Standardschriftart"><text:span text:style-name="T117"> </text:span></text:span><text:span text:style-name="Absatz-Standardschriftart"><text:span text:style-name="T37">de</text:span></text:span><text:span text:style-name="Absatz-Standardschriftart"><text:span text:style-name="T121"> </text:span></text:span><text:span text:style-name="Absatz-Standardschriftart"><text:span text:style-name="T37">tipus</text:span></text:span><text:span text:style-name="Absatz-Standardschriftart"><text:span text:style-name="T116"> </text:span></text:span><text:span text:style-name="Absatz-Standardschriftart"><text:span text:style-name="T37">predefinit</text:span></text:span><text:span text:style-name="Absatz-Standardschriftart"><text:span text:style-name="T198"> </text:span></text:span><text:span text:style-name="Absatz-Standardschriftart"><text:span text:style-name="T199">time</text:span></text:span><text:span text:style-name="Absatz-Standardschriftart"><text:span text:style-name="T198">.</text:span></text:span><text:span text:style-name="Absatz-Standardschriftart"><text:span text:style-name="T124"> </text:span></text:span><text:span text:style-name="Absatz-Standardschriftart"><text:span text:style-name="T37">Heu</text:span></text:span><text:span text:style-name="Absatz-Standardschriftart"><text:span text:style-name="T116"> </text:span></text:span><text:span text:style-name="Absatz-Standardschriftart"><text:span text:style-name="T37">de</text:span></text:span><text:span text:style-name="Absatz-Standardschriftart"><text:span text:style-name="T121"> </text:span></text:span><text:span text:style-name="Absatz-Standardschriftart"><text:span text:style-name="T37">canviar</text:span></text:span><text:span text:style-name="Absatz-Standardschriftart"><text:span text:style-name="T121"> </text:span></text:span><text:span text:style-name="Absatz-Standardschriftart"><text:span text:style-name="T37">els</text:span></text:span><text:span text:style-name="Absatz-Standardschriftart"><text:span text:style-name="T121"> </text:span></text:span><text:span text:style-name="Absatz-Standardschriftart"><text:span text:style-name="T37">valors</text:span></text:span><text:span text:style-name="Absatz-Standardschriftart"><text:span text:style-name="T125"> </text:span></text:span><text:span text:style-name="Absatz-Standardschriftart"><text:span text:style-name="T37">assignat</text:span></text:span><text:span text:style-name="Absatz-Standardschriftart"><text:span text:style-name="T42">s</text:span></text:span><text:span text:style-name="Absatz-Standardschriftart"><text:span text:style-name="T116"> </text:span></text:span><text:span text:style-name="Absatz-Standardschriftart"><text:span text:style-name="T198">a</text:span></text:span><text:span text:style-name="Absatz-Standardschriftart"><text:span text:style-name="T127"> </text:span></text:span><text:span text:style-name="Absatz-Standardschriftart"><text:span text:style-name="T37">aquest</text:span></text:span><text:span text:style-name="Absatz-Standardschriftart"><text:span text:style-name="T129"> </text:span></text:span><text:span text:style-name="Absatz-Standardschriftart"><text:span text:style-name="T37">atribut</text:span></text:span><text:span text:style-name="Absatz-Standardschriftart"><text:span text:style-name="T130"> </text:span></text:span><text:span text:style-name="Absatz-Standardschriftart"><text:span text:style-name="T37">en</text:span></text:span><text:span text:style-name="Absatz-Standardschriftart"><text:span text:style-name="T132"> </text:span></text:span><text:span text:style-name="Absatz-Standardschriftart"><text:span text:style-name="T37">el</text:span></text:span><text:span text:style-name="Absatz-Standardschriftart"><text:span text:style-name="T130"> </text:span></text:span><text:span text:style-name="Absatz-Standardschriftart"><text:span text:style-name="T37">document</text:span></text:span><text:span text:style-name="Absatz-Standardschriftart"><text:span text:style-name="T130"> </text:span></text:span><text:span text:style-name="Absatz-Standardschriftart"><text:span text:style-name="T37">XML</text:span></text:span><text:span text:style-name="Absatz-Standardschriftart"><text:span text:style-name="T133"> </text:span></text:span><text:span text:style-name="Absatz-Standardschriftart"><text:span text:style-name="T37">per</text:span></text:span><text:span text:style-name="Absatz-Standardschriftart"><text:span text:style-name="T130"> </text:span></text:span><text:span text:style-name="Absatz-Standardschriftart"><text:span text:style-name="T37">adaptar-los</text:span></text:span><text:span text:style-name="Absatz-Standardschriftart"><text:span text:style-name="T135"> </text:span></text:span><text:span text:style-name="Absatz-Standardschriftart"><text:span text:style-name="T37">al</text:span></text:span><text:span text:style-name="Absatz-Standardschriftart"><text:span text:style-name="T130"> </text:span></text:span><text:span text:style-name="Absatz-Standardschriftart"><text:span text:style-name="T37">format</text:span></text:span><text:span text:style-name="Absatz-Standardschriftart"><text:span text:style-name="T130"> </text:span></text:span><text:span text:style-name="Absatz-Standardschriftart"><text:span text:style-name="T37">del</text:span></text:span><text:span text:style-name="Absatz-Standardschriftart"><text:span text:style-name="T130"> </text:span></text:span><text:span text:style-name="Absatz-Standardschriftart"><text:span text:style-name="T37">tipus</text:span></text:span><text:span text:style-name="Absatz-Standardschriftart"><text:span text:style-name="T136"> </text:span></text:span><text:span text:style-name="Absatz-Standardschriftart"><text:span text:style-name="T37">predefinit</text:span></text:span><text:span text:style-name="Absatz-Standardschriftart"><text:span text:style-name="T106"> </text:span></text:span><text:span text:style-name="Absatz-Standardschriftart"><text:span text:style-name="T199">time</text:span></text:span><text:span text:style-name="Absatz-Standardschriftart"><text:span text:style-name="T198">.</text:span></text:span></text:p>
              </text:list-item>
              <text:list-item>
                <text:p text:style-name="P32"><text:span text:style-name="Absatz-Standardschriftart"><text:span text:style-name="T37">Per</text:span></text:span><text:span text:style-name="Absatz-Standardschriftart"><text:span text:style-name="T138"> </text:span></text:span><text:span text:style-name="Absatz-Standardschriftart"><text:span text:style-name="T37">cada</text:span></text:span><text:span text:style-name="Absatz-Standardschriftart"><text:span text:style-name="T138"> </text:span></text:span><text:span text:style-name="Absatz-Standardschriftart"><text:span text:style-name="T37">mes,</text:span></text:span><text:span text:style-name="Absatz-Standardschriftart"><text:span text:style-name="T139"> </text:span></text:span><text:span text:style-name="Absatz-Standardschriftart"><text:span text:style-name="T37">heu</text:span></text:span><text:span text:style-name="Absatz-Standardschriftart"><text:span text:style-name="T138"> </text:span></text:span><text:span text:style-name="Absatz-Standardschriftart"><text:span text:style-name="T37">de</text:span></text:span><text:span text:style-name="Absatz-Standardschriftart"><text:span text:style-name="T138"> </text:span></text:span><text:span text:style-name="Absatz-Standardschriftart"><text:span text:style-name="T37">tenir</text:span></text:span><text:span text:style-name="Absatz-Standardschriftart"><text:span text:style-name="T138"> </text:span></text:span><text:span text:style-name="Absatz-Standardschriftart"><text:span text:style-name="T37">en</text:span></text:span><text:span text:style-name="Absatz-Standardschriftart"><text:span text:style-name="T138"> </text:span></text:span><text:span text:style-name="Absatz-Standardschriftart"><text:span text:style-name="T37">compte</text:span></text:span><text:span text:style-name="Absatz-Standardschriftart"><text:span text:style-name="T140"> </text:span></text:span><text:span text:style-name="Absatz-Standardschriftart"><text:span text:style-name="T37">que</text:span></text:span><text:span text:style-name="Absatz-Standardschriftart"><text:span text:style-name="T142"> </text:span></text:span><text:span text:style-name="Absatz-Standardschriftart"><text:span text:style-name="T37">l’element</text:span></text:span><text:span text:style-name="Absatz-Standardschriftart"><text:span text:style-name="T95"> </text:span></text:span><text:span text:style-name="Absatz-Standardschriftart"><text:span text:style-name="T35">horaObertura</text:span></text:span><text:span text:style-name="Absatz-Standardschriftart"><text:span text:style-name="T141"> </text:span></text:span><text:span text:style-name="Absatz-Standardschriftart"><text:span text:style-name="T37">només</text:span></text:span><text:span text:style-name="Absatz-Standardschriftart"><text:span text:style-name="T81"> </text:span></text:span><text:span text:style-name="Absatz-Standardschriftart"><text:span text:style-name="T37">apareix</text:span></text:span><text:span text:style-name="Absatz-Standardschriftart"><text:span text:style-name="T137"> </text:span></text:span><text:span text:style-name="Absatz-Standardschriftart"><text:span text:style-name="T37">un</text:span></text:span><text:span text:style-name="Absatz-Standardschriftart"><text:span text:style-name="T143"> </text:span></text:span><text:span text:style-name="Absatz-Standardschriftart"><text:span text:style-name="T37">cop,</text:span></text:span><text:span text:style-name="Absatz-Standardschriftart"><text:span text:style-name="T83"> </text:span></text:span><text:span text:style-name="Absatz-Standardschriftart"><text:span text:style-name="T37">en</text:span></text:span><text:span text:style-name="Absatz-Standardschriftart"><text:span text:style-name="T137"> </text:span></text:span><text:span text:style-name="Absatz-Standardschriftart"><text:span text:style-name="T37">canvi</text:span></text:span><text:span text:style-name="Absatz-Standardschriftart"><text:span text:style-name="T143"> </text:span></text:span><text:span text:style-name="Absatz-Standardschriftart"><text:span text:style-name="T37">l’element</text:span></text:span><text:span text:style-name="Absatz-Standardschriftart"><text:span text:style-name="T144"> </text:span></text:span><text:span text:style-name="Absatz-Standardschriftart"><text:span text:style-name="T110">horaTancament</text:span></text:span><text:span text:style-name="Absatz-Standardschriftart"><text:span text:style-name="T143"> </text:span></text:span><text:span text:style-name="Absatz-Standardschriftart"><text:span text:style-name="T37">pot</text:span></text:span><text:span text:style-name="Absatz-Standardschriftart"><text:span text:style-name="T144"> </text:span></text:span><text:span text:style-name="Absatz-Standardschriftart"><text:span text:style-name="T37">aparèixer</text:span></text:span><text:span text:style-name="Absatz-Standardschriftart"><text:span text:style-name="T143"> </text:span></text:span><text:span text:style-name="Absatz-Standardschriftart"><text:span text:style-name="T37">més</text:span></text:span><text:span text:style-name="Absatz-Standardschriftart"><text:span text:style-name="T137"> </text:span></text:span><text:span text:style-name="Absatz-Standardschriftart"><text:span text:style-name="T37">d’un</text:span></text:span><text:span text:style-name="Absatz-Standardschriftart"><text:span text:style-name="T122"> </text:span></text:span><text:span text:style-name="Absatz-Standardschriftart"><text:span text:style-name="T37">cop.</text:span></text:span><text:span text:style-name="Absatz-Standardschriftart"><text:span text:style-name="T145"> </text:span></text:span><text:span text:style-name="Absatz-Standardschriftart"><text:span text:style-name="T20">Aquest</text:span></text:span><text:span text:style-name="Absatz-Standardschriftart"><text:span text:style-name="T198"> </text:span></text:span><text:span text:style-name="Absatz-Standardschriftart"><text:span text:style-name="T37">fet</text:span></text:span><text:span text:style-name="Absatz-Standardschriftart"><text:span text:style-name="T148"> </text:span></text:span><text:span text:style-name="Absatz-Standardschriftart"><text:span text:style-name="T37">ha de quedar</text:span></text:span><text:span text:style-name="Absatz-Standardschriftart"><text:span text:style-name="T198"> </text:span></text:span><text:span text:style-name="Absatz-Standardschriftart"><text:span text:style-name="T37">definit</text:span></text:span><text:span text:style-name="Absatz-Standardschriftart"><text:span text:style-name="T198"> </text:span></text:span><text:span text:style-name="Absatz-Standardschriftart"><text:span text:style-name="T37">en el</text:span></text:span><text:span text:style-name="Absatz-Standardschriftart"><text:span text:style-name="T20"> </text:span></text:span><text:span text:style-name="Absatz-Standardschriftart"><text:span text:style-name="T37">document</text:span></text:span><text:span text:style-name="Absatz-Standardschriftart"><text:span text:style-name="T198"> </text:span></text:span><text:span text:style-name="Absatz-Standardschriftart"><text:span text:style-name="T37">XSD.</text:span></text:span></text:p>
              </text:list-item>
              <text:list-item>
                <text:p text:style-name="P32"><text:span text:style-name="Absatz-Standardschriftart"><text:span text:style-name="T106">L’element</text:span></text:span><text:span text:style-name="Absatz-Standardschriftart"><text:span text:style-name="T96"> </text:span></text:span><text:span text:style-name="Absatz-Standardschriftart"><text:span text:style-name="T35">diaSetmana</text:span></text:span><text:span text:style-name="Absatz-Standardschriftart"><text:span text:style-name="T55"> </text:span></text:span><text:span text:style-name="Absatz-Standardschriftart"><text:span text:style-name="T37">de</text:span></text:span><text:span text:style-name="Absatz-Standardschriftart"><text:span text:style-name="T96"> </text:span></text:span><text:span text:style-name="Absatz-Standardschriftart"><text:span text:style-name="T37">l’element</text:span></text:span><text:span text:style-name="Absatz-Standardschriftart"><text:span text:style-name="T100"> </text:span></text:span><text:span text:style-name="Absatz-Standardschriftart"><text:span text:style-name="T35">periode</text:span></text:span><text:span text:style-name="Absatz-Standardschriftart"><text:span text:style-name="T26"> </text:span></text:span><text:span text:style-name="Absatz-Standardschriftart"><text:span text:style-name="T37">ha</text:span></text:span><text:span text:style-name="Absatz-Standardschriftart"><text:span text:style-name="T62"> </text:span></text:span><text:span text:style-name="Absatz-Standardschriftart"><text:span text:style-name="T37">de</text:span></text:span><text:span text:style-name="Absatz-Standardschriftart"><text:span text:style-name="T27"> </text:span></text:span><text:span text:style-name="Absatz-Standardschriftart"><text:span text:style-name="T37">ser</text:span></text:span><text:span text:style-name="Absatz-Standardschriftart"><text:span text:style-name="T27"> </text:span></text:span><text:span text:style-name="Absatz-Standardschriftart"><text:span text:style-name="T37">de</text:span></text:span><text:span text:style-name="Absatz-Standardschriftart"><text:span text:style-name="T62"> </text:span></text:span><text:span text:style-name="Absatz-Standardschriftart"><text:span text:style-name="T37">tipus</text:span></text:span><text:span text:style-name="Absatz-Standardschriftart"><text:span text:style-name="T98"> </text:span></text:span><text:span text:style-name="Absatz-Standardschriftart"><text:span text:style-name="T43">diesSetmana</text:span></text:span><text:span text:style-name="Absatz-Standardschriftart"><text:span text:style-name="T151"> </text:span></text:span><text:span text:style-name="Absatz-Standardschriftart"><text:span text:style-name="T37">i,</text:span></text:span><text:span text:style-name="Absatz-Standardschriftart"><text:span text:style-name="T70"> </text:span></text:span><text:span text:style-name="Absatz-Standardschriftart"><text:span text:style-name="T37">com</text:span></text:span><text:span text:style-name="Absatz-Standardschriftart"><text:span text:style-name="T72"> </text:span></text:span><text:span text:style-name="Absatz-Standardschriftart"><text:span text:style-name="T37">és</text:span></text:span><text:span text:style-name="Absatz-Standardschriftart"><text:span text:style-name="T72"> </text:span></text:span><text:span text:style-name="Absatz-Standardschriftart"><text:span text:style-name="T37">evident,</text:span></text:span><text:span text:style-name="Absatz-Standardschriftart"><text:span text:style-name="T72"> </text:span></text:span><text:span text:style-name="Absatz-Standardschriftart"><text:span text:style-name="T37">només</text:span></text:span><text:span text:style-name="Absatz-Standardschriftart"><text:span text:style-name="T77"> </text:span></text:span><text:span text:style-name="Absatz-Standardschriftart"><text:span text:style-name="T37">es</text:span></text:span><text:span text:style-name="Absatz-Standardschriftart"><text:span text:style-name="T70"> </text:span></text:span><text:span text:style-name="Absatz-Standardschriftart"><text:span text:style-name="T37">pot</text:span></text:span><text:span text:style-name="Absatz-Standardschriftart"><text:span text:style-name="T70"> </text:span></text:span><text:span text:style-name="Absatz-Standardschriftart"><text:span text:style-name="T37">repetir</text:span></text:span><text:span text:style-name="Absatz-Standardschriftart"><text:span text:style-name="T72"> </text:span></text:span><text:span text:style-name="Absatz-Standardschriftart"><text:span text:style-name="T37">com</text:span></text:span><text:span text:style-name="Absatz-Standardschriftart"><text:span text:style-name="T70"> </text:span></text:span><text:span text:style-name="Absatz-Standardschriftart"><text:span text:style-name="T198">a</text:span></text:span><text:span text:style-name="Absatz-Standardschriftart"><text:span text:style-name="T70"> </text:span></text:span><text:span text:style-name="Absatz-Standardschriftart"><text:span text:style-name="T37">molt</text:span></text:span><text:span text:style-name="Absatz-Standardschriftart"><text:span text:style-name="T70"> </text:span></text:span><text:span text:style-name="Absatz-Standardschriftart"><text:span text:style-name="T198">7</text:span></text:span><text:span text:style-name="Absatz-Standardschriftart"><text:span text:style-name="T75"> </text:span></text:span><text:span text:style-name="Absatz-Standardschriftart"><text:span text:style-name="T37">vegades,</text:span></text:span><text:span text:style-name="Absatz-Standardschriftart"><text:span text:style-name="T70"> </text:span></text:span><text:span text:style-name="Absatz-Standardschriftart"><text:span text:style-name="T37">una</text:span></text:span><text:span text:style-name="Absatz-Standardschriftart"><text:span text:style-name="T75"> </text:span></text:span><text:span text:style-name="Absatz-Standardschriftart"><text:span text:style-name="T37">per</text:span></text:span><text:span text:style-name="Absatz-Standardschriftart"><text:span text:style-name="T70"> </text:span></text:span><text:span text:style-name="Absatz-Standardschriftart"><text:span text:style-name="T37">cada</text:span></text:span><text:span text:style-name="Absatz-Standardschriftart"><text:span text:style-name="T102"> </text:span></text:span><text:span text:style-name="Absatz-Standardschriftart"><text:span text:style-name="T37">dia de la</text:span></text:span><text:span text:style-name="Absatz-Standardschriftart"><text:span text:style-name="T198"> </text:span></text:span><text:span text:style-name="Absatz-Standardschriftart"><text:span text:style-name="T37">setmana.</text:span></text:span></text:p>
              </text:list-item>
              <text:list-item>
                <text:p text:style-name="P32"><text:span text:style-name="Absatz-Standardschriftart"><text:span text:style-name="T39">E</text:span></text:span><text:span text:style-name="Absatz-Standardschriftart"><text:span text:style-name="T37">ls</text:span></text:span><text:span text:style-name="Absatz-Standardschriftart"><text:span text:style-name="T125"> </text:span></text:span><text:span text:style-name="Absatz-Standardschriftart"><text:span text:style-name="T37">atributs</text:span></text:span><text:span text:style-name="Absatz-Standardschriftart"><text:span text:style-name="T121"> </text:span></text:span><text:span text:style-name="Absatz-Standardschriftart"><text:span text:style-name="T35">diaInici</text:span></text:span><text:span text:style-name="Absatz-Standardschriftart"><text:span text:style-name="T152"> </text:span></text:span><text:span text:style-name="Absatz-Standardschriftart"><text:span text:style-name="T198">i</text:span></text:span><text:span text:style-name="Absatz-Standardschriftart"><text:span text:style-name="T125"> </text:span></text:span><text:span text:style-name="Absatz-Standardschriftart"><text:span text:style-name="T35">diaFinal</text:span></text:span><text:span text:style-name="Absatz-Standardschriftart"><text:span text:style-name="T152"> </text:span></text:span><text:span text:style-name="Absatz-Standardschriftart"><text:span text:style-name="T37">de</text:span></text:span><text:span text:style-name="Absatz-Standardschriftart"><text:span text:style-name="T125"> </text:span></text:span><text:span text:style-name="Absatz-Standardschriftart"><text:span text:style-name="T37">l’element</text:span></text:span><text:span text:style-name="Absatz-Standardschriftart"><text:span text:style-name="T153"> </text:span></text:span><text:span text:style-name="Absatz-Standardschriftart"><text:span text:style-name="T35">periode</text:span></text:span><text:span text:style-name="Absatz-Standardschriftart"><text:span text:style-name="T126"> </text:span></text:span><text:span text:style-name="Absatz-Standardschriftart"><text:span text:style-name="T37">han</text:span></text:span><text:span text:style-name="Absatz-Standardschriftart"><text:span text:style-name="T125"> </text:span></text:span><text:span text:style-name="Absatz-Standardschriftart"><text:span text:style-name="T37">de</text:span></text:span><text:span text:style-name="Absatz-Standardschriftart"><text:span text:style-name="T148"> </text:span></text:span><text:span text:style-name="Absatz-Standardschriftart"><text:span text:style-name="T37">ser</text:span></text:span><text:span text:style-name="Absatz-Standardschriftart"><text:span text:style-name="T121"> </text:span></text:span><text:span text:style-name="Absatz-Standardschriftart"><text:span text:style-name="T37">de</text:span></text:span><text:span text:style-name="Absatz-Standardschriftart"><text:span text:style-name="T125"> </text:span></text:span><text:span text:style-name="Absatz-Standardschriftart"><text:span text:style-name="T37">tipus </text:span></text:span><text:span text:style-name="Absatz-Standardschriftart"><text:span text:style-name="T44">diesMes</text:span></text:span><text:span text:style-name="Absatz-Standardschriftart"><text:span text:style-name="T108"> </text:span></text:span><text:span text:style-name="Absatz-Standardschriftart"><text:span text:style-name="T196">i</text:span></text:span><text:span text:style-name="Absatz-Standardschriftart"><text:span text:style-name="T109"> </text:span></text:span><text:span text:style-name="Absatz-Standardschriftart"><text:span text:style-name="T29">obligatoris.</text:span></text:span></text:p>
              </text:list-item>
            </text:list>
          </table:table-cell>
        </table:table-row>
        <table:table-row table:style-name="Taula1.5">
          <table:table-cell table:style-name="Taula1.A5" office:value-type="string">
            <text:p text:style-name="P25">espectacles</text:p>
          </table:table-cell>
          <table:table-cell table:style-name="Taula1.B5" office:value-type="string">
            <text:list xml:id="list180328183717981" text:continue-numbering="true" text:style-name="L1">
              <text:list-item>
                <text:p text:style-name="P34"><text:span text:style-name="Absatz-Standardschriftart"><text:span text:style-name="T20">L’atribut</text:span></text:span><text:span text:style-name="Absatz-Standardschriftart"><text:span text:style-name="T198"> </text:span></text:span><text:span text:style-name="Absatz-Standardschriftart"><text:span text:style-name="T35">nom</text:span></text:span><text:span text:style-name="Absatz-Standardschriftart"><text:span text:style-name="T22"> </text:span></text:span><text:span text:style-name="Absatz-Standardschriftart"><text:span text:style-name="T37">de l’element</text:span></text:span><text:span text:style-name="Absatz-Standardschriftart"><text:span text:style-name="T198"> </text:span></text:span><text:span text:style-name="Absatz-Standardschriftart"><text:span text:style-name="T35">zona </text:span></text:span><text:span text:style-name="Absatz-Standardschriftart"><text:span text:style-name="T37">ha de</text:span></text:span><text:span text:style-name="Absatz-Standardschriftart"><text:span text:style-name="T20"> </text:span></text:span><text:span text:style-name="Absatz-Standardschriftart"><text:span text:style-name="T37">ser</text:span></text:span><text:span text:style-name="Absatz-Standardschriftart"><text:span text:style-name="T198"> </text:span></text:span><text:span text:style-name="Absatz-Standardschriftart"><text:span text:style-name="T37">obligatori</text:span></text:span><text:span text:style-name="Absatz-Standardschriftart"><text:span text:style-name="T20"> </text:span></text:span><text:span text:style-name="Absatz-Standardschriftart"><text:span text:style-name="T198">i</text:span></text:span><text:span text:style-name="Absatz-Standardschriftart"><text:span text:style-name="T106"> </text:span></text:span><text:span text:style-name="Absatz-Standardschriftart"><text:span text:style-name="T37">de</text:span></text:span><text:span text:style-name="Absatz-Standardschriftart"><text:span text:style-name="T106"> </text:span></text:span><text:span text:style-name="Absatz-Standardschriftart"><text:span text:style-name="T37">tipus</text:span></text:span><text:span text:style-name="Absatz-Standardschriftart"><text:span text:style-name="T198"> </text:span></text:span><text:span text:style-name="Absatz-Standardschriftart"><text:span text:style-name="T43">zones.</text:span></text:span></text:p>
              </text:list-item>
              <text:list-item>
                <text:p text:style-name="P34"><text:span text:style-name="Absatz-Standardschriftart"><text:span text:style-name="T20">L’atribut</text:span></text:span><text:span text:style-name="Absatz-Standardschriftart"><text:span text:style-name="T198"> </text:span></text:span><text:span text:style-name="Absatz-Standardschriftart"><text:span text:style-name="T35">nom</text:span></text:span><text:span text:style-name="Absatz-Standardschriftart"><text:span text:style-name="T22"> </text:span></text:span><text:span text:style-name="Absatz-Standardschriftart"><text:span text:style-name="T37">de l’element</text:span></text:span><text:span text:style-name="Absatz-Standardschriftart"><text:span text:style-name="T66"> </text:span></text:span><text:span text:style-name="Absatz-Standardschriftart"><text:span text:style-name="T35">espectacle</text:span></text:span><text:span text:style-name="Absatz-Standardschriftart"><text:span text:style-name="T110"> </text:span></text:span><text:span text:style-name="Absatz-Standardschriftart"><text:span text:style-name="T37">ha de ser</text:span></text:span><text:span text:style-name="Absatz-Standardschriftart"><text:span text:style-name="T198"> </text:span></text:span><text:span text:style-name="Absatz-Standardschriftart"><text:span text:style-name="T37">obligatori.</text:span></text:span></text:p>
              </text:list-item>
              <text:list-item>
                <text:p text:style-name="P34"><text:span text:style-name="Absatz-Standardschriftart"><text:span text:style-name="T106">L’element</text:span></text:span><text:span text:style-name="Absatz-Standardschriftart"><text:span text:style-name="T173"> </text:span></text:span><text:span text:style-name="Absatz-Standardschriftart"><text:span text:style-name="T35">servei</text:span></text:span><text:span text:style-name="Absatz-Standardschriftart"><text:span text:style-name="T174"> </text:span></text:span><text:span text:style-name="Absatz-Standardschriftart"><text:span text:style-name="T37">de</text:span></text:span><text:span text:style-name="Absatz-Standardschriftart"><text:span text:style-name="T83"> </text:span></text:span><text:span text:style-name="Absatz-Standardschriftart"><text:span text:style-name="T37">l’element</text:span></text:span><text:span text:style-name="Absatz-Standardschriftart"><text:span text:style-name="T128"> </text:span></text:span><text:span text:style-name="Absatz-Standardschriftart"><text:span text:style-name="T35">espectacle</text:span></text:span><text:span text:style-name="Absatz-Standardschriftart"><text:span text:style-name="T84"> </text:span></text:span><text:span text:style-name="Absatz-Standardschriftart"><text:span text:style-name="T37">ha</text:span></text:span><text:span text:style-name="Absatz-Standardschriftart"><text:span text:style-name="T173"> </text:span></text:span><text:span text:style-name="Absatz-Standardschriftart"><text:span text:style-name="T37">de</text:span></text:span><text:span text:style-name="Absatz-Standardschriftart"><text:span text:style-name="T83"> </text:span></text:span><text:span text:style-name="Absatz-Standardschriftart"><text:span text:style-name="T37">ser</text:span></text:span><text:span text:style-name="Absatz-Standardschriftart"><text:span text:style-name="T173"> </text:span></text:span><text:span text:style-name="Absatz-Standardschriftart"><text:span text:style-name="T37">de</text:span></text:span><text:span text:style-name="Absatz-Standardschriftart"><text:span text:style-name="T83"> </text:span></text:span><text:span text:style-name="Absatz-Standardschriftart"><text:span text:style-name="T37">tipus</text:span></text:span><text:span text:style-name="Absatz-Standardschriftart"><text:span text:style-name="T128"> </text:span></text:span><text:span text:style-name="Absatz-Standardschriftart"><text:span text:style-name="T43">serveis</text:span></text:span><text:span text:style-name="Absatz-Standardschriftart"><text:span text:style-name="T37">.</text:span></text:span><text:span text:style-name="Absatz-Standardschriftart"><text:span text:style-name="T175"> </text:span></text:span><text:span text:style-name="Absatz-Standardschriftart"><text:span text:style-name="T37">Pot</text:span></text:span><text:span text:style-name="Absatz-Standardschriftart"><text:span text:style-name="T119"> </text:span></text:span><text:span text:style-name="Absatz-Standardschriftart"><text:span text:style-name="T37">aparèixer</text:span></text:span><text:span text:style-name="Absatz-Standardschriftart"><text:span text:style-name="T62"> </text:span></text:span><text:span text:style-name="Absatz-Standardschriftart"><text:span text:style-name="T198">o</text:span></text:span><text:span text:style-name="Absatz-Standardschriftart"><text:span text:style-name="T62"> </text:span></text:span><text:span text:style-name="Absatz-Standardschriftart"><text:span text:style-name="T37">no</text:span></text:span><text:span text:style-name="Absatz-Standardschriftart"><text:span text:style-name="T96"> </text:span></text:span><text:span text:style-name="Absatz-Standardschriftart"><text:span text:style-name="T198">i</text:span></text:span><text:span text:style-name="Absatz-Standardschriftart"><text:span text:style-name="T27"> </text:span></text:span><text:span text:style-name="Absatz-Standardschriftart"><text:span text:style-name="T37">es</text:span></text:span><text:span text:style-name="Absatz-Standardschriftart"><text:span text:style-name="T62"> </text:span></text:span><text:span text:style-name="Absatz-Standardschriftart"><text:span text:style-name="T37">pot</text:span></text:span><text:span text:style-name="Absatz-Standardschriftart"><text:span text:style-name="T62"> </text:span></text:span><text:span text:style-name="Absatz-Standardschriftart"><text:span text:style-name="T37">repetir</text:span></text:span><text:span text:style-name="Absatz-Standardschriftart"><text:span text:style-name="T96"> </text:span></text:span><text:span text:style-name="Absatz-Standardschriftart"><text:span text:style-name="T37">com</text:span></text:span><text:span text:style-name="Absatz-Standardschriftart"><text:span text:style-name="T96"> </text:span></text:span><text:span text:style-name="Absatz-Standardschriftart"><text:span text:style-name="T198">a</text:span></text:span><text:span text:style-name="Absatz-Standardschriftart"><text:span text:style-name="T27"> </text:span></text:span><text:span text:style-name="Absatz-Standardschriftart"><text:span text:style-name="T37">màxim</text:span></text:span><text:span text:style-name="Absatz-Standardschriftart"><text:span text:style-name="T96"> </text:span></text:span><text:span text:style-name="Absatz-Standardschriftart"><text:span text:style-name="T198">3</text:span></text:span><text:span text:style-name="Absatz-Standardschriftart"><text:span text:style-name="T96"> </text:span></text:span><text:span text:style-name="Absatz-Standardschriftart"><text:span text:style-name="T37">vegades,</text:span></text:span><text:span text:style-name="Absatz-Standardschriftart"><text:span text:style-name="T96"> </text:span></text:span><text:span text:style-name="Absatz-Standardschriftart"><text:span text:style-name="T37">una</text:span></text:span><text:span text:style-name="Absatz-Standardschriftart"><text:span text:style-name="T100"> </text:span></text:span><text:span text:style-name="Absatz-Standardschriftart"><text:span text:style-name="T37">per</text:span></text:span><text:span text:style-name="Absatz-Standardschriftart"><text:span text:style-name="T62"> </text:span></text:span><text:span text:style-name="Absatz-Standardschriftart"><text:span text:style-name="T37">cada</text:span></text:span><text:span text:style-name="Absatz-Standardschriftart"><text:span text:style-name="T62"> </text:span></text:span><text:span text:style-name="Absatz-Standardschriftart"><text:span text:style-name="T37">tipus</text:span></text:span><text:span text:style-name="Absatz-Standardschriftart"><text:span text:style-name="T100"> </text:span></text:span><text:span text:style-name="Absatz-Standardschriftart"><text:span text:style-name="T37">de</text:span></text:span><text:span text:style-name="Absatz-Standardschriftart"><text:span text:style-name="T160"> </text:span></text:span><text:span text:style-name="Absatz-Standardschriftart"><text:span text:style-name="T37">servei</text:span></text:span><text:span text:style-name="Absatz-Standardschriftart"><text:span text:style-name="T20"> </text:span></text:span><text:span text:style-name="Absatz-Standardschriftart"><text:span text:style-name="T37">possibles d’un espectacle.</text:span></text:span></text:p>
              </text:list-item>
              <text:list-item>
                <text:p text:style-name="P34"><text:span text:style-name="Absatz-Standardschriftart"><text:span text:style-name="T107">L’element </text:span></text:span><text:span text:style-name="Absatz-Standardschriftart"><text:span text:style-name="T36">tipus </text:span></text:span><text:span text:style-name="Absatz-Standardschriftart"><text:span text:style-name="T37">de </text:span></text:span><text:span text:style-name="Absatz-Standardschriftart"><text:span text:style-name="T38">l’element </text:span></text:span><text:span text:style-name="Absatz-Standardschriftart"><text:span text:style-name="T36">espectacle </text:span></text:span><text:span text:style-name="Absatz-Standardschriftart"><text:span text:style-name="T37">ha de ser de </text:span></text:span><text:span text:style-name="Absatz-Standardschriftart"><text:span text:style-name="T46">t</text:span></text:span><text:span text:style-name="Absatz-Standardschriftart"><text:span text:style-name="T37">ipus </text:span></text:span><text:span text:style-name="Absatz-Standardschriftart"><text:span text:style-name="T43">tipusEspectacles</text:span></text:span><text:span text:style-name="Absatz-Standardschriftart"><text:span text:style-name="T37">.</text:span></text:span><text:span text:style-name="Absatz-Standardschriftart"><text:span text:style-name="T106"> </text:span></text:span><text:span text:style-name="Absatz-Standardschriftart"><text:span text:style-name="T37">Cada</text:span></text:span><text:span text:style-name="Absatz-Standardschriftart"><text:span text:style-name="T20"> </text:span></text:span><text:span text:style-name="Absatz-Standardschriftart"><text:span text:style-name="T37">espectacle</text:span></text:span><text:span text:style-name="Absatz-Standardschriftart"><text:span text:style-name="T20"> </text:span></text:span><text:span text:style-name="Absatz-Standardschriftart"><text:span text:style-name="T37">sempre</text:span></text:span><text:span text:style-name="Absatz-Standardschriftart"><text:span text:style-name="T58"> </text:span></text:span><text:span text:style-name="Absatz-Standardschriftart"><text:span text:style-name="T37">és d’un</text:span></text:span><text:span text:style-name="Absatz-Standardschriftart"><text:span text:style-name="T198"> </text:span></text:span><text:span text:style-name="Absatz-Standardschriftart"><text:span text:style-name="T37">únic</text:span></text:span><text:span text:style-name="Absatz-Standardschriftart"><text:span text:style-name="T20"> </text:span></text:span><text:span text:style-name="Absatz-Standardschriftart"><text:span text:style-name="T37">tipus.</text:span></text:span></text:p>
              </text:list-item>
              <text:list-item>
                <text:p text:style-name="P35"><text:span text:style-name="Absatz-Standardschriftart"><text:span text:style-name="T37">Els</text:span></text:span><text:span text:style-name="Absatz-Standardschriftart"><text:span text:style-name="T176"> </text:span></text:span><text:span text:style-name="Absatz-Standardschriftart"><text:span text:style-name="T37">elements</text:span></text:span><text:span text:style-name="Absatz-Standardschriftart"><text:span text:style-name="T95"> </text:span></text:span><text:span text:style-name="Absatz-Standardschriftart"><text:span text:style-name="T35">horaInici</text:span></text:span><text:span text:style-name="Absatz-Standardschriftart"><text:span text:style-name="T94"> </text:span></text:span><text:span text:style-name="Absatz-Standardschriftart"><text:span text:style-name="T198">i</text:span></text:span><text:span text:style-name="Absatz-Standardschriftart"><text:span text:style-name="T176"> </text:span></text:span><text:span text:style-name="Absatz-Standardschriftart"><text:span text:style-name="T35">horaFinal</text:span></text:span><text:span text:style-name="Absatz-Standardschriftart"><text:span text:style-name="T89"> </text:span></text:span><text:span text:style-name="Absatz-Standardschriftart"><text:span text:style-name="T37">de</text:span></text:span><text:span text:style-name="Absatz-Standardschriftart"><text:span text:style-name="T176"> </text:span></text:span><text:span text:style-name="Absatz-Standardschriftart"><text:span text:style-name="T37">l’element</text:span></text:span><text:span text:style-name="Absatz-Standardschriftart"><text:span text:style-name="T95"> </text:span></text:span><text:span text:style-name="Absatz-Standardschriftart"><text:span text:style-name="T35">passi</text:span></text:span><text:span text:style-name="Absatz-Standardschriftart"><text:span text:style-name="T94"> </text:span></text:span><text:span text:style-name="Absatz-Standardschriftart"><text:span text:style-name="T37">han</text:span></text:span><text:span text:style-name="Absatz-Standardschriftart"><text:span text:style-name="T95"> </text:span></text:span><text:span text:style-name="Absatz-Standardschriftart"><text:span text:style-name="T37">de</text:span></text:span><text:span text:style-name="Absatz-Standardschriftart"><text:span text:style-name="T176"> </text:span></text:span><text:span text:style-name="Absatz-Standardschriftart"><text:span text:style-name="T37">ser</text:span></text:span><text:span text:style-name="Absatz-Standardschriftart"><text:span text:style-name="T95"> </text:span></text:span><text:span text:style-name="Absatz-Standardschriftart"><text:span text:style-name="T37">de</text:span></text:span><text:span text:style-name="Absatz-Standardschriftart"><text:span text:style-name="T95"> </text:span></text:span><text:span text:style-name="Absatz-Standardschriftart"><text:span text:style-name="T37">tipus</text:span></text:span><text:span text:style-name="Absatz-Standardschriftart"><text:span text:style-name="T127"> </text:span></text:span><text:span text:style-name="Absatz-Standardschriftart"><text:span text:style-name="T37">predefinit</text:span></text:span><text:span text:style-name="Absatz-Standardschriftart"><text:span text:style-name="T27"> </text:span></text:span><text:span text:style-name="Absatz-Standardschriftart"><text:span text:style-name="T199">time</text:span></text:span><text:span text:style-name="Absatz-Standardschriftart"><text:span text:style-name="T198">.</text:span></text:span><text:span text:style-name="Absatz-Standardschriftart"><text:span text:style-name="T56"> </text:span></text:span><text:span text:style-name="Absatz-Standardschriftart"><text:span text:style-name="T37">Heu</text:span></text:span><text:span text:style-name="Absatz-Standardschriftart"><text:span text:style-name="T62"> </text:span></text:span><text:span text:style-name="Absatz-Standardschriftart"><text:span text:style-name="T37">de</text:span></text:span><text:span text:style-name="Absatz-Standardschriftart"><text:span text:style-name="T27"> </text:span></text:span><text:span text:style-name="Absatz-Standardschriftart"><text:span text:style-name="T37">tenir</text:span></text:span><text:span text:style-name="Absatz-Standardschriftart"><text:span text:style-name="T96"> </text:span></text:span><text:span text:style-name="Absatz-Standardschriftart"><text:span text:style-name="T37">en</text:span></text:span><text:span text:style-name="Absatz-Standardschriftart"><text:span text:style-name="T27"> </text:span></text:span><text:span text:style-name="Absatz-Standardschriftart"><text:span text:style-name="T37">compte</text:span></text:span><text:span text:style-name="Absatz-Standardschriftart"><text:span text:style-name="T27"> </text:span></text:span><text:span text:style-name="Absatz-Standardschriftart"><text:span text:style-name="T37">que</text:span></text:span><text:span text:style-name="Absatz-Standardschriftart"><text:span text:style-name="T62"> </text:span></text:span><text:span text:style-name="Absatz-Standardschriftart"><text:span text:style-name="T37">un</text:span></text:span><text:span text:style-name="Absatz-Standardschriftart"><text:span text:style-name="T27"> </text:span></text:span><text:span text:style-name="Absatz-Standardschriftart"><text:span text:style-name="T37">espectacle</text:span></text:span><text:span text:style-name="Absatz-Standardschriftart"><text:span text:style-name="T62"> </text:span></text:span><text:span text:style-name="Absatz-Standardschriftart"><text:span text:style-name="T37">sempre</text:span></text:span><text:span text:style-name="Absatz-Standardschriftart"><text:span text:style-name="T27"> </text:span></text:span><text:span text:style-name="Absatz-Standardschriftart"><text:span text:style-name="T37">ha</text:span></text:span><text:span text:style-name="Absatz-Standardschriftart"><text:span text:style-name="T62"> </text:span></text:span><text:span text:style-name="Absatz-Standardschriftart"><text:span text:style-name="T37">de</text:span></text:span><text:span text:style-name="Absatz-Standardschriftart"><text:span text:style-name="T27"> </text:span></text:span><text:span text:style-name="Absatz-Standardschriftart"><text:span text:style-name="T37">tenir</text:span></text:span><text:span text:style-name="Absatz-Standardschriftart"><text:span text:style-name="T118"> </text:span></text:span><text:span text:style-name="Absatz-Standardschriftart"><text:span text:style-name="T37">una</text:span></text:span><text:span text:style-name="Absatz-Standardschriftart"><text:span text:style-name="T96"> </text:span></text:span><text:span text:style-name="Absatz-Standardschriftart"><text:span text:style-name="T37">hora</text:span></text:span><text:span text:style-name="Absatz-Standardschriftart"><text:span text:style-name="T62"> </text:span></text:span><text:span text:style-name="Absatz-Standardschriftart"><text:span text:style-name="T37">d’inici,</text:span></text:span><text:span text:style-name="Absatz-Standardschriftart"><text:span text:style-name="T62"> </text:span></text:span><text:span text:style-name="Absatz-Standardschriftart"><text:span text:style-name="T37">però</text:span></text:span><text:span text:style-name="Absatz-Standardschriftart"><text:span text:style-name="T62"> </text:span></text:span><text:span text:style-name="Absatz-Standardschriftart"><text:span text:style-name="T37">no</text:span></text:span><text:span text:style-name="Absatz-Standardschriftart"><text:span text:style-name="T62"> </text:span></text:span><text:span text:style-name="Absatz-Standardschriftart"><text:span text:style-name="T198">té</text:span></text:span><text:span text:style-name="Absatz-Standardschriftart"><text:span text:style-name="T27"> </text:span></text:span><text:span text:style-name="Absatz-Standardschriftart"><text:span text:style-name="T37">perquè</text:span></text:span><text:span text:style-name="Absatz-Standardschriftart"><text:span text:style-name="T100"> </text:span></text:span><text:span text:style-name="Absatz-Standardschriftart"><text:span text:style-name="T37">tenir</text:span></text:span><text:span text:style-name="Absatz-Standardschriftart"><text:span text:style-name="T62"> </text:span></text:span><text:span text:style-name="Absatz-Standardschriftart"><text:span text:style-name="T37">hora</text:span></text:span><text:span text:style-name="Absatz-Standardschriftart"><text:span text:style-name="T62"> </text:span></text:span><text:span text:style-name="Absatz-Standardschriftart"><text:span text:style-name="T37">de</text:span></text:span><text:span text:style-name="Absatz-Standardschriftart"><text:span text:style-name="T96"> </text:span></text:span><text:span text:style-name="Absatz-Standardschriftart"><text:span text:style-name="T37">finalització.</text:span></text:span><text:span text:style-name="Absatz-Standardschriftart"><text:span text:style-name="T96"> </text:span></text:span><text:span text:style-name="Absatz-Standardschriftart"><text:span text:style-name="T37">Heu</text:span></text:span><text:span text:style-name="Absatz-Standardschriftart"><text:span text:style-name="T100"> </text:span></text:span><text:span text:style-name="Absatz-Standardschriftart"><text:span text:style-name="T37">de</text:span></text:span><text:span text:style-name="Absatz-Standardschriftart"><text:span text:style-name="T27"> </text:span></text:span><text:span text:style-name="Absatz-Standardschriftart"><text:span text:style-name="T37">canviar</text:span></text:span><text:span text:style-name="Absatz-Standardschriftart"><text:span text:style-name="T98"> </text:span></text:span><text:span text:style-name="Absatz-Standardschriftart"><text:span text:style-name="T37">el</text:span></text:span><text:span text:style-name="Absatz-Standardschriftart"><text:span text:style-name="T149"> </text:span></text:span><text:span text:style-name="Absatz-Standardschriftart"><text:span text:style-name="T37">contingut</text:span></text:span><text:span text:style-name="Absatz-Standardschriftart"><text:span text:style-name="T177"> </text:span></text:span><text:span text:style-name="Absatz-Standardschriftart"><text:span text:style-name="T37">d’aquests</text:span></text:span><text:span text:style-name="Absatz-Standardschriftart"><text:span text:style-name="T179"> </text:span></text:span><text:span text:style-name="Absatz-Standardschriftart"><text:span text:style-name="T37">elements</text:span></text:span><text:span text:style-name="Absatz-Standardschriftart"><text:span text:style-name="T179"> </text:span></text:span><text:span text:style-name="Absatz-Standardschriftart"><text:span text:style-name="T37">en</text:span></text:span><text:span text:style-name="Absatz-Standardschriftart"><text:span text:style-name="T179"> </text:span></text:span><text:span text:style-name="Absatz-Standardschriftart"><text:span text:style-name="T37">el</text:span></text:span><text:span text:style-name="Absatz-Standardschriftart"><text:span text:style-name="T177"> </text:span></text:span><text:span text:style-name="Absatz-Standardschriftart"><text:span text:style-name="T37">document</text:span></text:span><text:span text:style-name="Absatz-Standardschriftart"><text:span text:style-name="T177"> </text:span></text:span><text:span text:style-name="Absatz-Standardschriftart"><text:span text:style-name="T37">XML</text:span></text:span><text:span text:style-name="Absatz-Standardschriftart"><text:span text:style-name="T135"> </text:span></text:span><text:span text:style-name="Absatz-Standardschriftart"><text:span text:style-name="T37">per</text:span></text:span><text:span text:style-name="Absatz-Standardschriftart"><text:span text:style-name="T165"> </text:span></text:span><text:span text:style-name="Absatz-Standardschriftart"><text:span text:style-name="T37">adaptar-los</text:span></text:span><text:span text:style-name="Absatz-Standardschriftart"><text:span text:style-name="T179"> </text:span></text:span><text:span text:style-name="Absatz-Standardschriftart"><text:span text:style-name="T198">al</text:span></text:span><text:span text:style-name="Absatz-Standardschriftart"><text:span text:style-name="T177"> </text:span></text:span><text:span text:style-name="Absatz-Standardschriftart"><text:span text:style-name="T37">format</text:span></text:span><text:span text:style-name="Absatz-Standardschriftart"><text:span text:style-name="T82"> </text:span></text:span><text:span text:style-name="Absatz-Standardschriftart"><text:span text:style-name="T198">del</text:span></text:span><text:span text:style-name="Absatz-Standardschriftart"><text:span text:style-name="T106"> </text:span></text:span><text:span text:style-name="Absatz-Standardschriftart"><text:span text:style-name="T37">tipus predefinit</text:span></text:span><text:span text:style-name="Absatz-Standardschriftart"><text:span text:style-name="T66"> </text:span></text:span><text:span text:style-name="Absatz-Standardschriftart"><text:span text:style-name="T43">time</text:span></text:span><text:span text:style-name="Absatz-Standardschriftart"><text:span text:style-name="T37">.</text:span></text:span></text:p>
              </text:list-item>
              <text:list-item>
                <text:p text:style-name="P35"><text:span text:style-name="Absatz-Standardschriftart"><text:span text:style-name="T106">L’element</text:span></text:span><text:span text:style-name="Absatz-Standardschriftart"><text:span text:style-name="T77"> </text:span></text:span><text:span text:style-name="Absatz-Standardschriftart"><text:span text:style-name="T35">diaSetmana</text:span></text:span><text:span text:style-name="Absatz-Standardschriftart"><text:span text:style-name="T78"> </text:span></text:span><text:span text:style-name="Absatz-Standardschriftart"><text:span text:style-name="T37">de</text:span></text:span><text:span text:style-name="Absatz-Standardschriftart"><text:span text:style-name="T112"> </text:span></text:span><text:span text:style-name="Absatz-Standardschriftart"><text:span text:style-name="T37">l’element</text:span></text:span><text:span text:style-name="Absatz-Standardschriftart"><text:span text:style-name="T72"> </text:span></text:span><text:span text:style-name="Absatz-Standardschriftart"><text:span text:style-name="T35">passi</text:span></text:span><text:span text:style-name="Absatz-Standardschriftart"><text:span text:style-name="T78"> </text:span></text:span><text:span text:style-name="Absatz-Standardschriftart"><text:span text:style-name="T37">ha</text:span></text:span><text:span text:style-name="Absatz-Standardschriftart"><text:span text:style-name="T77"> </text:span></text:span><text:span text:style-name="Absatz-Standardschriftart"><text:span text:style-name="T37">de</text:span></text:span><text:span text:style-name="Absatz-Standardschriftart"><text:span text:style-name="T77"> </text:span></text:span><text:span text:style-name="Absatz-Standardschriftart"><text:span text:style-name="T37">ser</text:span></text:span><text:span text:style-name="Absatz-Standardschriftart"><text:span text:style-name="T77"> </text:span></text:span><text:span text:style-name="Absatz-Standardschriftart"><text:span text:style-name="T37">de</text:span></text:span><text:span text:style-name="Absatz-Standardschriftart"><text:span text:style-name="T77"> </text:span></text:span><text:span text:style-name="Absatz-Standardschriftart"><text:span text:style-name="T37">tipus</text:span></text:span><text:span text:style-name="Absatz-Standardschriftart"><text:span text:style-name="T112"> </text:span></text:span><text:span text:style-name="Absatz-Standardschriftart"><text:span text:style-name="T43">diesSetmana</text:span></text:span><text:span text:style-name="Absatz-Standardschriftart"><text:span text:style-name="T79"> </text:span></text:span><text:span text:style-name="Absatz-Standardschriftart"><text:span text:style-name="T37">i, </text:span></text:span><text:span text:style-name="Absatz-Standardschriftart"><text:span text:style-name="T29">com</text:span></text:span><text:span text:style-name="Absatz-Standardschriftart"><text:span text:style-name="T54"> </text:span></text:span><text:span text:style-name="Absatz-Standardschriftart"><text:span text:style-name="T29">és</text:span></text:span><text:span text:style-name="Absatz-Standardschriftart"><text:span text:style-name="T54"> </text:span></text:span><text:span text:style-name="Absatz-Standardschriftart"><text:span text:style-name="T29">evident,</text:span></text:span><text:span text:style-name="Absatz-Standardschriftart"><text:span text:style-name="T54"> </text:span></text:span><text:span text:style-name="Absatz-Standardschriftart"><text:span text:style-name="T29">només</text:span></text:span><text:span text:style-name="Absatz-Standardschriftart"><text:span text:style-name="T54"> </text:span></text:span><text:span text:style-name="Absatz-Standardschriftart"><text:span text:style-name="T29">es</text:span></text:span><text:span text:style-name="Absatz-Standardschriftart"><text:span text:style-name="T50"> </text:span></text:span><text:span text:style-name="Absatz-Standardschriftart"><text:span text:style-name="T29">pot</text:span></text:span><text:span text:style-name="Absatz-Standardschriftart"><text:span text:style-name="T25"> </text:span></text:span><text:span text:style-name="Absatz-Standardschriftart"><text:span text:style-name="T29">repetir</text:span></text:span><text:span text:style-name="Absatz-Standardschriftart"><text:span text:style-name="T54"> </text:span></text:span><text:span text:style-name="Absatz-Standardschriftart"><text:span text:style-name="T29">com</text:span></text:span><text:span text:style-name="Absatz-Standardschriftart"><text:span text:style-name="T25"> </text:span></text:span><text:span text:style-name="Absatz-Standardschriftart"><text:span text:style-name="T196">a</text:span></text:span><text:span text:style-name="Absatz-Standardschriftart"><text:span text:style-name="T50"> </text:span></text:span><text:span text:style-name="Absatz-Standardschriftart"><text:span text:style-name="T29">molt</text:span></text:span><text:span text:style-name="Absatz-Standardschriftart"><text:span text:style-name="T25"> </text:span></text:span><text:span text:style-name="Absatz-Standardschriftart"><text:span text:style-name="T196">7</text:span></text:span><text:span text:style-name="Absatz-Standardschriftart"><text:span text:style-name="T25"> </text:span></text:span><text:span text:style-name="Absatz-Standardschriftart"><text:span text:style-name="T29">vegades,</text:span></text:span><text:span text:style-name="Absatz-Standardschriftart"><text:span text:style-name="T25"> </text:span></text:span><text:span text:style-name="Absatz-Standardschriftart"><text:span text:style-name="T29">una</text:span></text:span><text:span text:style-name="Absatz-Standardschriftart"><text:span text:style-name="T25"> </text:span></text:span><text:span text:style-name="Absatz-Standardschriftart"><text:span text:style-name="T29">per</text:span></text:span><text:span text:style-name="Absatz-Standardschriftart"><text:span text:style-name="T25"> </text:span></text:span><text:span text:style-name="Absatz-Standardschriftart"><text:span text:style-name="T29">cada</text:span></text:span><text:span text:style-name="Absatz-Standardschriftart"><text:span text:style-name="T50"> </text:span></text:span><text:span text:style-name="Absatz-Standardschriftart"><text:span text:style-name="T29">dia de la setmana.</text:span></text:span></text:p>
              </text:list-item>
            </text:list>
          </table:table-cell>
        </table:table-row>
        <text:soft-page-break/>
        <table:table-row table:style-name="Taula1.6">
          <table:table-cell table:style-name="Taula1.A6" office:value-type="string">
            <text:p text:style-name="P26"><text:span text:style-name="Absatz-Standardschriftart"><text:span text:style-name="T29">restaurants</text:span></text:span></text:p>
          </table:table-cell>
          <table:table-cell table:style-name="Taula1.B6" office:value-type="string">
            <text:list xml:id="list180326894288396" text:continue-numbering="true" text:style-name="L1">
              <text:list-item>
                <text:p text:style-name="P36"><text:span text:style-name="Absatz-Standardschriftart"><text:span text:style-name="T20">L’atribut</text:span></text:span><text:span text:style-name="Absatz-Standardschriftart"><text:span text:style-name="T198"> </text:span></text:span><text:span text:style-name="Absatz-Standardschriftart"><text:span text:style-name="T35">nom</text:span></text:span><text:span text:style-name="Absatz-Standardschriftart"><text:span text:style-name="T22"> </text:span></text:span><text:span text:style-name="Absatz-Standardschriftart"><text:span text:style-name="T37">de l’element</text:span></text:span><text:span text:style-name="Absatz-Standardschriftart"><text:span text:style-name="T198"> </text:span></text:span><text:span text:style-name="Absatz-Standardschriftart"><text:span text:style-name="T35">zona </text:span></text:span><text:span text:style-name="Absatz-Standardschriftart"><text:span text:style-name="T37">ha de</text:span></text:span><text:span text:style-name="Absatz-Standardschriftart"><text:span text:style-name="T20"> </text:span></text:span><text:span text:style-name="Absatz-Standardschriftart"><text:span text:style-name="T37">ser</text:span></text:span><text:span text:style-name="Absatz-Standardschriftart"><text:span text:style-name="T198"> </text:span></text:span><text:span text:style-name="Absatz-Standardschriftart"><text:span text:style-name="T37">obligatori</text:span></text:span><text:span text:style-name="Absatz-Standardschriftart"><text:span text:style-name="T20"> </text:span></text:span><text:span text:style-name="Absatz-Standardschriftart"><text:span text:style-name="T198">i</text:span></text:span><text:span text:style-name="Absatz-Standardschriftart"><text:span text:style-name="T106"> </text:span></text:span><text:span text:style-name="Absatz-Standardschriftart"><text:span text:style-name="T37">de</text:span></text:span><text:span text:style-name="Absatz-Standardschriftart"><text:span text:style-name="T106"> </text:span></text:span><text:span text:style-name="Absatz-Standardschriftart"><text:span text:style-name="T37">tipus</text:span></text:span><text:span text:style-name="Absatz-Standardschriftart"><text:span text:style-name="T198"> </text:span></text:span><text:span text:style-name="Absatz-Standardschriftart"><text:span text:style-name="T43">zones.</text:span></text:span></text:p>
              </text:list-item>
              <text:list-item>
                <text:p text:style-name="P36"><text:span text:style-name="Absatz-Standardschriftart"><text:span text:style-name="T20">L’atribut</text:span></text:span><text:span text:style-name="Absatz-Standardschriftart"><text:span text:style-name="T198"> </text:span></text:span><text:span text:style-name="Absatz-Standardschriftart"><text:span text:style-name="T35">nom</text:span></text:span><text:span text:style-name="Absatz-Standardschriftart"><text:span text:style-name="T22"> </text:span></text:span><text:span text:style-name="Absatz-Standardschriftart"><text:span text:style-name="T37">de l’element</text:span></text:span><text:span text:style-name="Absatz-Standardschriftart"><text:span text:style-name="T66"> </text:span></text:span><text:span text:style-name="Absatz-Standardschriftart"><text:span text:style-name="T35">restaurant</text:span></text:span><text:span text:style-name="Absatz-Standardschriftart"><text:span text:style-name="T200"> </text:span></text:span><text:span text:style-name="Absatz-Standardschriftart"><text:span text:style-name="T37">ha de ser</text:span></text:span><text:span text:style-name="Absatz-Standardschriftart"><text:span text:style-name="T198"> </text:span></text:span><text:span text:style-name="Absatz-Standardschriftart"><text:span text:style-name="T37">obligatori.</text:span></text:span></text:p>
              </text:list-item>
              <text:list-item>
                <text:p text:style-name="P36"><text:span text:style-name="Absatz-Standardschriftart"><text:span text:style-name="T111">L’element</text:span></text:span><text:span text:style-name="Absatz-Standardschriftart"><text:span text:style-name="T182"> </text:span></text:span><text:span text:style-name="Absatz-Standardschriftart"><text:span text:style-name="T49">servei</text:span></text:span><text:span text:style-name="Absatz-Standardschriftart"><text:span text:style-name="T182"> </text:span></text:span><text:span text:style-name="Absatz-Standardschriftart"><text:span text:style-name="T47">de</text:span></text:span><text:span text:style-name="Absatz-Standardschriftart"><text:span text:style-name="T105"> </text:span></text:span><text:span text:style-name="Absatz-Standardschriftart"><text:span text:style-name="T47">l’element</text:span></text:span><text:span text:style-name="Absatz-Standardschriftart"><text:span text:style-name="T162"> </text:span></text:span><text:span text:style-name="Absatz-Standardschriftart"><text:span text:style-name="T49">restaurant</text:span></text:span><text:span text:style-name="Absatz-Standardschriftart"><text:span text:style-name="T162"> </text:span></text:span><text:span text:style-name="Absatz-Standardschriftart"><text:span text:style-name="T47">ha</text:span></text:span><text:span text:style-name="Absatz-Standardschriftart"><text:span text:style-name="T105"> </text:span></text:span><text:span text:style-name="Absatz-Standardschriftart"><text:span text:style-name="T47">de</text:span></text:span><text:span text:style-name="Absatz-Standardschriftart"><text:span text:style-name="T105"> </text:span></text:span><text:span text:style-name="Absatz-Standardschriftart"><text:span text:style-name="T47">ser</text:span></text:span><text:span text:style-name="Absatz-Standardschriftart"><text:span text:style-name="T182"> </text:span></text:span><text:span text:style-name="Absatz-Standardschriftart"><text:span text:style-name="T47">de</text:span></text:span><text:span text:style-name="Absatz-Standardschriftart"><text:span text:style-name="T182"> </text:span></text:span><text:span text:style-name="Absatz-Standardschriftart"><text:span text:style-name="T47">tipus</text:span></text:span><text:span text:style-name="Absatz-Standardschriftart"><text:span text:style-name="T120"> </text:span></text:span><text:span text:style-name="Absatz-Standardschriftart"><text:span text:style-name="T49">serveis</text:span></text:span><text:span text:style-name="Absatz-Standardschriftart"><text:span text:style-name="T47">.</text:span></text:span><text:span text:style-name="Absatz-Standardschriftart"><text:span text:style-name="T184"> </text:span></text:span><text:span text:style-name="Absatz-Standardschriftart"><text:span text:style-name="T47">Pot</text:span></text:span><text:span text:style-name="Absatz-Standardschriftart"><text:span text:style-name="T123"> </text:span></text:span><text:span text:style-name="Absatz-Standardschriftart"><text:span text:style-name="T47">aparèixer</text:span></text:span><text:span text:style-name="Absatz-Standardschriftart"><text:span text:style-name="T63"> </text:span></text:span><text:span text:style-name="Absatz-Standardschriftart"><text:span text:style-name="T47">o</text:span></text:span><text:span text:style-name="Absatz-Standardschriftart"><text:span text:style-name="T63"> </text:span></text:span><text:span text:style-name="Absatz-Standardschriftart"><text:span text:style-name="T47">no</text:span></text:span><text:span text:style-name="Absatz-Standardschriftart"><text:span text:style-name="T97"> </text:span></text:span><text:span text:style-name="Absatz-Standardschriftart"><text:span text:style-name="T47">i</text:span></text:span><text:span text:style-name="Absatz-Standardschriftart"><text:span text:style-name="T28"> </text:span></text:span><text:span text:style-name="Absatz-Standardschriftart"><text:span text:style-name="T47">es</text:span></text:span><text:span text:style-name="Absatz-Standardschriftart"><text:span text:style-name="T63"> </text:span></text:span><text:span text:style-name="Absatz-Standardschriftart"><text:span text:style-name="T47">pot</text:span></text:span><text:span text:style-name="Absatz-Standardschriftart"><text:span text:style-name="T63"> </text:span></text:span><text:span text:style-name="Absatz-Standardschriftart"><text:span text:style-name="T47">repetir</text:span></text:span><text:span text:style-name="Absatz-Standardschriftart"><text:span text:style-name="T97"> </text:span></text:span><text:span text:style-name="Absatz-Standardschriftart"><text:span text:style-name="T47">com</text:span></text:span><text:span text:style-name="Absatz-Standardschriftart"><text:span text:style-name="T97"> </text:span></text:span><text:span text:style-name="Absatz-Standardschriftart"><text:span text:style-name="T47">a</text:span></text:span><text:span text:style-name="Absatz-Standardschriftart"><text:span text:style-name="T28"> </text:span></text:span><text:span text:style-name="Absatz-Standardschriftart"><text:span text:style-name="T47">màxim</text:span></text:span><text:span text:style-name="Absatz-Standardschriftart"><text:span text:style-name="T97"> </text:span></text:span><text:span text:style-name="Absatz-Standardschriftart"><text:span text:style-name="T47">2</text:span></text:span><text:span text:style-name="Absatz-Standardschriftart"><text:span text:style-name="T97"> </text:span></text:span><text:span text:style-name="Absatz-Standardschriftart"><text:span text:style-name="T47">vegades,</text:span></text:span><text:span text:style-name="Absatz-Standardschriftart"><text:span text:style-name="T97"> </text:span></text:span><text:span text:style-name="Absatz-Standardschriftart"><text:span text:style-name="T47">una</text:span></text:span><text:span text:style-name="Absatz-Standardschriftart"><text:span text:style-name="T101"> </text:span></text:span><text:span text:style-name="Absatz-Standardschriftart"><text:span text:style-name="T47">per</text:span></text:span><text:span text:style-name="Absatz-Standardschriftart"><text:span text:style-name="T63"> </text:span></text:span><text:span text:style-name="Absatz-Standardschriftart"><text:span text:style-name="T47">cada</text:span></text:span><text:span text:style-name="Absatz-Standardschriftart"><text:span text:style-name="T63"> </text:span></text:span><text:span text:style-name="Absatz-Standardschriftart"><text:span text:style-name="T47">tipus</text:span></text:span><text:span text:style-name="Absatz-Standardschriftart"><text:span text:style-name="T101"> </text:span></text:span><text:span text:style-name="Absatz-Standardschriftart"><text:span text:style-name="T47">de</text:span></text:span><text:span text:style-name="Absatz-Standardschriftart"><text:span text:style-name="T163"> </text:span></text:span><text:span text:style-name="Absatz-Standardschriftart"><text:span text:style-name="T47">servei</text:span></text:span><text:span text:style-name="Absatz-Standardschriftart"><text:span text:style-name="T24"> </text:span></text:span><text:span text:style-name="Absatz-Standardschriftart"><text:span text:style-name="T47">possibles d’un restaurant.</text:span></text:span></text:p>
              </text:list-item>
              <text:list-item>
                <text:p text:style-name="P36"><text:span text:style-name="Absatz-Standardschriftart"><text:span text:style-name="T106">L’element</text:span></text:span><text:span text:style-name="Absatz-Standardschriftart"><text:span text:style-name="T27"> </text:span></text:span><text:span text:style-name="Absatz-Standardschriftart"><text:span text:style-name="T35">menuEspecials</text:span></text:span><text:span text:style-name="Absatz-Standardschriftart"><text:span text:style-name="T55"> </text:span></text:span><text:span text:style-name="Absatz-Standardschriftart"><text:span text:style-name="T37">de</text:span></text:span><text:span text:style-name="Absatz-Standardschriftart"><text:span text:style-name="T52"> </text:span></text:span><text:span text:style-name="Absatz-Standardschriftart"><text:span text:style-name="T37">l’element</text:span></text:span><text:span text:style-name="Absatz-Standardschriftart"><text:span text:style-name="T62"> </text:span></text:span><text:span text:style-name="Absatz-Standardschriftart"><text:span text:style-name="T35">restaurant</text:span></text:span><text:span text:style-name="Absatz-Standardschriftart"><text:span text:style-name="T55"> </text:span></text:span><text:span text:style-name="Absatz-Standardschriftart"><text:span text:style-name="T37">ha</text:span></text:span><text:span text:style-name="Absatz-Standardschriftart"><text:span text:style-name="T27"> </text:span></text:span><text:span text:style-name="Absatz-Standardschriftart"><text:span text:style-name="T37">de</text:span></text:span><text:span text:style-name="Absatz-Standardschriftart"><text:span text:style-name="T65"> </text:span></text:span><text:span text:style-name="Absatz-Standardschriftart"><text:span text:style-name="T37">ser</text:span></text:span><text:span text:style-name="Absatz-Standardschriftart"><text:span text:style-name="T56"> </text:span></text:span><text:span text:style-name="Absatz-Standardschriftart"><text:span text:style-name="T37">de</text:span></text:span><text:span text:style-name="Absatz-Standardschriftart"><text:span text:style-name="T65"> </text:span></text:span><text:span text:style-name="Absatz-Standardschriftart"><text:span text:style-name="T37">tipus</text:span></text:span><text:span text:style-name="Absatz-Standardschriftart"><text:span text:style-name="T100"> </text:span></text:span><text:span text:style-name="Absatz-Standardschriftart"><text:span text:style-name="T43">menus</text:span></text:span><text:span text:style-name="Absatz-Standardschriftart"><text:span text:style-name="T37">. </text:span></text:span><text:span text:style-name="Absatz-Standardschriftart"><text:span text:style-name="T47">Pot aparèixer</text:span></text:span><text:span text:style-name="Absatz-Standardschriftart"><text:span text:style-name="T69"> </text:span></text:span><text:span text:style-name="Absatz-Standardschriftart"><text:span text:style-name="T47">o no</text:span></text:span><text:span text:style-name="Absatz-Standardschriftart"><text:span text:style-name="T69"> </text:span></text:span><text:span text:style-name="Absatz-Standardschriftart"><text:span text:style-name="T47">i es</text:span></text:span><text:span text:style-name="Absatz-Standardschriftart"><text:span text:style-name="T69"> </text:span></text:span><text:span text:style-name="Absatz-Standardschriftart"><text:span text:style-name="T24">pot</text:span></text:span><text:span text:style-name="Absatz-Standardschriftart"><text:span text:style-name="T53"> </text:span></text:span><text:span text:style-name="Absatz-Standardschriftart"><text:span text:style-name="T47">repetir com</text:span></text:span><text:span text:style-name="Absatz-Standardschriftart"><text:span text:style-name="T69"> </text:span></text:span><text:span text:style-name="Absatz-Standardschriftart"><text:span text:style-name="T47">a</text:span></text:span><text:span text:style-name="Absatz-Standardschriftart"><text:span text:style-name="T69"> </text:span></text:span><text:span text:style-name="Absatz-Standardschriftart"><text:span text:style-name="T47">màxim</text:span></text:span><text:span text:style-name="Absatz-Standardschriftart"><text:span text:style-name="T53"> </text:span></text:span><text:span text:style-name="Absatz-Standardschriftart"><text:span text:style-name="T47">2 vegades,</text:span></text:span><text:span text:style-name="Absatz-Standardschriftart"><text:span text:style-name="T69"> </text:span></text:span><text:span text:style-name="Absatz-Standardschriftart"><text:span text:style-name="T47">una</text:span></text:span><text:span text:style-name="Absatz-Standardschriftart"><text:span text:style-name="T69"> </text:span></text:span><text:span text:style-name="Absatz-Standardschriftart"><text:span text:style-name="T47">per</text:span></text:span><text:span text:style-name="Absatz-Standardschriftart"><text:span text:style-name="T69"> </text:span></text:span><text:span text:style-name="Absatz-Standardschriftart"><text:span text:style-name="T47">cada</text:span></text:span><text:span text:style-name="Absatz-Standardschriftart"><text:span text:style-name="T69"> </text:span></text:span><text:span text:style-name="Absatz-Standardschriftart"><text:span text:style-name="T47">tipus</text:span></text:span><text:span text:style-name="Absatz-Standardschriftart"><text:span text:style-name="T85"> </text:span></text:span><text:span text:style-name="Absatz-Standardschriftart"><text:span text:style-name="T47">de menús possibles d’un</text:span></text:span><text:span text:style-name="Absatz-Standardschriftart"><text:span text:style-name="T69"> </text:span></text:span><text:span text:style-name="Absatz-Standardschriftart"><text:span text:style-name="T47">restaurant.</text:span></text:span></text:p>
              </text:list-item>
            </text:list>
          </table:table-cell>
        </table:table-row>
      </table:table>
      <text:p text:style-name="P3"/>
      <text:p text:style-name="P3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4"><text:span text:style-name="Absatz-Standardschriftart"><text:span text:style-name="T23">Tipus</text:span></text:span></text:p>
          </table:table-cell>
          <table:table-cell table:style-name="Taula3.A1" office:value-type="string">
            <text:p text:style-name="P6"><text:span text:style-name="Absatz-Standardschriftart"><text:span text:style-name="T33">Definició</text:span></text:span></text:p>
          </table:table-cell>
        </table:table-row>
        <table:table-row table:style-name="Taula3.2">
          <table:table-cell table:style-name="Taula3.A8" office:value-type="string">
            <text:p text:style-name="P4"><text:span text:style-name="Absatz-Standardschriftart"><text:span text:style-name="T33">mesos</text:span></text:span></text:p>
          </table:table-cell>
          <table:table-cell table:style-name="Taula3.B8" office:value-type="string">
            <text:p text:style-name="P19"><text:span text:style-name="Absatz-Standardschriftart"><text:span text:style-name="T48">H</text:span></text:span><text:span text:style-name="Absatz-Standardschriftart"><text:span text:style-name="T37">a</text:span></text:span><text:span text:style-name="Absatz-Standardschriftart"><text:span text:style-name="T72"> </text:span></text:span><text:span text:style-name="Absatz-Standardschriftart"><text:span text:style-name="T37">de</text:span></text:span><text:span text:style-name="Absatz-Standardschriftart"><text:span text:style-name="T135"> </text:span></text:span><text:span text:style-name="Absatz-Standardschriftart"><text:span text:style-name="T37">definir</text:span></text:span><text:span text:style-name="Absatz-Standardschriftart"><text:span text:style-name="T135"> </text:span></text:span><text:span text:style-name="Absatz-Standardschriftart"><text:span text:style-name="T37">els</text:span></text:span><text:span text:style-name="Absatz-Standardschriftart"><text:span text:style-name="T75"> </text:span></text:span><text:span text:style-name="Absatz-Standardschriftart"><text:span text:style-name="T37">possibles</text:span></text:span><text:span text:style-name="Absatz-Standardschriftart"><text:span text:style-name="T135"> </text:span></text:span><text:span text:style-name="Absatz-Standardschriftart"><text:span text:style-name="T37">valors</text:span></text:span><text:span text:style-name="Absatz-Standardschriftart"><text:span text:style-name="T72"> </text:span></text:span><text:span text:style-name="Absatz-Standardschriftart"><text:span text:style-name="T37">que</text:span></text:span><text:span text:style-name="Absatz-Standardschriftart"><text:span text:style-name="T135"> </text:span></text:span><text:span text:style-name="Absatz-Standardschriftart"><text:span text:style-name="T37">es</text:span></text:span><text:span text:style-name="Absatz-Standardschriftart"><text:span text:style-name="T72"> </text:span></text:span><text:span text:style-name="Absatz-Standardschriftart"><text:span text:style-name="T37">pot</text:span></text:span><text:span text:style-name="Absatz-Standardschriftart"><text:span text:style-name="T187"> </text:span></text:span><text:span text:style-name="Absatz-Standardschriftart"><text:span text:style-name="T37">assignar</text:span></text:span><text:span text:style-name="Absatz-Standardschriftart"><text:span text:style-name="T187"> </text:span></text:span><text:span text:style-name="Absatz-Standardschriftart"><text:span text:style-name="T198">a</text:span></text:span><text:span text:style-name="Absatz-Standardschriftart"><text:span text:style-name="T72"> </text:span></text:span><text:span text:style-name="Absatz-Standardschriftart"><text:span text:style-name="T37">l’atribut</text:span></text:span><text:span text:style-name="Absatz-Standardschriftart"><text:span text:style-name="T187"> </text:span></text:span><text:span text:style-name="Absatz-Standardschriftart"><text:span text:style-name="T198">o</text:span></text:span><text:span text:style-name="Absatz-Standardschriftart"><text:span text:style-name="T75"> </text:span></text:span><text:span text:style-name="Absatz-Standardschriftart"><text:span text:style-name="T37">element</text:span></text:span><text:span text:style-name="Absatz-Standardschriftart"><text:span text:style-name="T135"> </text:span></text:span><text:span text:style-name="Absatz-Standardschriftart"><text:span text:style-name="T37">que sigui</text:span></text:span><text:span text:style-name="Absatz-Standardschriftart"><text:span text:style-name="T198"> </text:span></text:span><text:span text:style-name="Absatz-Standardschriftart"><text:span text:style-name="T70"><text:s/></text:span></text:span><text:span text:style-name="Absatz-Standardschriftart"><text:span text:style-name="T37">d’aquest</text:span></text:span><text:span text:style-name="Absatz-Standardschriftart"><text:span text:style-name="T198"> </text:span></text:span><text:span text:style-name="Absatz-Standardschriftart"><text:span text:style-name="T70"><text:s/></text:span></text:span><text:span text:style-name="Absatz-Standardschriftart"><text:span text:style-name="T37">tipus.</text:span></text:span><text:span text:style-name="Absatz-Standardschriftart"><text:span text:style-name="T198"> </text:span></text:span><text:span text:style-name="Absatz-Standardschriftart"><text:span text:style-name="T112"><text:s/></text:span></text:span><text:span text:style-name="Absatz-Standardschriftart"><text:span text:style-name="T198">Els </text:span></text:span><text:span text:style-name="Absatz-Standardschriftart"><text:span text:style-name="T70"><text:s/></text:span></text:span><text:span text:style-name="Absatz-Standardschriftart"><text:span text:style-name="T37">valors</text:span></text:span><text:span text:style-name="Absatz-Standardschriftart"><text:span text:style-name="T198"> </text:span></text:span><text:span text:style-name="Absatz-Standardschriftart"><text:span text:style-name="T77"><text:s/></text:span></text:span><text:span text:style-name="Absatz-Standardschriftart"><text:span text:style-name="T37">possibles</text:span></text:span><text:span text:style-name="Absatz-Standardschriftart"><text:span text:style-name="T198"> </text:span></text:span><text:span text:style-name="Absatz-Standardschriftart"><text:span text:style-name="T77"><text:s/></text:span></text:span><text:span text:style-name="Absatz-Standardschriftart"><text:span text:style-name="T37">són</text:span></text:span><text:span text:style-name="Absatz-Standardschriftart"><text:span text:style-name="T198"> </text:span></text:span><text:span text:style-name="Absatz-Standardschriftart"><text:span text:style-name="T77"><text:s/></text:span></text:span><text:span text:style-name="Absatz-Standardschriftart"><text:span text:style-name="T37">“Juliol”,</text:span></text:span><text:span text:style-name="Absatz-Standardschriftart"><text:span text:style-name="T198"> </text:span></text:span><text:span text:style-name="Absatz-Standardschriftart"><text:span text:style-name="T72"><text:s/></text:span></text:span><text:span text:style-name="Absatz-Standardschriftart"><text:span text:style-name="T37">“Agost”,</text:span></text:span><text:span text:style-name="Absatz-Standardschriftart"><text:span text:style-name="T198"> </text:span></text:span><text:span text:style-name="Absatz-Standardschriftart"><text:span text:style-name="T70"><text:s/></text:span></text:span><text:span text:style-name="Absatz-Standardschriftart"><text:span text:style-name="T37">“Setembre”,</text:span></text:span><text:span text:style-name="Absatz-Standardschriftart"><text:span text:style-name="T161"> </text:span></text:span><text:span text:style-name="Absatz-Standardschriftart"><text:span text:style-name="T37">“Octubre”, “Novembre” ,</text:span></text:span><text:span text:style-name="Absatz-Standardschriftart"><text:span text:style-name="T106"> </text:span></text:span><text:span text:style-name="Absatz-Standardschriftart"><text:span text:style-name="T37">“Desembre” </text:span></text:span><text:span text:style-name="Absatz-Standardschriftart"><text:span text:style-name="T40">i <text:s/>“Gener”</text:span></text:span><text:span text:style-name="Absatz-Standardschriftart"><text:span text:style-name="T37">.</text:span></text:span></text:p>
          </table:table-cell>
        </table:table-row>
        <table:table-row table:style-name="Taula3.3">
          <table:table-cell table:style-name="Taula3.A8" office:value-type="string">
            <text:p text:style-name="P5"><text:span text:style-name="Absatz-Standardschriftart"><text:span text:style-name="T33">diesSetmana</text:span></text:span></text:p>
          </table:table-cell>
          <table:table-cell table:style-name="Taula3.B8" office:value-type="string">
            <text:p text:style-name="P21"><text:span text:style-name="Absatz-Standardschriftart"><text:span text:style-name="T37">Ha</text:span></text:span><text:span text:style-name="Absatz-Standardschriftart"><text:span text:style-name="T72"> </text:span></text:span><text:span text:style-name="Absatz-Standardschriftart"><text:span text:style-name="T37">de</text:span></text:span><text:span text:style-name="Absatz-Standardschriftart"><text:span text:style-name="T135"> </text:span></text:span><text:span text:style-name="Absatz-Standardschriftart"><text:span text:style-name="T37">definir</text:span></text:span><text:span text:style-name="Absatz-Standardschriftart"><text:span text:style-name="T135"> </text:span></text:span><text:span text:style-name="Absatz-Standardschriftart"><text:span text:style-name="T37">els</text:span></text:span><text:span text:style-name="Absatz-Standardschriftart"><text:span text:style-name="T75"> </text:span></text:span><text:span text:style-name="Absatz-Standardschriftart"><text:span text:style-name="T37">possibles</text:span></text:span><text:span text:style-name="Absatz-Standardschriftart"><text:span text:style-name="T135"> </text:span></text:span><text:span text:style-name="Absatz-Standardschriftart"><text:span text:style-name="T37">valors</text:span></text:span><text:span text:style-name="Absatz-Standardschriftart"><text:span text:style-name="T72"> </text:span></text:span><text:span text:style-name="Absatz-Standardschriftart"><text:span text:style-name="T37">que</text:span></text:span><text:span text:style-name="Absatz-Standardschriftart"><text:span text:style-name="T135"> </text:span></text:span><text:span text:style-name="Absatz-Standardschriftart"><text:span text:style-name="T37">es</text:span></text:span><text:span text:style-name="Absatz-Standardschriftart"><text:span text:style-name="T72"> </text:span></text:span><text:span text:style-name="Absatz-Standardschriftart"><text:span text:style-name="T37">pot</text:span></text:span><text:span text:style-name="Absatz-Standardschriftart"><text:span text:style-name="T187"> </text:span></text:span><text:span text:style-name="Absatz-Standardschriftart"><text:span text:style-name="T37">assignar</text:span></text:span><text:span text:style-name="Absatz-Standardschriftart"><text:span text:style-name="T187"> </text:span></text:span><text:span text:style-name="Absatz-Standardschriftart"><text:span text:style-name="T198">a</text:span></text:span><text:span text:style-name="Absatz-Standardschriftart"><text:span text:style-name="T72"> </text:span></text:span><text:span text:style-name="Absatz-Standardschriftart"><text:span text:style-name="T37">l’atribut</text:span></text:span><text:span text:style-name="Absatz-Standardschriftart"><text:span text:style-name="T187"> </text:span></text:span><text:span text:style-name="Absatz-Standardschriftart"><text:span text:style-name="T198">o</text:span></text:span><text:span text:style-name="Absatz-Standardschriftart"><text:span text:style-name="T75"> </text:span></text:span><text:span text:style-name="Absatz-Standardschriftart"><text:span text:style-name="T37">element</text:span></text:span><text:span text:style-name="Absatz-Standardschriftart"><text:span text:style-name="T135"> </text:span></text:span><text:span text:style-name="Absatz-Standardschriftart"><text:span text:style-name="T37">que sigui</text:span></text:span><text:span text:style-name="Absatz-Standardschriftart"><text:span text:style-name="T90"> </text:span></text:span><text:span text:style-name="Absatz-Standardschriftart"><text:span text:style-name="T37">d’aquest</text:span></text:span><text:span text:style-name="Absatz-Standardschriftart"><text:span text:style-name="T92"> </text:span></text:span><text:span text:style-name="Absatz-Standardschriftart"><text:span text:style-name="T37">tipus.</text:span></text:span><text:span text:style-name="Absatz-Standardschriftart"><text:span text:style-name="T87"> </text:span></text:span><text:span text:style-name="Absatz-Standardschriftart"><text:span text:style-name="T198">Els</text:span></text:span><text:span text:style-name="Absatz-Standardschriftart"><text:span text:style-name="T90"> </text:span></text:span><text:span text:style-name="Absatz-Standardschriftart"><text:span text:style-name="T37">valors</text:span></text:span><text:span text:style-name="Absatz-Standardschriftart"><text:span text:style-name="T90"> </text:span></text:span><text:span text:style-name="Absatz-Standardschriftart"><text:span text:style-name="T37">possibles</text:span></text:span><text:span text:style-name="Absatz-Standardschriftart"><text:span text:style-name="T90"> </text:span></text:span><text:span text:style-name="Absatz-Standardschriftart"><text:span text:style-name="T37">són</text:span></text:span><text:span text:style-name="Absatz-Standardschriftart"><text:span text:style-name="T90"> </text:span></text:span><text:span text:style-name="Absatz-Standardschriftart"><text:span text:style-name="T37">“Dilluns”,</text:span></text:span><text:span text:style-name="Absatz-Standardschriftart"><text:span text:style-name="T87"> </text:span></text:span><text:span text:style-name="Absatz-Standardschriftart"><text:span text:style-name="T37">“Dimarts”, “Dimecres”,</text:span></text:span><text:span text:style-name="Absatz-Standardschriftart"><text:span text:style-name="T188"> </text:span></text:span><text:span text:style-name="Absatz-Standardschriftart"><text:span text:style-name="T37">“Dijous”,</text:span></text:span><text:span text:style-name="Absatz-Standardschriftart"><text:span text:style-name="T198"> </text:span></text:span><text:span text:style-name="Absatz-Standardschriftart"><text:span text:style-name="T37">“Divendres”,</text:span></text:span><text:span text:style-name="Absatz-Standardschriftart"><text:span text:style-name="T198"> </text:span></text:span><text:span text:style-name="Absatz-Standardschriftart"><text:span text:style-name="T37">“Dissabte”</text:span></text:span><text:span text:style-name="Absatz-Standardschriftart"><text:span text:style-name="T20"> </text:span></text:span><text:span text:style-name="Absatz-Standardschriftart"><text:span text:style-name="T198">i</text:span></text:span><text:span text:style-name="Absatz-Standardschriftart"><text:span text:style-name="T20"> </text:span></text:span><text:span text:style-name="Absatz-Standardschriftart"><text:span text:style-name="T37">“Diumenge”.</text:span></text:span></text:p>
          </table:table-cell>
        </table:table-row>
        <table:table-row table:style-name="Taula3.4">
          <table:table-cell table:style-name="Taula3.A8" office:value-type="string">
            <text:p text:style-name="P5"><text:span text:style-name="Absatz-Standardschriftart"><text:span text:style-name="T33">diesMes</text:span></text:span></text:p>
          </table:table-cell>
          <table:table-cell table:style-name="Taula3.B8" office:value-type="string">
            <text:p text:style-name="P23"><text:span text:style-name="Absatz-Standardschriftart"><text:span text:style-name="T37">Ha</text:span></text:span><text:span text:style-name="Absatz-Standardschriftart"><text:span text:style-name="T72"> </text:span></text:span><text:span text:style-name="Absatz-Standardschriftart"><text:span text:style-name="T37">de</text:span></text:span><text:span text:style-name="Absatz-Standardschriftart"><text:span text:style-name="T135"> </text:span></text:span><text:span text:style-name="Absatz-Standardschriftart"><text:span text:style-name="T37">definir</text:span></text:span><text:span text:style-name="Absatz-Standardschriftart"><text:span text:style-name="T135"> </text:span></text:span><text:span text:style-name="Absatz-Standardschriftart"><text:span text:style-name="T37">els</text:span></text:span><text:span text:style-name="Absatz-Standardschriftart"><text:span text:style-name="T75"> </text:span></text:span><text:span text:style-name="Absatz-Standardschriftart"><text:span text:style-name="T37">possibles</text:span></text:span><text:span text:style-name="Absatz-Standardschriftart"><text:span text:style-name="T135"> </text:span></text:span><text:span text:style-name="Absatz-Standardschriftart"><text:span text:style-name="T37">valors</text:span></text:span><text:span text:style-name="Absatz-Standardschriftart"><text:span text:style-name="T72"> </text:span></text:span><text:span text:style-name="Absatz-Standardschriftart"><text:span text:style-name="T37">que</text:span></text:span><text:span text:style-name="Absatz-Standardschriftart"><text:span text:style-name="T135"> </text:span></text:span><text:span text:style-name="Absatz-Standardschriftart"><text:span text:style-name="T37">es</text:span></text:span><text:span text:style-name="Absatz-Standardschriftart"><text:span text:style-name="T72"> </text:span></text:span><text:span text:style-name="Absatz-Standardschriftart"><text:span text:style-name="T37">pot</text:span></text:span><text:span text:style-name="Absatz-Standardschriftart"><text:span text:style-name="T187"> </text:span></text:span><text:span text:style-name="Absatz-Standardschriftart"><text:span text:style-name="T37">assignar</text:span></text:span><text:span text:style-name="Absatz-Standardschriftart"><text:span text:style-name="T187"> </text:span></text:span><text:span text:style-name="Absatz-Standardschriftart"><text:span text:style-name="T198">a</text:span></text:span><text:span text:style-name="Absatz-Standardschriftart"><text:span text:style-name="T72"> </text:span></text:span><text:span text:style-name="Absatz-Standardschriftart"><text:span text:style-name="T37">l’atribut</text:span></text:span><text:span text:style-name="Absatz-Standardschriftart"><text:span text:style-name="T187"> </text:span></text:span><text:span text:style-name="Absatz-Standardschriftart"><text:span text:style-name="T198">o</text:span></text:span><text:span text:style-name="Absatz-Standardschriftart"><text:span text:style-name="T75"> </text:span></text:span><text:span text:style-name="Absatz-Standardschriftart"><text:span text:style-name="T37">element</text:span></text:span><text:span text:style-name="Absatz-Standardschriftart"><text:span text:style-name="T135"> </text:span></text:span><text:span text:style-name="Absatz-Standardschriftart"><text:span text:style-name="T37">que sigui</text:span></text:span><text:span text:style-name="Absatz-Standardschriftart"><text:span text:style-name="T100"> </text:span></text:span><text:span text:style-name="Absatz-Standardschriftart"><text:span text:style-name="T37">d’aquest</text:span></text:span><text:span text:style-name="Absatz-Standardschriftart"><text:span text:style-name="T100"> </text:span></text:span><text:span text:style-name="Absatz-Standardschriftart"><text:span text:style-name="T37">tipus.</text:span></text:span><text:span text:style-name="Absatz-Standardschriftart"><text:span text:style-name="T198"> </text:span></text:span><text:span text:style-name="Absatz-Standardschriftart"><text:span text:style-name="T20">Aquests</text:span></text:span><text:span text:style-name="Absatz-Standardschriftart"><text:span text:style-name="T62"> </text:span></text:span><text:span text:style-name="Absatz-Standardschriftart"><text:span text:style-name="T37">valors</text:span></text:span><text:span text:style-name="Absatz-Standardschriftart"><text:span text:style-name="T27"> </text:span></text:span><text:span text:style-name="Absatz-Standardschriftart"><text:span text:style-name="T37">han</text:span></text:span><text:span text:style-name="Absatz-Standardschriftart"><text:span text:style-name="T96"> </text:span></text:span><text:span text:style-name="Absatz-Standardschriftart"><text:span text:style-name="T37">de</text:span></text:span><text:span text:style-name="Absatz-Standardschriftart"><text:span text:style-name="T100"> </text:span></text:span><text:span text:style-name="Absatz-Standardschriftart"><text:span text:style-name="T37">ser</text:span></text:span><text:span text:style-name="Absatz-Standardschriftart"><text:span text:style-name="T100"> </text:span></text:span><text:span text:style-name="Absatz-Standardschriftart"><text:span text:style-name="T37">de</text:span></text:span><text:span text:style-name="Absatz-Standardschriftart"><text:span text:style-name="T96"> </text:span></text:span><text:span text:style-name="Absatz-Standardschriftart"><text:span text:style-name="T37">tipus</text:span></text:span><text:span text:style-name="Absatz-Standardschriftart"><text:span text:style-name="T96"> </text:span></text:span><text:span text:style-name="Absatz-Standardschriftart"><text:span text:style-name="T37">enter</text:span></text:span><text:span text:style-name="Absatz-Standardschriftart"><text:span text:style-name="T98"> </text:span></text:span><text:span text:style-name="Absatz-Standardschriftart"><text:span text:style-name="T198">i</text:span></text:span><text:span text:style-name="Absatz-Standardschriftart"><text:span text:style-name="T62"> </text:span></text:span><text:span text:style-name="Absatz-Standardschriftart"><text:span text:style-name="T37">poden</text:span></text:span><text:span text:style-name="Absatz-Standardschriftart"><text:span text:style-name="T96"> </text:span></text:span><text:span text:style-name="Absatz-Standardschriftart"><text:span text:style-name="T37">anar</text:span></text:span><text:span text:style-name="Absatz-Standardschriftart"><text:span text:style-name="T100"> </text:span></text:span><text:span text:style-name="Absatz-Standardschriftart"><text:span text:style-name="T37">d’1</text:span></text:span><text:span text:style-name="Absatz-Standardschriftart"><text:span text:style-name="T100"> </text:span></text:span><text:span text:style-name="Absatz-Standardschriftart"><text:span text:style-name="T198">a</text:span></text:span><text:span text:style-name="Absatz-Standardschriftart"><text:span text:style-name="T118"> </text:span></text:span><text:span text:style-name="Absatz-Standardschriftart"><text:span text:style-name="T37">31</text:span></text:span><text:span text:style-name="Absatz-Standardschriftart"><text:span text:style-name="T20"> </text:span></text:span><text:span text:style-name="Absatz-Standardschriftart"><text:span text:style-name="T37">inclosos.</text:span></text:span></text:p>
          </table:table-cell>
        </table:table-row>
        <table:table-row table:style-name="Taula3.5">
          <table:table-cell table:style-name="Taula3.A8" office:value-type="string">
            <text:p text:style-name="P5"><text:span text:style-name="Absatz-Standardschriftart"><text:span text:style-name="T33">zones</text:span></text:span></text:p>
          </table:table-cell>
          <table:table-cell table:style-name="Taula3.B8" office:value-type="string">
            <text:p text:style-name="P22"><text:span text:style-name="Absatz-Standardschriftart"><text:span text:style-name="T37">Ha</text:span></text:span><text:span text:style-name="Absatz-Standardschriftart"><text:span text:style-name="T72"> </text:span></text:span><text:span text:style-name="Absatz-Standardschriftart"><text:span text:style-name="T37">de</text:span></text:span><text:span text:style-name="Absatz-Standardschriftart"><text:span text:style-name="T135"> </text:span></text:span><text:span text:style-name="Absatz-Standardschriftart"><text:span text:style-name="T37">definir</text:span></text:span><text:span text:style-name="Absatz-Standardschriftart"><text:span text:style-name="T135"> </text:span></text:span><text:span text:style-name="Absatz-Standardschriftart"><text:span text:style-name="T37">els</text:span></text:span><text:span text:style-name="Absatz-Standardschriftart"><text:span text:style-name="T75"> </text:span></text:span><text:span text:style-name="Absatz-Standardschriftart"><text:span text:style-name="T37">possibles</text:span></text:span><text:span text:style-name="Absatz-Standardschriftart"><text:span text:style-name="T135"> </text:span></text:span><text:span text:style-name="Absatz-Standardschriftart"><text:span text:style-name="T37">valors</text:span></text:span><text:span text:style-name="Absatz-Standardschriftart"><text:span text:style-name="T72"> </text:span></text:span><text:span text:style-name="Absatz-Standardschriftart"><text:span text:style-name="T37">que</text:span></text:span><text:span text:style-name="Absatz-Standardschriftart"><text:span text:style-name="T135"> </text:span></text:span><text:span text:style-name="Absatz-Standardschriftart"><text:span text:style-name="T37">es</text:span></text:span><text:span text:style-name="Absatz-Standardschriftart"><text:span text:style-name="T72"> </text:span></text:span><text:span text:style-name="Absatz-Standardschriftart"><text:span text:style-name="T37">pot</text:span></text:span><text:span text:style-name="Absatz-Standardschriftart"><text:span text:style-name="T187"> </text:span></text:span><text:span text:style-name="Absatz-Standardschriftart"><text:span text:style-name="T37">assignar</text:span></text:span><text:span text:style-name="Absatz-Standardschriftart"><text:span text:style-name="T187"> </text:span></text:span><text:span text:style-name="Absatz-Standardschriftart"><text:span text:style-name="T198">a</text:span></text:span><text:span text:style-name="Absatz-Standardschriftart"><text:span text:style-name="T72"> </text:span></text:span><text:span text:style-name="Absatz-Standardschriftart"><text:span text:style-name="T37">l’atribut</text:span></text:span><text:span text:style-name="Absatz-Standardschriftart"><text:span text:style-name="T187"> </text:span></text:span><text:span text:style-name="Absatz-Standardschriftart"><text:span text:style-name="T198">o</text:span></text:span><text:span text:style-name="Absatz-Standardschriftart"><text:span text:style-name="T75"> </text:span></text:span><text:span text:style-name="Absatz-Standardschriftart"><text:span text:style-name="T37">element</text:span></text:span><text:span text:style-name="Absatz-Standardschriftart"><text:span text:style-name="T135"> </text:span></text:span><text:span text:style-name="Absatz-Standardschriftart"><text:span text:style-name="T37">que sigui</text:span></text:span><text:span text:style-name="Absatz-Standardschriftart"><text:span text:style-name="T179"> </text:span></text:span><text:span text:style-name="Absatz-Standardschriftart"><text:span text:style-name="T37">d’aquest</text:span></text:span><text:span text:style-name="Absatz-Standardschriftart"><text:span text:style-name="T179"> </text:span></text:span><text:span text:style-name="Absatz-Standardschriftart"><text:span text:style-name="T37">tipus.</text:span></text:span><text:span text:style-name="Absatz-Standardschriftart"><text:span text:style-name="T165"> </text:span></text:span><text:span text:style-name="Absatz-Standardschriftart"><text:span text:style-name="T37">Els</text:span></text:span><text:span text:style-name="Absatz-Standardschriftart"><text:span text:style-name="T165"> </text:span></text:span><text:span text:style-name="Absatz-Standardschriftart"><text:span text:style-name="T37">valors</text:span></text:span><text:span text:style-name="Absatz-Standardschriftart"><text:span text:style-name="T177"> </text:span></text:span><text:span text:style-name="Absatz-Standardschriftart"><text:span text:style-name="T37">possibles</text:span></text:span><text:span text:style-name="Absatz-Standardschriftart"><text:span text:style-name="T167"> </text:span></text:span><text:span text:style-name="Absatz-Standardschriftart"><text:span text:style-name="T37">són</text:span></text:span><text:span text:style-name="Absatz-Standardschriftart"><text:span text:style-name="T177"> </text:span></text:span><text:span text:style-name="Absatz-Standardschriftart"><text:span text:style-name="T37">“ESO”,</text:span></text:span><text:span text:style-name="Absatz-Standardschriftart"><text:span text:style-name="T164"> </text:span></text:span><text:span text:style-name="Absatz-Standardschriftart"><text:span text:style-name="T37">“Batxillerat”,</text:span></text:span><text:span text:style-name="Absatz-Standardschriftart"><text:span text:style-name="T179"> </text:span></text:span><text:span text:style-name="Absatz-Standardschriftart"><text:span text:style-name="T37">“</text:span></text:span><text:span text:style-name="Absatz-Standardschriftart"><text:span text:style-name="T41">G</text:span></text:span><text:span text:style-name="Absatz-Standardschriftart"><text:span text:style-name="T37">M”,</text:span></text:span><text:span text:style-name="Absatz-Standardschriftart"><text:span text:style-name="T167"> </text:span></text:span><text:span text:style-name="Absatz-Standardschriftart"><text:span text:style-name="T37">“</text:span></text:span><text:span text:style-name="Absatz-Standardschriftart"><text:span text:style-name="T41">G</text:span></text:span><text:span text:style-name="Absatz-Standardschriftart"><text:span text:style-name="T37">S”</text:span></text:span><text:span text:style-name="Absatz-Standardschriftart"><text:span text:style-name="T165"> </text:span></text:span><text:span text:style-name="Absatz-Standardschriftart"><text:span text:style-name="T198">i</text:span></text:span><text:span text:style-name="Absatz-Standardschriftart"><text:span text:style-name="T149"> </text:span></text:span><text:span text:style-name="Absatz-Standardschriftart"><text:span text:style-name="T37">“Profes”.</text:span></text:span></text:p>
          </table:table-cell>
        </table:table-row>
        <table:table-row table:style-name="Taula3.6">
          <table:table-cell table:style-name="Taula3.A6" office:value-type="string">
            <text:p text:style-name="P5"><text:span text:style-name="Absatz-Standardschriftart"><text:span text:style-name="T33">serveis</text:span></text:span></text:p>
          </table:table-cell>
          <table:table-cell table:style-name="Taula3.A6" office:value-type="string">
            <text:p text:style-name="P30"><text:span text:style-name="Absatz-Standardschriftart"><text:span text:style-name="T37">Ha</text:span></text:span><text:span text:style-name="Absatz-Standardschriftart"><text:span text:style-name="T72"> </text:span></text:span><text:span text:style-name="Absatz-Standardschriftart"><text:span text:style-name="T37">de</text:span></text:span><text:span text:style-name="Absatz-Standardschriftart"><text:span text:style-name="T135"> </text:span></text:span><text:span text:style-name="Absatz-Standardschriftart"><text:span text:style-name="T37">definir</text:span></text:span><text:span text:style-name="Absatz-Standardschriftart"><text:span text:style-name="T135"> </text:span></text:span><text:span text:style-name="Absatz-Standardschriftart"><text:span text:style-name="T37">els</text:span></text:span><text:span text:style-name="Absatz-Standardschriftart"><text:span text:style-name="T75"> </text:span></text:span><text:span text:style-name="Absatz-Standardschriftart"><text:span text:style-name="T37">possibles</text:span></text:span><text:span text:style-name="Absatz-Standardschriftart"><text:span text:style-name="T135"> </text:span></text:span><text:span text:style-name="Absatz-Standardschriftart"><text:span text:style-name="T37">valors</text:span></text:span><text:span text:style-name="Absatz-Standardschriftart"><text:span text:style-name="T72"> </text:span></text:span><text:span text:style-name="Absatz-Standardschriftart"><text:span text:style-name="T37">que</text:span></text:span><text:span text:style-name="Absatz-Standardschriftart"><text:span text:style-name="T135"> </text:span></text:span><text:span text:style-name="Absatz-Standardschriftart"><text:span text:style-name="T37">es</text:span></text:span><text:span text:style-name="Absatz-Standardschriftart"><text:span text:style-name="T75"> </text:span></text:span><text:span text:style-name="Absatz-Standardschriftart"><text:span text:style-name="T37">pot</text:span></text:span><text:span text:style-name="Absatz-Standardschriftart"><text:span text:style-name="T75"> </text:span></text:span><text:span text:style-name="Absatz-Standardschriftart"><text:span text:style-name="T37">assignar</text:span></text:span><text:span text:style-name="Absatz-Standardschriftart"><text:span text:style-name="T187"> </text:span></text:span><text:span text:style-name="Absatz-Standardschriftart"><text:span text:style-name="T198">a</text:span></text:span><text:span text:style-name="Absatz-Standardschriftart"><text:span text:style-name="T72"> </text:span></text:span><text:span text:style-name="Absatz-Standardschriftart"><text:span text:style-name="T37">l’atribut</text:span></text:span><text:span text:style-name="Absatz-Standardschriftart"><text:span text:style-name="T187"> </text:span></text:span><text:span text:style-name="Absatz-Standardschriftart"><text:span text:style-name="T198">o </text:span></text:span><text:span text:style-name="Absatz-Standardschriftart"><text:span text:style-name="T37">element</text:span></text:span><text:span text:style-name="Absatz-Standardschriftart"><text:span text:style-name="T135"> </text:span></text:span><text:span text:style-name="Absatz-Standardschriftart"><text:span text:style-name="T37">que</text:span></text:span><text:span text:style-name="Absatz-Standardschriftart"><text:span text:style-name="T160"> </text:span></text:span><text:span text:style-name="Absatz-Standardschriftart"><text:span text:style-name="T37">sigui</text:span></text:span><text:span text:style-name="Absatz-Standardschriftart"><text:span text:style-name="T75"> </text:span></text:span><text:span text:style-name="Absatz-Standardschriftart"><text:span text:style-name="T37">d’aquest</text:span></text:span><text:span text:style-name="Absatz-Standardschriftart"><text:span text:style-name="T187"> </text:span></text:span><text:span text:style-name="Absatz-Standardschriftart"><text:span text:style-name="T37">tipus.</text:span></text:span><text:span text:style-name="Absatz-Standardschriftart"><text:span text:style-name="T72"> </text:span></text:span><text:span text:style-name="Absatz-Standardschriftart"><text:span text:style-name="T198">Els</text:span></text:span><text:span text:style-name="Absatz-Standardschriftart"><text:span text:style-name="T75"> </text:span></text:span><text:span text:style-name="Absatz-Standardschriftart"><text:span text:style-name="T37">valors</text:span></text:span><text:span text:style-name="Absatz-Standardschriftart"><text:span text:style-name="T75"> </text:span></text:span><text:span text:style-name="Absatz-Standardschriftart"><text:span text:style-name="T37">possibles</text:span></text:span><text:span text:style-name="Absatz-Standardschriftart"><text:span text:style-name="T75"> </text:span></text:span><text:span text:style-name="Absatz-Standardschriftart"><text:span text:style-name="T37">són</text:span></text:span><text:span text:style-name="Absatz-Standardschriftart"><text:span text:style-name="T72"> </text:span></text:span><text:span text:style-name="Absatz-Standardschriftart"><text:span text:style-name="T37">“PassPreferent”,</text:span></text:span><text:span text:style-name="Absatz-Standardschriftart"><text:span text:style-name="T72"> </text:span></text:span><text:span text:style-name="Absatz-Standardschriftart"><text:span text:style-name="T37">“Accés</text:span></text:span><text:span text:style-name="Absatz-Standardschriftart"><text:span text:style-name="T122"> </text:span></text:span><text:span text:style-name="Absatz-Standardschriftart"><text:span text:style-name="T37">discapacitat”,</text:span></text:span><text:span text:style-name="Absatz-Standardschriftart"><text:span text:style-name="T189"> </text:span></text:span><text:span text:style-name="Absatz-Standardschriftart"><text:span text:style-name="T37">“Fotografia”,</text:span></text:span><text:span text:style-name="Absatz-Standardschriftart"><text:span text:style-name="T189"> </text:span></text:span><text:span text:style-name="Absatz-Standardschriftart"><text:span text:style-name="T37">“Vídeo”,</text:span></text:span><text:span text:style-name="Absatz-Standardschriftart"><text:span text:style-name="T191"> </text:span></text:span><text:span text:style-name="Absatz-Standardschriftart"><text:span text:style-name="T37">“Seient</text:span></text:span><text:span text:style-name="Absatz-Standardschriftart"><text:span text:style-name="T189"> </text:span></text:span><text:span text:style-name="Absatz-Standardschriftart"><text:span text:style-name="T37">VIP”,</text:span></text:span><text:span text:style-name="Absatz-Standardschriftart"><text:span text:style-name="T191"> </text:span></text:span><text:span text:style-name="Absatz-Standardschriftart"><text:span text:style-name="T198">“Autoservei”,</text:span></text:span><text:span text:style-name="Absatz-Standardschriftart"><text:span text:style-name="T177"> </text:span></text:span><text:span text:style-name="Absatz-Standardschriftart"><text:span text:style-name="T37">“Taula”</text:span></text:span><text:span text:style-name="Absatz-Standardschriftart"><text:span text:style-name="T177"> </text:span></text:span><text:span text:style-name="Absatz-Standardschriftart"><text:span text:style-name="T198">i</text:span></text:span><text:span text:style-name="Absatz-Standardschriftart"><text:span text:style-name="T191"> </text:span></text:span><text:span text:style-name="Absatz-Standardschriftart"><text:span text:style-name="T37">“Servei de recollida“.</text:span></text:span></text:p>
          </table:table-cell>
        </table:table-row>
        <table:table-row table:style-name="Taula3.7">
          <table:table-cell table:style-name="Taula3.A8" office:value-type="string">
            <text:p text:style-name="P5"><text:span text:style-name="Absatz-Standardschriftart"><text:span text:style-name="T33">tipusEspectacles</text:span></text:span></text:p>
          </table:table-cell>
          <table:table-cell table:style-name="Taula3.B8" office:value-type="string">
            <text:p text:style-name="P21"><text:span text:style-name="Absatz-Standardschriftart"><text:span text:style-name="T37">Ha</text:span></text:span><text:span text:style-name="Absatz-Standardschriftart"><text:span text:style-name="T72"> </text:span></text:span><text:span text:style-name="Absatz-Standardschriftart"><text:span text:style-name="T37">de</text:span></text:span><text:span text:style-name="Absatz-Standardschriftart"><text:span text:style-name="T135"> </text:span></text:span><text:span text:style-name="Absatz-Standardschriftart"><text:span text:style-name="T37">definir</text:span></text:span><text:span text:style-name="Absatz-Standardschriftart"><text:span text:style-name="T135"> </text:span></text:span><text:span text:style-name="Absatz-Standardschriftart"><text:span text:style-name="T37">els</text:span></text:span><text:span text:style-name="Absatz-Standardschriftart"><text:span text:style-name="T75"> </text:span></text:span><text:span text:style-name="Absatz-Standardschriftart"><text:span text:style-name="T37">possibles</text:span></text:span><text:span text:style-name="Absatz-Standardschriftart"><text:span text:style-name="T135"> </text:span></text:span><text:span text:style-name="Absatz-Standardschriftart"><text:span text:style-name="T37">valors</text:span></text:span><text:span text:style-name="Absatz-Standardschriftart"><text:span text:style-name="T72"> </text:span></text:span><text:span text:style-name="Absatz-Standardschriftart"><text:span text:style-name="T37">que</text:span></text:span><text:span text:style-name="Absatz-Standardschriftart"><text:span text:style-name="T135"> </text:span></text:span><text:span text:style-name="Absatz-Standardschriftart"><text:span text:style-name="T37">es</text:span></text:span><text:span text:style-name="Absatz-Standardschriftart"><text:span text:style-name="T72"> </text:span></text:span><text:span text:style-name="Absatz-Standardschriftart"><text:span text:style-name="T37">pot</text:span></text:span><text:span text:style-name="Absatz-Standardschriftart"><text:span text:style-name="T187"> </text:span></text:span><text:span text:style-name="Absatz-Standardschriftart"><text:span text:style-name="T37">assignar</text:span></text:span><text:span text:style-name="Absatz-Standardschriftart"><text:span text:style-name="T187"> </text:span></text:span><text:span text:style-name="Absatz-Standardschriftart"><text:span text:style-name="T198">a</text:span></text:span><text:span text:style-name="Absatz-Standardschriftart"><text:span text:style-name="T72"> </text:span></text:span><text:span text:style-name="Absatz-Standardschriftart"><text:span text:style-name="T37">l’atribut</text:span></text:span><text:span text:style-name="Absatz-Standardschriftart"><text:span text:style-name="T187"> </text:span></text:span><text:span text:style-name="Absatz-Standardschriftart"><text:span text:style-name="T198">o</text:span></text:span><text:span text:style-name="Absatz-Standardschriftart"><text:span text:style-name="T75"> </text:span></text:span><text:span text:style-name="Absatz-Standardschriftart"><text:span text:style-name="T37">element</text:span></text:span><text:span text:style-name="Absatz-Standardschriftart"><text:span text:style-name="T135"> </text:span></text:span><text:span text:style-name="Absatz-Standardschriftart"><text:span text:style-name="T37">que sigui</text:span></text:span><text:span text:style-name="Absatz-Standardschriftart"><text:span text:style-name="T187"> </text:span></text:span><text:span text:style-name="Absatz-Standardschriftart"><text:span text:style-name="T37">d’aquest</text:span></text:span><text:span text:style-name="Absatz-Standardschriftart"><text:span text:style-name="T135"> </text:span></text:span><text:span text:style-name="Absatz-Standardschriftart"><text:span text:style-name="T37">tipus.</text:span></text:span><text:span text:style-name="Absatz-Standardschriftart"><text:span text:style-name="T72"> </text:span></text:span><text:span text:style-name="Absatz-Standardschriftart"><text:span text:style-name="T198">Els</text:span></text:span><text:span text:style-name="Absatz-Standardschriftart"><text:span text:style-name="T187"> </text:span></text:span><text:span text:style-name="Absatz-Standardschriftart"><text:span text:style-name="T37">valors</text:span></text:span><text:span text:style-name="Absatz-Standardschriftart"><text:span text:style-name="T187"> </text:span></text:span><text:span text:style-name="Absatz-Standardschriftart"><text:span text:style-name="T37">possibles</text:span></text:span><text:span text:style-name="Absatz-Standardschriftart"><text:span text:style-name="T75"> </text:span></text:span><text:span text:style-name="Absatz-Standardschriftart"><text:span text:style-name="T37">són</text:span></text:span><text:span text:style-name="Absatz-Standardschriftart"><text:span text:style-name="T187"> </text:span></text:span><text:span text:style-name="Absatz-Standardschriftart"><text:span text:style-name="T198">“Desfilada”,</text:span></text:span><text:span text:style-name="Absatz-Standardschriftart"><text:span text:style-name="T187"> </text:span></text:span><text:span text:style-name="Absatz-Standardschriftart"><text:span text:style-name="T37">“Aventura”,</text:span></text:span><text:span text:style-name="Absatz-Standardschriftart"><text:span text:style-name="T75"> </text:span></text:span><text:span text:style-name="Absatz-Standardschriftart"><text:span text:style-name="T37">“Musical”,</text:span></text:span><text:span text:style-name="Absatz-Standardschriftart"><text:span text:style-name="T82"> </text:span></text:span><text:span text:style-name="Absatz-Standardschriftart"><text:span text:style-name="T37">“Didàctic” </text:span></text:span><text:span text:style-name="Absatz-Standardschriftart"><text:span text:style-name="T198">o</text:span></text:span><text:span text:style-name="Absatz-Standardschriftart"><text:span text:style-name="T37"> “Passatge</text:span></text:span><text:span text:style-name="Absatz-Standardschriftart"><text:span text:style-name="T58"> </text:span></text:span><text:span text:style-name="Absatz-Standardschriftart"><text:span text:style-name="T198">del</text:span></text:span><text:span text:style-name="Absatz-Standardschriftart"><text:span text:style-name="T20"> </text:span></text:span><text:span text:style-name="Absatz-Standardschriftart"><text:span text:style-name="T37">terror”.</text:span></text:span></text:p>
          </table:table-cell>
        </table:table-row>
        <table:table-row table:style-name="Taula3.8">
          <table:table-cell table:style-name="Taula3.A8" office:value-type="string">
            <text:p text:style-name="P5"><text:span text:style-name="Absatz-Standardschriftart"><text:span text:style-name="T33">menus</text:span></text:span></text:p>
          </table:table-cell>
          <table:table-cell table:style-name="Taula3.B8" office:value-type="string">
            <text:p text:style-name="P21"><text:span text:style-name="Absatz-Standardschriftart"><text:span text:style-name="T37">Ha</text:span></text:span><text:span text:style-name="Absatz-Standardschriftart"><text:span text:style-name="T72"> </text:span></text:span><text:span text:style-name="Absatz-Standardschriftart"><text:span text:style-name="T37">de</text:span></text:span><text:span text:style-name="Absatz-Standardschriftart"><text:span text:style-name="T135"> </text:span></text:span><text:span text:style-name="Absatz-Standardschriftart"><text:span text:style-name="T37">definir</text:span></text:span><text:span text:style-name="Absatz-Standardschriftart"><text:span text:style-name="T135"> </text:span></text:span><text:span text:style-name="Absatz-Standardschriftart"><text:span text:style-name="T37">els</text:span></text:span><text:span text:style-name="Absatz-Standardschriftart"><text:span text:style-name="T75"> </text:span></text:span><text:span text:style-name="Absatz-Standardschriftart"><text:span text:style-name="T37">possibles</text:span></text:span><text:span text:style-name="Absatz-Standardschriftart"><text:span text:style-name="T135"> </text:span></text:span><text:span text:style-name="Absatz-Standardschriftart"><text:span text:style-name="T37">valors</text:span></text:span><text:span text:style-name="Absatz-Standardschriftart"><text:span text:style-name="T72"> </text:span></text:span><text:span text:style-name="Absatz-Standardschriftart"><text:span text:style-name="T37">que</text:span></text:span><text:span text:style-name="Absatz-Standardschriftart"><text:span text:style-name="T135"> </text:span></text:span><text:span text:style-name="Absatz-Standardschriftart"><text:span text:style-name="T37">es</text:span></text:span><text:span text:style-name="Absatz-Standardschriftart"><text:span text:style-name="T72"> </text:span></text:span><text:span text:style-name="Absatz-Standardschriftart"><text:span text:style-name="T37">pot</text:span></text:span><text:span text:style-name="Absatz-Standardschriftart"><text:span text:style-name="T187"> </text:span></text:span><text:span text:style-name="Absatz-Standardschriftart"><text:span text:style-name="T37">assignar</text:span></text:span><text:span text:style-name="Absatz-Standardschriftart"><text:span text:style-name="T187"> </text:span></text:span><text:span text:style-name="Absatz-Standardschriftart"><text:span text:style-name="T198">a</text:span></text:span><text:span text:style-name="Absatz-Standardschriftart"><text:span text:style-name="T72"> </text:span></text:span><text:span text:style-name="Absatz-Standardschriftart"><text:span text:style-name="T37">l’atribut</text:span></text:span><text:span text:style-name="Absatz-Standardschriftart"><text:span text:style-name="T187"> </text:span></text:span><text:span text:style-name="Absatz-Standardschriftart"><text:span text:style-name="T198">o</text:span></text:span><text:span text:style-name="Absatz-Standardschriftart"><text:span text:style-name="T75"> </text:span></text:span><text:span text:style-name="Absatz-Standardschriftart"><text:span text:style-name="T37">element</text:span></text:span><text:span text:style-name="Absatz-Standardschriftart"><text:span text:style-name="T135"> </text:span></text:span><text:span text:style-name="Absatz-Standardschriftart"><text:span text:style-name="T37">que sigui d’aquest</text:span></text:span><text:span text:style-name="Absatz-Standardschriftart"><text:span text:style-name="T198"> </text:span></text:span><text:span text:style-name="Absatz-Standardschriftart"><text:span text:style-name="T37">tipus.</text:span></text:span><text:span text:style-name="Absatz-Standardschriftart"><text:span text:style-name="T20"> </text:span></text:span><text:span text:style-name="Absatz-Standardschriftart"><text:span text:style-name="T198">Els</text:span></text:span><text:span text:style-name="Absatz-Standardschriftart"><text:span text:style-name="T37"> valors possibles són “Infantil”</text:span></text:span><text:span text:style-name="Absatz-Standardschriftart"><text:span text:style-name="T198"> i</text:span></text:span><text:span text:style-name="Absatz-Standardschriftart"><text:span text:style-name="T20"> </text:span></text:span><text:span text:style-name="Absatz-Standardschriftart"><text:span text:style-name="T37">“Celíac”.</text:span></text:span></text:p>
          </table:table-cell>
        </table:table-row>
        <table:table-row table:style-name="Taula3.9">
          <table:table-cell table:style-name="Taula3.A9" office:value-type="string">
            <text:p text:style-name="P28">productes</text:p>
          </table:table-cell>
          <table:table-cell table:style-name="Taula3.B9" office:value-type="string">
            <text:p text:style-name="P40"><text:span text:style-name="T217">Ha</text:span><text:span text:style-name="T215"> </text:span><text:span text:style-name="T216">de</text:span><text:span text:style-name="T218"> </text:span><text:span text:style-name="T216">definir</text:span><text:span text:style-name="T218"> </text:span><text:span text:style-name="T216">els</text:span><text:span text:style-name="T219"> </text:span><text:span text:style-name="T216">possibles</text:span><text:span text:style-name="T218"> </text:span><text:span text:style-name="T216">valors</text:span><text:span text:style-name="T215"> </text:span><text:span text:style-name="T216">que</text:span><text:span text:style-name="T218"> </text:span><text:span text:style-name="T216">es</text:span><text:span text:style-name="T215"> </text:span><text:span text:style-name="T216">pot</text:span><text:span text:style-name="T220"> </text:span><text:span text:style-name="T216">assignar</text:span><text:span text:style-name="T220"> </text:span>a<text:span text:style-name="T215"> </text:span><text:span text:style-name="T216">l’atribut</text:span><text:span text:style-name="T220"> </text:span>o<text:span text:style-name="T219"> </text:span><text:span text:style-name="T216">element</text:span><text:span text:style-name="T218"> </text:span><text:span text:style-name="T216">que</text:span><text:span text:style-name="T221"> </text:span><text:span text:style-name="T216">sigui</text:span> <text:span text:style-name="T222"><text:s/></text:span><text:span text:style-name="T216">d’aquest</text:span> <text:span text:style-name="T223"><text:s/></text:span><text:span text:style-name="T216">tipus.</text:span> <text:span text:style-name="T223"><text:s/></text:span><text:span text:style-name="T216">Els</text:span> <text:span text:style-name="T224"><text:s/></text:span><text:span text:style-name="T216">valors</text:span> <text:span text:style-name="T222"><text:s/></text:span><text:span text:style-name="T216">possibles</text:span> <text:span text:style-name="T224"><text:s/></text:span><text:span text:style-name="T216">són</text:span> <text:span text:style-name="T226"><text:s/></text:span>“Souvenirs”, <text:span text:style-name="T223"><text:s/></text:span><text:span text:style-name="T216">“Llaminadures”</text:span> <text:span text:style-name="T223"><text:s/></text:span>I <text:span text:style-name="T217">“Fotografies”.</text:span></text:p>
            <text:p text:style-name="P20"/>
          </table:table-cell>
        </table:table-row>
      </table:table>
      <text:p text:style-name="P3"/>
      <text:p text:style-name="P11"><text:soft-page-break/><text:span text:style-name="T196">Si</text:span><text:span text:style-name="Absatz-Standardschriftart"><text:span text:style-name="T190"> </text:span></text:span><text:span text:style-name="Absatz-Standardschriftart"><text:span text:style-name="T29">en</text:span></text:span><text:span text:style-name="Absatz-Standardschriftart"><text:span text:style-name="T180"> </text:span></text:span><text:span text:style-name="Absatz-Standardschriftart"><text:span text:style-name="T29">un</text:span></text:span><text:span text:style-name="Absatz-Standardschriftart"><text:span text:style-name="T178"> </text:span></text:span><text:span text:style-name="Absatz-Standardschriftart"><text:span text:style-name="T29">element</text:span></text:span><text:span text:style-name="Absatz-Standardschriftart"><text:span text:style-name="T178"> </text:span></text:span><text:span text:style-name="T196">o</text:span><text:span text:style-name="Absatz-Standardschriftart"><text:span text:style-name="T166"> </text:span></text:span><text:span text:style-name="Absatz-Standardschriftart"><text:span text:style-name="T29">atribut</text:span></text:span><text:span text:style-name="Absatz-Standardschriftart"><text:span text:style-name="T178"> </text:span></text:span><text:span text:style-name="Absatz-Standardschriftart"><text:span text:style-name="T29">no</text:span></text:span><text:span text:style-name="Absatz-Standardschriftart"><text:span text:style-name="T166"> </text:span></text:span><text:span text:style-name="Absatz-Standardschriftart"><text:span text:style-name="T29">s’indica</text:span></text:span><text:span text:style-name="Absatz-Standardschriftart"><text:span text:style-name="T180"> </text:span></text:span><text:span text:style-name="Absatz-Standardschriftart"><text:span text:style-name="T29">de</text:span></text:span><text:span text:style-name="Absatz-Standardschriftart"><text:span text:style-name="T192"> </text:span></text:span><text:span text:style-name="Absatz-Standardschriftart"><text:span text:style-name="T29">quin</text:span></text:span><text:span text:style-name="Absatz-Standardschriftart"><text:span text:style-name="T178"> </text:span></text:span><text:span text:style-name="Absatz-Standardschriftart"><text:span text:style-name="T29">tipus</text:span></text:span><text:span text:style-name="Absatz-Standardschriftart"><text:span text:style-name="T180"> </text:span></text:span><text:span text:style-name="Absatz-Standardschriftart"><text:span text:style-name="T29">ha</text:span></text:span><text:span text:style-name="Absatz-Standardschriftart"><text:span text:style-name="T178"> </text:span></text:span><text:span text:style-name="Absatz-Standardschriftart"><text:span text:style-name="T29">de</text:span></text:span><text:span text:style-name="Absatz-Standardschriftart"><text:span text:style-name="T192"> </text:span></text:span><text:span text:style-name="Absatz-Standardschriftart"><text:span text:style-name="T19">ser,</text:span></text:span><text:span text:style-name="Absatz-Standardschriftart"><text:span text:style-name="T131"> </text:span></text:span><text:span text:style-name="Absatz-Standardschriftart"><text:span text:style-name="T29">ho</text:span></text:span><text:span text:style-name="Absatz-Standardschriftart"><text:span text:style-name="T192"> </text:span></text:span><text:span text:style-name="Absatz-Standardschriftart"><text:span text:style-name="T29">heu</text:span></text:span><text:span text:style-name="Absatz-Standardschriftart"><text:span text:style-name="T166"> </text:span></text:span><text:span text:style-name="Absatz-Standardschriftart"><text:span text:style-name="T29">de</text:span></text:span><text:span text:style-name="Absatz-Standardschriftart"><text:span text:style-name="T192"> </text:span></text:span><text:span text:style-name="Absatz-Standardschriftart"><text:span text:style-name="T29">decidir</text:span></text:span><text:span text:style-name="Absatz-Standardschriftart"><text:span text:style-name="T180"> </text:span></text:span><text:span text:style-name="Absatz-Standardschriftart"><text:span text:style-name="T29">vosaltres. Si</text:span></text:span><text:span text:style-name="Absatz-Standardschriftart"><text:span text:style-name="T178"> </text:span></text:span><text:span text:style-name="Absatz-Standardschriftart"><text:span text:style-name="T29">d’un</text:span></text:span><text:span text:style-name="Absatz-Standardschriftart"><text:span text:style-name="T195"> </text:span></text:span><text:span text:style-name="Absatz-Standardschriftart"><text:span text:style-name="T29">element</text:span></text:span><text:span text:style-name="Absatz-Standardschriftart"><text:span text:style-name="T71"> </text:span></text:span><text:span text:style-name="Absatz-Standardschriftart"><text:span text:style-name="T29">no</text:span></text:span><text:span text:style-name="Absatz-Standardschriftart"><text:span text:style-name="T71"> </text:span></text:span><text:span text:style-name="Absatz-Standardschriftart"><text:span text:style-name="T29">s’indica</text:span></text:span><text:span text:style-name="Absatz-Standardschriftart"><text:span text:style-name="T74"> </text:span></text:span><text:span text:style-name="Absatz-Standardschriftart"><text:span text:style-name="T29">el</text:span></text:span><text:span text:style-name="Absatz-Standardschriftart"><text:span text:style-name="T74"> </text:span></text:span><text:span text:style-name="Absatz-Standardschriftart"><text:span text:style-name="T29">màxim</text:span></text:span><text:span text:style-name="Absatz-Standardschriftart"><text:span text:style-name="T76"> </text:span></text:span><text:span text:style-name="T196">i/</text:span><text:span text:style-name="T197">o</text:span><text:span text:style-name="Absatz-Standardschriftart"><text:span text:style-name="T80"> </text:span></text:span><text:span text:style-name="Absatz-Standardschriftart"><text:span text:style-name="T29">mínim</text:span></text:span><text:span text:style-name="Absatz-Standardschriftart"><text:span text:style-name="T71"> </text:span></text:span><text:span text:style-name="Absatz-Standardschriftart"><text:span text:style-name="T29">de</text:span></text:span><text:span text:style-name="Absatz-Standardschriftart"><text:span text:style-name="T71"> </text:span></text:span><text:span text:style-name="Absatz-Standardschriftart"><text:span text:style-name="T29">cops</text:span></text:span><text:span text:style-name="Absatz-Standardschriftart"><text:span text:style-name="T76"> </text:span></text:span><text:span text:style-name="Absatz-Standardschriftart"><text:span text:style-name="T29">que</text:span></text:span><text:span text:style-name="Absatz-Standardschriftart"><text:span text:style-name="T80"> </text:span></text:span><text:span text:style-name="Absatz-Standardschriftart"><text:span text:style-name="T29">pot</text:span></text:span><text:span text:style-name="Absatz-Standardschriftart"><text:span text:style-name="T74"> </text:span></text:span><text:span text:style-name="Absatz-Standardschriftart"><text:span text:style-name="T19">aparèixer,</text:span></text:span><text:span text:style-name="Absatz-Standardschriftart"><text:span text:style-name="T159"> </text:span></text:span><text:span text:style-name="Absatz-Standardschriftart"><text:span text:style-name="T29">ho</text:span></text:span><text:span text:style-name="Absatz-Standardschriftart"><text:span text:style-name="T76"> </text:span></text:span><text:span text:style-name="Absatz-Standardschriftart"><text:span text:style-name="T29">heu</text:span></text:span><text:span text:style-name="Absatz-Standardschriftart"><text:span text:style-name="T80"> </text:span></text:span><text:span text:style-name="Absatz-Standardschriftart"><text:span text:style-name="T29">de</text:span></text:span><text:span text:style-name="Absatz-Standardschriftart"><text:span text:style-name="T76"> </text:span></text:span><text:span text:style-name="Absatz-Standardschriftart"><text:span text:style-name="T29">deduir</text:span></text:span><text:span text:style-name="Absatz-Standardschriftart"><text:span text:style-name="T71"> </text:span></text:span><text:span text:style-name="Absatz-Standardschriftart"><text:span text:style-name="T29">vosaltres.</text:span></text:span><text:span text:style-name="Absatz-Standardschriftart"><text:span text:style-name="T80"> </text:span></text:span><text:span text:style-name="Absatz-Standardschriftart"><text:span text:style-name="T146">T</text:span></text:span><text:span text:style-name="Absatz-Standardschriftart"><text:span text:style-name="T185">ambé</text:span></text:span><text:span text:style-name="Absatz-Standardschriftart"><text:span text:style-name="T168"> </text:span></text:span><text:span text:style-name="Absatz-Standardschriftart"><text:span text:style-name="T29">heu de</text:span></text:span><text:span text:style-name="T196"> </text:span><text:span text:style-name="Absatz-Standardschriftart"><text:span text:style-name="T29">decidir</text:span></text:span><text:span text:style-name="T196"> </text:span><text:span text:style-name="Absatz-Standardschriftart"><text:span text:style-name="T29">quin</text:span></text:span><text:span text:style-name="T196"> </text:span><text:span text:style-name="Absatz-Standardschriftart"><text:span text:style-name="T29">tipus d’ordre</text:span></text:span><text:span text:style-name="Absatz-Standardschriftart"><text:span text:style-name="T19"> </text:span></text:span><text:span text:style-name="Absatz-Standardschriftart"><text:span text:style-name="T29">aplicareu als</text:span></text:span><text:span text:style-name="T196"> </text:span><text:span text:style-name="Absatz-Standardschriftart"><text:span text:style-name="T29">elements</text:span></text:span><text:span text:style-name="Absatz-Standardschriftart"><text:span text:style-name="T19"> </text:span></text:span><text:span text:style-name="Absatz-Standardschriftart"><text:span text:style-name="T29">complexos. Penseu que tots</text:span></text:span><text:span text:style-name="T196"> </text:span><text:span text:style-name="Absatz-Standardschriftart"><text:span text:style-name="T29">els elements que</text:span></text:span><text:span text:style-name="T196"> </text:span><text:span text:style-name="Absatz-Standardschriftart"><text:span text:style-name="T29">pengen directament</text:span></text:span><text:span text:style-name="T196"> </text:span><text:span text:style-name="Absatz-Standardschriftart"><text:span text:style-name="T29">de</text:span></text:span><text:span text:style-name="T196"> </text:span><text:span text:style-name="Absatz-Standardschriftart"><text:span text:style-name="T29">l’arrel,</text:span></text:span><text:span text:style-name="T196"> </text:span><text:span text:style-name="Absatz-Standardschriftart"><text:span text:style-name="T29">només han</text:span></text:span><text:span text:style-name="T196"> </text:span><text:span text:style-name="Absatz-Standardschriftart"><text:span text:style-name="T29">de sortir</text:span></text:span><text:span text:style-name="T196"> </text:span><text:span text:style-name="Absatz-Standardschriftart"><text:span text:style-name="T29">un</text:span></text:span><text:span text:style-name="T196"> </text:span><text:span text:style-name="Absatz-Standardschriftart"><text:span text:style-name="T29">cop.</text:span></text:span><text:span text:style-name="Absatz-Standardschriftart"><text:span text:style-name="T150"> </text:span></text:span><text:span text:style-name="Absatz-Standardschriftart"><text:span text:style-name="T29">Sí</text:span></text:span><text:span text:style-name="T196"> </text:span><text:span text:style-name="Absatz-Standardschriftart"><text:span text:style-name="T29">un element</text:span></text:span><text:span text:style-name="T196"> </text:span><text:span text:style-name="Absatz-Standardschriftart"><text:span text:style-name="T29">no té contingut, </text:span></text:span><text:span text:style-name="T196">ni</text:span><text:span text:style-name="Absatz-Standardschriftart"><text:span text:style-name="T19"> </text:span></text:span><text:span text:style-name="Absatz-Standardschriftart"><text:span text:style-name="T29">atributs amb valors,</text:span></text:span><text:span text:style-name="Absatz-Standardschriftart"><text:span text:style-name="T19"> </text:span></text:span><text:span text:style-name="Absatz-Standardschriftart"><text:span text:style-name="T29">no ha</text:span></text:span><text:span text:style-name="T196"> </text:span><text:span text:style-name="Absatz-Standardschriftart"><text:span text:style-name="T29">de sortir</text:span></text:span><text:span text:style-name="T196"> </text:span><text:span text:style-name="Absatz-Standardschriftart"><text:span text:style-name="T29">al</text:span></text:span><text:span text:style-name="Absatz-Standardschriftart"><text:span text:style-name="T19"> </text:span></text:span><text:span text:style-name="Absatz-Standardschriftart"><text:span text:style-name="T29">document.</text:span></text:span></text:p>
      <text:p text:style-name="P41"><text:span text:style-name="Absatz-Standardschriftart"><text:span text:style-name="T29">La</text:span></text:span><text:span text:style-name="Absatz-Standardschriftart"><text:span text:style-name="T156"> </text:span></text:span><text:span text:style-name="Absatz-Standardschriftart"><text:span text:style-name="T29">valoració</text:span></text:span><text:span text:style-name="Absatz-Standardschriftart"><text:span text:style-name="T134"> </text:span></text:span><text:span text:style-name="Absatz-Standardschriftart"><text:span text:style-name="T29">de</text:span></text:span><text:span text:style-name="Absatz-Standardschriftart"><text:span text:style-name="T159"> </text:span></text:span><text:span text:style-name="Absatz-Standardschriftart"><text:span text:style-name="T29">la</text:span></text:span><text:span text:style-name="Absatz-Standardschriftart"><text:span text:style-name="T156"> </text:span></text:span><text:span text:style-name="Absatz-Standardschriftart"><text:span text:style-name="T29">pràctica</text:span></text:span><text:span text:style-name="Absatz-Standardschriftart"><text:span text:style-name="T159"> </text:span></text:span><text:span text:style-name="Absatz-Standardschriftart"><text:span text:style-name="T29">la</text:span></text:span><text:span text:style-name="Absatz-Standardschriftart"><text:span text:style-name="T134"> </text:span></text:span><text:span text:style-name="Absatz-Standardschriftart"><text:span text:style-name="T29">trobareu</text:span></text:span><text:span text:style-name="Absatz-Standardschriftart"><text:span text:style-name="T156"> </text:span></text:span><text:span text:style-name="Absatz-Standardschriftart"><text:span text:style-name="T29">en</text:span></text:span><text:span text:style-name="Absatz-Standardschriftart"><text:span text:style-name="T159"> </text:span></text:span><text:span text:style-name="Absatz-Standardschriftart"><text:span text:style-name="T29">la</text:span></text:span><text:span text:style-name="Absatz-Standardschriftart"><text:span text:style-name="T134"> </text:span></text:span><text:span text:style-name="Absatz-Standardschriftart"><text:span text:style-name="T29">rúbrica</text:span></text:span><text:span text:style-name="Absatz-Standardschriftart"><text:span text:style-name="T99"> </text:span></text:span><text:span text:style-name="Absatz-Standardschriftart"><text:span text:style-name="T29">que</text:span></text:span><text:span text:style-name="Absatz-Standardschriftart"><text:span text:style-name="T134"> </text:span></text:span><text:span text:style-name="Absatz-Standardschriftart"><text:span text:style-name="T29">acompanya</text:span></text:span><text:span text:style-name="Absatz-Standardschriftart"><text:span text:style-name="T134"> </text:span></text:span><text:span text:style-name="T196">a</text:span><text:span text:style-name="Absatz-Standardschriftart"><text:span text:style-name="T159"> </text:span></text:span><text:span text:style-name="Absatz-Standardschriftart"><text:span text:style-name="T29">la</text:span></text:span><text:span text:style-name="Absatz-Standardschriftart"><text:span text:style-name="T99"> </text:span></text:span><text:span text:style-name="Absatz-Standardschriftart"><text:span text:style-name="T29">tasca</text:span></text:span><text:span text:style-name="Absatz-Standardschriftart"><text:span text:style-name="T159"> </text:span></text:span><text:span text:style-name="T196">del</text:span><text:span text:style-name="Absatz-Standardschriftart"><text:span text:style-name="T99"> </text:span></text:span><text:span text:style-name="Absatz-Standardschriftart"><text:span text:style-name="T29">Moodle</text:span></text:span><text:span text:style-name="Absatz-Standardschriftart"><text:span text:style-name="T99"> </text:span></text:span><text:span text:style-name="Absatz-Standardschriftart"><text:span text:style-name="T29">on</text:span></text:span><text:span text:style-name="Absatz-Standardschriftart"><text:span text:style-name="T134"> </text:span></text:span><text:span text:style-name="Absatz-Standardschriftart"><text:span text:style-name="T29">heu</text:span></text:span><text:span text:style-name="Absatz-Standardschriftart"><text:span text:style-name="T159"> </text:span></text:span><text:span text:style-name="Absatz-Standardschriftart"><text:span text:style-name="T29">de lliurar la pràctica.</text:span></text:span></text:p>
      <text:p text:style-name="P42"><text:span text:style-name="Absatz-Standardschriftart"><text:span text:style-name="T32">S’ha d’entregar l’XML resultant.</text:span></text:span></text:p>
      <text:p text:style-name="P42"><text:span text:style-name="Absatz-Standardschriftart"><text:span text:style-name="T34">Format d’entrega (2 fitxers):</text:span></text:span></text:p>
      <text:list xml:id="list180326355596640" text:continue-list="list48369415" text:style-name="L2">
        <text:list-item>
          <text:p text:style-name="P43"><text:span text:style-name="Absatz-Standardschriftart"><text:span text:style-name="T234">UF1-PrXSD-</text:span></text:span><text:span text:style-name="Absatz-Standardschriftart"><text:span text:style-name="T230">cognom-nom</text:span></text:span><text:span text:style-name="Absatz-Standardschriftart"><text:span text:style-name="T232">.xml</text:span></text:span></text:p>
        </text:list-item>
        <text:list-item>
          <text:p text:style-name="P43"><text:span text:style-name="Absatz-Standardschriftart"><text:span text:style-name="T234">UF1-PrXSD-</text:span></text:span><text:span text:style-name="Absatz-Standardschriftart"><text:span text:style-name="T230">cognom-nom</text:span></text:span><text:span text:style-name="Absatz-Standardschriftart"><text:span text:style-name="T231">.xsd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extkörper" style:family="paragraph" style:parent-style-name="Standard">
      <style:paragraph-properties fo:margin-left="0.478cm" fo:margin-right="0cm" fo:margin-top="0.24cm" fo:margin-bottom="0cm" style:contextual-spacing="false" fo:hyphenation-ladder-count="no-limit" fo:text-indent="-0.377cm" style:auto-text-indent="false">
        <style:tab-stops/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 style:master-page-name="">
      <style:paragraph-properties fo:hyphenation-ladder-count="no-limit" style:page-number="auto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fo:font-size="11pt" style:font-name-asian="OpenSymbol" style:font-family-asian="OpenSymbol" style:font-family-generic-asian="system" style:font-pitch-asian="variable" style:font-size-asian="11pt" style:font-size-complex="11pt" style:text-scale="99%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11pt" style:font-name-asian="OpenSymbol" style:font-family-asian="OpenSymbol" style:font-family-generic-asian="system" style:font-pitch-asian="variable" style:font-size-asian="11pt" style:font-size-complex="11pt" style:text-scale="99%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11pt" style:font-name-asian="OpenSymbol" style:font-family-asian="OpenSymbol" style:font-family-generic-asian="system" style:font-pitch-asian="variable" style:font-size-asian="11pt" style:font-size-complex="11pt" style:text-scale="99%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11pt" style:font-name-asian="OpenSymbol" style:font-family-asian="OpenSymbol" style:font-family-generic-asian="system" style:font-pitch-asian="variable" style:font-size-asian="11pt" style:font-size-complex="11pt" style:text-scale="99%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11pt" style:font-name-asian="OpenSymbol" style:font-family-asian="OpenSymbol" style:font-family-generic-asian="system" style:font-pitch-asian="variable" style:font-size-asian="11pt" style:font-size-complex="11pt" style:text-scale="99%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11pt" style:font-name-asian="OpenSymbol" style:font-family-asian="OpenSymbol" style:font-family-generic-asian="system" style:font-pitch-asian="variable" style:font-size-asian="11pt" style:font-size-complex="11pt" style:text-scale="99%"/>
    </style:style>
    <style:style style:name="WW_5f_CharLFO7LVL1" style:display-name="WW_CharLFO7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8LVL1" style:display-name="WW_CharLFO8LVL1" style:family="text">
      <style:text-properties style:font-name="OpenSymbol" fo:font-family="OpenSymbol" style:font-family-generic="system" style:font-pitch="variable" fo:font-size="11pt" style:font-name-asian="OpenSymbol" style:font-family-asian="OpenSymbol" style:font-family-generic-asian="system" style:font-pitch-asian="variable" style:font-size-asian="11pt" style:font-size-complex="11pt" style:text-scale="99%"/>
    </style:style>
    <style:style style:name="WW_5f_CharLFO9LVL1" style:display-name="WW_CharLFO9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586cm" fo:margin-bottom="1.27cm" fo:margin-left="1.658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01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0.586cm" fo:margin-bottom="0cm" fo:margin-left="1.658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cm" fo:margin-left="0cm" fo:margin-right="0cm" fo:margin-bottom="0cm" fo:background-color="transparent" style:dynamic-spacing="true" draw:fill="none" draw:fill-color="#4f81bd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0.586cm" fo:margin-bottom="0cm" fo:margin-left="1.658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01cm" fo:margin-left="0cm" fo:margin-right="0cm" fo:margin-bottom="0cm" style:dynamic-spacing="true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2.787cm" fo:margin-bottom="0.494cm" fo:margin-left="1.658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Picture 3" text:anchor-type="paragraph" svg:x="0.342cm" svg:y="-0.175cm" svg:width="18.233cm" style:rel-width="scale" svg:height="2.223cm" style:rel-height="scale" draw:z-index="3"><draw:image xlink:href="Pictures/100000000000082400000106F944E227C6825920.jpg" xlink:type="simple" xlink:show="embed" xlink:actuate="onLoad" draw:mime-type="image/jpeg"/></draw:frame></text:p>
      </style:header>
    </style:master-page>
    <style:master-page style:name="MP1" style:page-layout-name="Mpm3" draw:style-name="Mdp1" style:next-style-name="MP0">
      <style:header>
        <text:p text:style-name="MP1"><draw:frame draw:style-name="Mfr2" draw:name="Picture 2" text:anchor-type="paragraph" svg:x="1.87cm" svg:y="0.586cm" svg:width="17.639cm" style:rel-width="scale" svg:height="2.208cm" style:rel-height="scale" draw:z-index="0"><draw:image xlink:href="Pictures/10000000000004BA00000098A6543EF5BEF1EDD8.jpg" xlink:type="simple" xlink:show="embed" xlink:actuate="onLoad" draw:mime-type="image/jpeg"/></draw:frame></text:p>
      </style:header>
    </style:master-page>
    <style:master-page style:name="MP2" style:page-layout-name="Mpm4" draw:style-name="Mdp1">
      <style:header>
        <text:p text:style-name="MP1"><draw:frame draw:style-name="Mfr2" draw:name="Picture 1" text:anchor-type="paragraph" svg:x="1.87cm" svg:y="0.586cm" svg:width="17.639cm" style:rel-width="scale" svg:height="2.208cm" style:rel-height="scale" draw:z-index="0"><draw:image xlink:href="Pictures/10000000000004BA00000098A6543EF5BEF1EDD8.jpg" xlink:type="simple" xlink:show="embed" xlink:actuate="onLoad" draw:mime-type="image/jpeg"/></draw:frame></text:p>
      </style:header>
    </style:master-page>
    <style:master-page style:name="MP3" style:page-layout-name="Mpm5" draw:style-name="Mdp1">
      <style:header>
        <text:p text:style-name="MP1"><draw:frame draw:style-name="Mfr2" draw:name="Imatge1" text:anchor-type="paragraph" svg:x="1.87cm" svg:y="0.586cm" svg:width="17.639cm" style:rel-width="scale" svg:height="2.208cm" style:rel-height="scale" draw:z-index="0"><draw:image xlink:href="Pictures/10000000000004BA00000098A6543EF5BEF1EDD8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Online2PDF.com</meta:initial-creator>
    <meta:creation-date>2021-11-01T22:59:00Z</meta:creation-date>
    <dc:date>2021-11-20T18:03:25.539000000</dc:date>
    <meta:editing-cycles>17</meta:editing-cycles>
    <meta:editing-duration>PT19H50M54S</meta:editing-duration>
    <meta:document-statistic meta:table-count="3" meta:image-count="4" meta:object-count="0" meta:page-count="4" meta:paragraph-count="57" meta:word-count="901" meta:character-count="5377" meta:non-whitespace-character-count="4528"/>
    <meta:user-defined meta:name="Created" meta:value-type="date">2021-11-01T00:00:00Z</meta:user-defined>
    <meta:user-defined meta:name="LastSaved" meta:value-type="date">2021-11-01T00:00:00Z</meta:user-defined>
    <meta:template xlink:type="simple" xlink:actuate="onRequest" xlink:title="" xlink:href="../PracticaA.odt/Normal.dotm"/>
  </office:meta>
</office:document-meta>
</file>